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000000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f3333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8" style:family="graphic" style:parent-style-name="objectwithoutfill">
      <style:graphic-properties draw:stroke="solid" svg:stroke-width="0.081cm" svg:stroke-color="#ff3333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.863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4" style:family="graphic" style:parent-style-name="standard">
      <style:graphic-properties svg:stroke-width="0.106cm" svg:stroke-color="#3333ff" draw:marker-start-width="0.359cm" draw:marker-end-width="0.359cm" svg:stroke-opacity="100%" draw:fill-color="#9999ff" draw:opacity="20%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standard">
      <style:graphic-properties svg:stroke-width="0.106cm" svg:stroke-color="#ff3333" draw:marker-start-width="0.359cm" draw:marker-end-width="0.359cm" svg:stroke-opacity="100%" draw:fill-color="#ff3333" draw:opacity="20%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8" style:family="graphic" style:parent-style-name="standard">
      <style:graphic-properties svg:stroke-width="0.106cm" svg:stroke-color="#009933" draw:marker-start-width="0.359cm" draw:marker-end-width="0.359cm" svg:stroke-opacity="100%" draw:fill-color="#00cc33" draw:opacity="20%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106cm" draw:marker-start-width="0.359cm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draw:marker-start="Arrow" draw:marker-start-width="0.359cm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_5f_2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26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27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0.733cm"/>
    </style:style>
    <style:style style:name="gr28" style:family="graphic" style:parent-style-name="Standard_5f_2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9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30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1.425cm"/>
    </style:style>
    <style:style style:name="gr31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0.85cm"/>
    </style:style>
    <style:style style:name="gr32" style:family="graphic" style:parent-style-name="Standard_5f_2_5f_1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33" style:family="graphic" style:parent-style-name="Standard_5f_2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4" style:family="graphic" style:parent-style-name="Standard_5f_2_5f_1">
      <style:graphic-properties draw:stroke="none" svg:stroke-color="#000000" draw:fill="none" draw:fill-color="#ffffff" draw:auto-grow-height="true" draw:auto-grow-width="false" fo:max-height="0cm" fo:min-height="0.733cm"/>
    </style:style>
    <style:style style:name="gr35" style:family="graphic" style:parent-style-name="Standard_5f_2_5f_1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36" style:family="graphic" style:parent-style-name="Standard_5f_2_5f_1">
      <style:graphic-properties draw:stroke="none" svg:stroke-color="#000000" draw:fill="none" draw:fill-color="#ffffff" draw:auto-grow-height="true" draw:auto-grow-width="false" fo:max-height="0cm" fo:min-height="0.85cm"/>
    </style:style>
    <style:style style:name="gr37" style:family="graphic" style:parent-style-name="Standard_5f_3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38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945cm"/>
    </style:style>
    <style:style style:name="gr39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098cm"/>
    </style:style>
    <style:style style:name="gr4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863cm"/>
    </style:style>
    <style:style style:name="gr41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11cm"/>
    </style:style>
    <style:style style:name="gr42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13cm"/>
    </style:style>
    <style:style style:name="gr43" style:family="graphic" style:parent-style-name="Standard_5f_3">
      <style:graphic-properties svg:stroke-width="0.106cm" svg:stroke-color="#000000" draw:marker-start-width="0.359cm" draw:marker-end-width="0.359cm" draw:fill-color="#000000" draw:textarea-vertical-align="middle" fo:padding-top="0.178cm" fo:padding-bottom="0.178cm" fo:padding-left="0.303cm" fo:padding-right="0.303cm"/>
    </style:style>
    <style:style style:name="gr44" style:family="graphic" style:parent-style-name="Standard_5f_2_5f_1_5f_1">
      <style:graphic-properties draw:stroke="none" svg:stroke-color="#000000" draw:fill="none" draw:fill-color="#ffffff" draw:auto-grow-height="true" draw:auto-grow-width="false" fo:max-height="0cm" fo:min-height="0.95cm"/>
    </style:style>
    <style:style style:name="gr45" style:family="graphic" style:parent-style-name="Standard_5f_2_5f_1_5f_1">
      <style:graphic-properties draw:stroke="none" svg:stroke-color="#000000" draw:fill="none" draw:fill-color="#ffffff" draw:auto-grow-height="true" draw:auto-grow-width="false" fo:max-height="0cm" fo:min-height="0.814cm"/>
    </style:style>
    <style:style style:name="gr46" style:family="graphic" style:parent-style-name="Standard_5f_4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47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945cm"/>
    </style:style>
    <style:style style:name="gr48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098cm"/>
    </style:style>
    <style:style style:name="gr4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863cm"/>
    </style:style>
    <style:style style:name="gr5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111cm"/>
    </style:style>
    <style:style style:name="gr51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713cm"/>
    </style:style>
    <style:style style:name="gr52" style:family="graphic" style:parent-style-name="Standard_5f_4">
      <style:graphic-properties svg:stroke-width="0.106cm" svg:stroke-color="#000000" draw:marker-start-width="0.359cm" draw:marker-end-width="0.359cm" draw:fill-color="#000000" draw:textarea-vertical-align="middle" fo:padding-top="0.178cm" fo:padding-bottom="0.178cm" fo:padding-left="0.303cm" fo:padding-right="0.303cm"/>
    </style:style>
    <style:style style:name="gr53" style:family="graphic" style:parent-style-name="Standard_5f_4">
      <style:graphic-properties svg:stroke-width="0.106cm" svg:stroke-color="#ff3333" draw:marker-start-width="0.359cm" draw:marker-end-width="0.359cm" svg:stroke-opacity="100%" draw:fill-color="#ff3333" draw:opacity="20%" draw:textarea-vertical-align="middle" fo:padding-top="0.178cm" fo:padding-bottom="0.178cm" fo:padding-left="0.303cm" fo:padding-right="0.303cm"/>
    </style:style>
    <style:style style:name="gr54" style:family="graphic" style:parent-style-name="Standard_5f_4">
      <style:graphic-properties svg:stroke-width="0.106cm" svg:stroke-color="#3333ff" draw:marker-start-width="0.359cm" draw:marker-end-width="0.359cm" svg:stroke-opacity="100%" draw:fill-color="#9999ff" draw:opacity="20%" draw:textarea-vertical-align="middle" fo:padding-top="0.178cm" fo:padding-bottom="0.178cm" fo:padding-left="0.303cm" fo:padding-right="0.303cm"/>
    </style:style>
    <style:style style:name="gr55" style:family="graphic" style:parent-style-name="Objet_20_sans_20_remplissage_20_et_20_sans_20_ligne">
      <style:graphic-properties draw:textarea-vertical-align="middle" draw:ole-draw-aspect="1" style:protect="siz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8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0" style:family="graphic" style:parent-style-name="objectwithoutfill">
      <style:graphic-properties svg:stroke-width="0.106cm" svg:stroke-color="#3333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1" style:family="graphic" style:parent-style-name="objectwithoutfill">
      <style:graphic-properties svg:stroke-width="0.106cm" svg:stroke-color="#3333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3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draw:stroke="dash" draw:stroke-dash="Fine_20_Dashed" svg:stroke-width="0.081cm" draw:marker-start-width="0.321cm" draw:marker-end-width="0.321cm" draw:opacity="0%" draw:textarea-horizontal-align="justify" draw:textarea-vertical-align="middle" draw:auto-grow-height="false" fo:min-height="2.95cm" fo:min-width="16.5cm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color="#ff3333" fo:font-size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indent="0cm"/>
      <style:text-properties fo:color="#ff3333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0pt"/>
    </style:style>
    <style:style style:name="P7" style:family="paragraph">
      <style:text-properties fo:color="#ff3333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color="#0000ff" fo:font-size="18pt"/>
    </style:style>
    <style:style style:name="P12" style:family="paragraph">
      <style:text-properties fo:color="#009933" fo:font-size="18pt"/>
    </style:style>
    <style:style style:name="P13" style:family="paragraph">
      <style:text-properties fo:color="#007826" fo:font-size="18pt" fo:font-weight="bold" style:font-weight-asian="bold" style:font-weight-complex="bold"/>
    </style:style>
    <style:style style:name="P14" style:family="paragraph">
      <style:text-properties fo:color="#ff3333" fo:font-size="16pt" style:font-size-asian="16pt" style:font-size-complex="16pt"/>
    </style:style>
    <style:style style:name="P15" style:family="paragraph">
      <style:paragraph-properties fo:text-align="center"/>
      <style:text-properties fo:color="#3333ff"/>
    </style:style>
    <style:style style:name="P16" style:family="paragraph">
      <style:text-properties fo:color="#3333ff" fo:font-size="18pt"/>
    </style:style>
    <style:style style:name="P17" style:family="paragraph">
      <style:text-properties fo:color="#3333ff"/>
    </style:style>
    <style:style style:name="P18" style:family="paragraph">
      <style:text-properties fo:color="#ff3333" fo:font-size="14pt" style:font-size-asian="14pt" style:font-size-complex="14pt"/>
    </style:style>
    <style:style style:name="P19" style:family="paragraph">
      <style:paragraph-properties fo:text-align="center"/>
      <style:text-properties fo:color="#0000ff"/>
    </style:style>
    <style:style style:name="P20" style:family="paragraph">
      <style:text-properties fo:color="#009900" fo:font-size="18pt"/>
    </style:style>
    <style:style style:name="P21" style:family="paragraph">
      <style:text-properties fo:color="#ff0000"/>
    </style:style>
    <style:style style:name="T1" style:family="text">
      <style:text-properties fo:font-size="18pt"/>
    </style:style>
    <style:style style:name="T2" style:family="text">
      <style:text-properties fo:color="#ff3333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color="#ff3333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3333" style:text-outline="false" style:text-line-through-style="none" style:text-position="-33% 58%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6" style:family="text">
      <style:text-properties fo:color="#ff3333"/>
    </style:style>
    <style:style style:name="T7" style:family="text">
      <style:text-properties fo:color="#ff3333" style:text-position="-33% 58%"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Arial" style:font-style-name="Normal" style:font-family-generic="swiss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11" style:family="text">
      <style:text-properties style:text-position="-33% 58%" fo:font-size="1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ff" fo:font-size="18pt"/>
    </style:style>
    <style:style style:name="T14" style:family="text">
      <style:text-properties fo:color="#ff3333" fo:font-size="18pt"/>
    </style:style>
    <style:style style:name="T15" style:family="text">
      <style:text-properties fo:color="#009933" fo:font-size="18pt"/>
    </style:style>
    <style:style style:name="T16" style:family="text">
      <style:text-properties fo:color="#007826" fo:font-size="18pt" fo:font-weight="bold" style:font-weight-asian="bold" style:font-weight-complex="bold"/>
    </style:style>
    <style:style style:name="T17" style:family="text">
      <style:text-properties fo:color="#ff3333"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18" style:family="text">
      <style:text-properties fo:color="#ff3333" fo:font-family="Arial" style:font-family-generic="roman" style:font-pitch="variable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19" style:family="text">
      <style:text-properties fo:color="#ff3333" fo:font-family="Arial" style:font-style-name="Normal" style:font-family-generic="swiss" fo:font-size="16pt" style:font-family-asian="Arial" style:font-style-name-asian="Normal" style:font-family-generic-asian="swiss" style:font-size-asian="16pt" style:font-family-complex="Arial" style:font-style-name-complex="Normal" style:font-family-generic-complex="swiss" style:font-size-complex="16pt"/>
    </style:style>
    <style:style style:name="T20" style:family="text">
      <style:text-properties fo:color="#ff3333" fo:font-family="Arial" style:font-family-generic="roman" style:font-pitch="variable" fo:font-size="16pt" style:font-family-asian="Arial" style:font-style-name-asian="Normal" style:font-family-generic-asian="swiss" style:font-size-asian="16pt" style:font-family-complex="Arial" style:font-style-name-complex="Normal" style:font-family-generic-complex="swiss" style:font-size-complex="16pt"/>
    </style:style>
    <style:style style:name="T21" style:family="text">
      <style:text-properties fo:color="#ff3333" fo:font-size="16pt" style:font-size-asian="16pt" style:font-size-complex="16pt"/>
    </style:style>
    <style:style style:name="T22" style:family="text">
      <style:text-properties fo:color="#ff3333" style:text-position="sub 58%" fo:font-family="Arial" style:font-style-name="Normal" style:font-family-generic="swiss" fo:font-size="16pt" style:font-family-asian="Arial" style:font-style-name-asian="Normal" style:font-family-generic-asian="swiss" style:font-size-asian="16pt" style:font-family-complex="Arial" style:font-style-name-complex="Normal" style:font-family-generic-complex="swiss" style:font-size-complex="16pt"/>
    </style:style>
    <style:style style:name="T23" style:family="text">
      <style:text-properties fo:color="#3333ff"/>
    </style:style>
    <style:style style:name="T24" style:family="text">
      <style:text-properties fo:color="#3333ff" fo:font-size="15pt" style:font-size-asian="15pt" style:font-size-complex="15pt"/>
    </style:style>
    <style:style style:name="T25" style:family="text">
      <style:text-properties fo:color="#ff3333" fo:font-size="15pt" style:font-size-asian="15pt" style:font-size-complex="15pt"/>
    </style:style>
    <style:style style:name="T26" style:family="text">
      <style:text-properties fo:color="#3333ff" fo:font-size="18pt"/>
    </style:style>
    <style:style style:name="T27" style:family="text">
      <style:text-properties fo:color="#ff3333" fo:font-size="14pt" style:font-size-asian="14pt" style:font-size-complex="14pt"/>
    </style:style>
    <style:style style:name="T28" style:family="text">
      <style:text-properties fo:color="#ff3333" fo:font-family="Arial" style:font-style-name="Normal" style:font-family-generic="swiss" fo:font-size="14pt" style:font-family-asian="Arial" style:font-style-name-asian="Normal" style:font-family-generic-asian="swiss" style:font-size-asian="14pt" style:font-family-complex="Arial" style:font-style-name-complex="Normal" style:font-family-generic-complex="swiss" style:font-size-complex="14pt"/>
    </style:style>
    <style:style style:name="T29" style:family="text">
      <style:text-properties fo:color="#3333ff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0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1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32" style:family="text">
      <style:text-properties fo:color="#0000ff"/>
    </style:style>
    <style:style style:name="T33" style:family="text">
      <style:text-properties fo:color="#009900" fo:font-size="18pt"/>
    </style:style>
    <style:style style:name="T3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3cm" svg:y="8.137cm" presentation:class="title" presentation:user-transformed="true">
          <draw:text-box>
            <text:p>Rétroaction et oscill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ircle draw:style-name="gr2" draw:text-style-name="P1" draw:layer="layout" svg:width="1.88cm" svg:height="1.88cm" svg:x="19.303cm" svg:y="10.727cm">
          <text:p/>
        </draw:circle>
        <draw:frame draw:style-name="gr3" draw:text-style-name="P2" draw:layer="layout" svg:width="1cm" svg:height="0.963cm" svg:x="19.702cm" svg:y="11.254cm">
          <draw:text-box>
            <text:p><text:span text:style-name="T1">M</text:span></text:p>
          </draw:text-box>
        </draw:frame>
        <draw:rect draw:style-name="gr4" draw:text-style-name="P1" draw:layer="layout" svg:width="0.5cm" svg:height="0.24cm" svg:x="20.002cm" svg:y="12.614cm">
          <text:p/>
        </draw:rect>
        <draw:rect draw:style-name="gr4" draw:text-style-name="P1" draw:layer="layout" svg:width="0.5cm" svg:height="0.24cm" svg:x="20.002cm" svg:y="10.514cm">
          <text:p/>
        </draw:rect>
        <draw:line draw:style-name="gr5" draw:text-style-name="P1" draw:layer="layout" svg:x1="20.223cm" svg:y1="10.724cm" svg:x2="20.223cm" svg:y2="9.654cm">
          <text:p/>
        </draw:line>
        <draw:line draw:style-name="gr5" draw:text-style-name="P1" draw:layer="layout" svg:x1="19.773cm" svg:y1="13.619cm" svg:x2="20.652cm" svg:y2="13.619cm">
          <text:p/>
        </draw:line>
        <draw:line draw:style-name="gr5" draw:text-style-name="P1" draw:layer="layout" svg:x1="20.516cm" svg:y1="13.889cm" svg:x2="20.651cm" svg:y2="13.619cm">
          <text:p/>
        </draw:line>
        <draw:line draw:style-name="gr5" draw:text-style-name="P1" draw:layer="layout" svg:x1="20.313cm" svg:y1="13.889cm" svg:x2="20.448cm" svg:y2="13.619cm">
          <text:p/>
        </draw:line>
        <draw:line draw:style-name="gr5" draw:text-style-name="P1" draw:layer="layout" svg:x1="20.111cm" svg:y1="13.889cm" svg:x2="20.246cm" svg:y2="13.619cm">
          <text:p/>
        </draw:line>
        <draw:line draw:style-name="gr5" draw:text-style-name="P1" draw:layer="layout" svg:x1="19.908cm" svg:y1="13.889cm" svg:x2="20.043cm" svg:y2="13.619cm">
          <text:p/>
        </draw:line>
        <draw:line draw:style-name="gr5" draw:text-style-name="P1" draw:layer="layout" svg:x1="19.705cm" svg:y1="13.889cm" svg:x2="19.84cm" svg:y2="13.619cm">
          <text:p/>
        </draw:line>
        <draw:line draw:style-name="gr5" draw:text-style-name="P1" draw:layer="layout" svg:x1="20.229cm" svg:y1="13.619cm" svg:x2="20.229cm" svg:y2="12.62cm">
          <text:p/>
        </draw:line>
        <draw:line draw:style-name="gr5" draw:text-style-name="P1" draw:layer="layout" svg:x1="21.201cm" svg:y1="11.654cm" svg:x2="22.803cm" svg:y2="11.654cm">
          <text:p/>
        </draw:line>
        <draw:line draw:style-name="gr6" draw:text-style-name="P1" draw:layer="layout" svg:x1="19cm" svg:y1="13.6cm" svg:x2="19cm" svg:y2="9.8cm">
          <text:p/>
        </draw:line>
        <draw:line draw:style-name="gr7" draw:text-style-name="P1" draw:layer="layout" svg:x1="18.574cm" svg:y1="13.619cm" svg:x2="19.453cm" svg:y2="13.619cm">
          <text:p/>
        </draw:line>
        <draw:line draw:style-name="gr7" draw:text-style-name="P1" draw:layer="layout" svg:x1="19.317cm" svg:y1="13.889cm" svg:x2="19.452cm" svg:y2="13.619cm">
          <text:p/>
        </draw:line>
        <draw:line draw:style-name="gr7" draw:text-style-name="P1" draw:layer="layout" svg:x1="19.114cm" svg:y1="13.889cm" svg:x2="19.249cm" svg:y2="13.619cm">
          <text:p/>
        </draw:line>
        <draw:line draw:style-name="gr7" draw:text-style-name="P1" draw:layer="layout" svg:x1="18.912cm" svg:y1="13.889cm" svg:x2="19.047cm" svg:y2="13.619cm">
          <text:p/>
        </draw:line>
        <draw:line draw:style-name="gr7" draw:text-style-name="P1" draw:layer="layout" svg:x1="18.709cm" svg:y1="13.889cm" svg:x2="18.844cm" svg:y2="13.619cm">
          <text:p/>
        </draw:line>
        <draw:line draw:style-name="gr7" draw:text-style-name="P1" draw:layer="layout" svg:x1="18.506cm" svg:y1="13.889cm" svg:x2="18.641cm" svg:y2="13.619cm">
          <text:p/>
        </draw:line>
        <draw:path draw:style-name="gr8" draw:text-style-name="P1" draw:layer="layout" svg:width="0.177cm" svg:height="1.399cm" svg:x="22.022cm" svg:y="10.9cm" svg:viewBox="0 0 178 1400" svg:d="M178 1400c-400-746 0-1400 0-1400">
          <text:p/>
        </draw:path>
        <draw:frame draw:style-name="gr3" draw:text-style-name="P3" draw:layer="layout" svg:width="1cm" svg:height="0.963cm" svg:x="21.7cm" svg:y="12.2cm">
          <draw:text-box>
            <text:p><text:span text:style-name="T2">Ω</text:span></text:p>
          </draw:text-box>
        </draw:frame>
        <draw:frame draw:style-name="gr9" draw:text-style-name="P5" draw:layer="layout" svg:width="1.4cm" svg:height="1.113cm" svg:x="18cm" svg:y="11.2cm">
          <draw:text-box>
            <text:p text:style-name="P4"><text:span text:style-name="T3">u</text:span><text:span text:style-name="T4">M</text:span></text:p>
          </draw:text-box>
        </draw:frame>
        <draw:frame draw:style-name="gr3" draw:layer="layout" svg:width="9.2cm" svg:height="0.963cm" svg:x="0.6cm" svg:y="0.6cm">
          <draw:text-box>
            <text:p>Régulateur de vitess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ircle draw:style-name="gr2" draw:text-style-name="P1" draw:layer="layout" svg:width="1.88cm" svg:height="1.88cm" svg:x="19.303cm" svg:y="10.727cm">
          <text:p/>
        </draw:circle>
        <draw:frame draw:style-name="gr3" draw:text-style-name="P2" draw:layer="layout" svg:width="1cm" svg:height="0.963cm" svg:x="19.702cm" svg:y="11.254cm">
          <draw:text-box>
            <text:p><text:span text:style-name="T1">M</text:span></text:p>
          </draw:text-box>
        </draw:frame>
        <draw:rect draw:style-name="gr4" draw:text-style-name="P1" draw:layer="layout" svg:width="0.5cm" svg:height="0.24cm" svg:x="20.002cm" svg:y="12.614cm">
          <text:p/>
        </draw:rect>
        <draw:rect draw:style-name="gr4" draw:text-style-name="P1" draw:layer="layout" svg:width="0.5cm" svg:height="0.24cm" svg:x="20.002cm" svg:y="10.514cm">
          <text:p/>
        </draw:rect>
        <draw:line draw:style-name="gr5" draw:text-style-name="P1" draw:layer="layout" svg:x1="20.223cm" svg:y1="10.724cm" svg:x2="20.223cm" svg:y2="9.654cm">
          <text:p/>
        </draw:line>
        <draw:line draw:style-name="gr5" draw:text-style-name="P1" draw:layer="layout" svg:x1="19.773cm" svg:y1="13.619cm" svg:x2="20.652cm" svg:y2="13.619cm">
          <text:p/>
        </draw:line>
        <draw:line draw:style-name="gr5" draw:text-style-name="P1" draw:layer="layout" svg:x1="20.516cm" svg:y1="13.889cm" svg:x2="20.651cm" svg:y2="13.619cm">
          <text:p/>
        </draw:line>
        <draw:line draw:style-name="gr5" draw:text-style-name="P1" draw:layer="layout" svg:x1="20.313cm" svg:y1="13.889cm" svg:x2="20.448cm" svg:y2="13.619cm">
          <text:p/>
        </draw:line>
        <draw:line draw:style-name="gr5" draw:text-style-name="P1" draw:layer="layout" svg:x1="20.111cm" svg:y1="13.889cm" svg:x2="20.246cm" svg:y2="13.619cm">
          <text:p/>
        </draw:line>
        <draw:line draw:style-name="gr5" draw:text-style-name="P1" draw:layer="layout" svg:x1="19.908cm" svg:y1="13.889cm" svg:x2="20.043cm" svg:y2="13.619cm">
          <text:p/>
        </draw:line>
        <draw:line draw:style-name="gr5" draw:text-style-name="P1" draw:layer="layout" svg:x1="19.705cm" svg:y1="13.889cm" svg:x2="19.84cm" svg:y2="13.619cm">
          <text:p/>
        </draw:line>
        <draw:line draw:style-name="gr5" draw:text-style-name="P1" draw:layer="layout" svg:x1="20.229cm" svg:y1="13.619cm" svg:x2="20.229cm" svg:y2="12.62cm">
          <text:p/>
        </draw:line>
        <draw:circle draw:style-name="gr2" draw:text-style-name="P1" draw:layer="layout" svg:width="1.88cm" svg:height="1.88cm" svg:x="22.803cm" svg:y="10.727cm">
          <text:p/>
        </draw:circle>
        <draw:frame draw:style-name="gr3" draw:text-style-name="P2" draw:layer="layout" svg:width="1.6cm" svg:height="0.963cm" svg:x="23.102cm" svg:y="11.254cm">
          <draw:text-box>
            <text:p><text:span text:style-name="T1">GT</text:span></text:p>
          </draw:text-box>
        </draw:frame>
        <draw:rect draw:style-name="gr4" draw:text-style-name="P1" draw:layer="layout" svg:width="0.5cm" svg:height="0.24cm" svg:x="23.502cm" svg:y="12.614cm">
          <text:p/>
        </draw:rect>
        <draw:rect draw:style-name="gr4" draw:text-style-name="P1" draw:layer="layout" svg:width="0.5cm" svg:height="0.24cm" svg:x="23.502cm" svg:y="10.514cm">
          <text:p/>
        </draw:rect>
        <draw:line draw:style-name="gr5" draw:text-style-name="P1" draw:layer="layout" svg:x1="21.201cm" svg:y1="11.654cm" svg:x2="22.803cm" svg:y2="11.654cm">
          <text:p/>
        </draw:line>
        <draw:line draw:style-name="gr5" draw:text-style-name="P1" draw:layer="layout" svg:x1="23.723cm" svg:y1="10.727cm" svg:x2="23.723cm" svg:y2="9.154cm">
          <text:p/>
        </draw:line>
        <draw:line draw:style-name="gr5" draw:text-style-name="P1" draw:layer="layout" svg:x1="23.274cm" svg:y1="13.62cm" svg:x2="24.153cm" svg:y2="13.62cm">
          <text:p/>
        </draw:line>
        <draw:line draw:style-name="gr5" draw:text-style-name="P1" draw:layer="layout" svg:x1="24.017cm" svg:y1="13.89cm" svg:x2="24.152cm" svg:y2="13.62cm">
          <text:p/>
        </draw:line>
        <draw:line draw:style-name="gr5" draw:text-style-name="P1" draw:layer="layout" svg:x1="23.814cm" svg:y1="13.89cm" svg:x2="23.949cm" svg:y2="13.62cm">
          <text:p/>
        </draw:line>
        <draw:line draw:style-name="gr5" draw:text-style-name="P1" draw:layer="layout" svg:x1="23.612cm" svg:y1="13.89cm" svg:x2="23.747cm" svg:y2="13.62cm">
          <text:p/>
        </draw:line>
        <draw:line draw:style-name="gr5" draw:text-style-name="P1" draw:layer="layout" svg:x1="23.409cm" svg:y1="13.89cm" svg:x2="23.544cm" svg:y2="13.62cm">
          <text:p/>
        </draw:line>
        <draw:line draw:style-name="gr5" draw:text-style-name="P1" draw:layer="layout" svg:x1="23.206cm" svg:y1="13.89cm" svg:x2="23.341cm" svg:y2="13.62cm">
          <text:p/>
        </draw:line>
        <draw:line draw:style-name="gr5" draw:text-style-name="P1" draw:layer="layout" svg:x1="23.73cm" svg:y1="13.62cm" svg:x2="23.73cm" svg:y2="12.621cm">
          <text:p/>
        </draw:line>
        <draw:path draw:style-name="gr8" draw:text-style-name="P1" draw:layer="layout" svg:width="0.177cm" svg:height="1.399cm" svg:x="22.022cm" svg:y="10.901cm" svg:viewBox="0 0 178 1400" svg:d="M178 1400c-400-746 0-1400 0-1400">
          <text:p/>
        </draw:path>
        <draw:frame draw:style-name="gr3" draw:text-style-name="P7" draw:layer="layout" svg:width="1cm" svg:height="0.963cm" svg:x="21.7cm" svg:y="12.201cm">
          <draw:text-box>
            <text:p><text:span text:style-name="T5">Ω</text:span></text:p>
          </draw:text-box>
        </draw:frame>
        <draw:line draw:style-name="gr6" draw:text-style-name="P1" draw:layer="layout" svg:x1="25.042cm" svg:y1="13.642cm" svg:x2="25.042cm" svg:y2="9.842cm">
          <text:p/>
        </draw:line>
        <draw:frame draw:style-name="gr3" draw:text-style-name="P7" draw:layer="layout" svg:width="0.858cm" svg:height="0.963cm" svg:x="24.942cm" svg:y="11.242cm">
          <draw:text-box>
            <text:p><text:span text:style-name="T6">r</text:span></text:p>
          </draw:text-box>
        </draw:frame>
        <draw:line draw:style-name="gr7" draw:text-style-name="P1" draw:layer="layout" svg:x1="24.616cm" svg:y1="13.661cm" svg:x2="25.495cm" svg:y2="13.661cm">
          <text:p/>
        </draw:line>
        <draw:line draw:style-name="gr7" draw:text-style-name="P1" draw:layer="layout" svg:x1="25.359cm" svg:y1="13.931cm" svg:x2="25.494cm" svg:y2="13.661cm">
          <text:p/>
        </draw:line>
        <draw:line draw:style-name="gr7" draw:text-style-name="P1" draw:layer="layout" svg:x1="25.156cm" svg:y1="13.931cm" svg:x2="25.291cm" svg:y2="13.661cm">
          <text:p/>
        </draw:line>
        <draw:line draw:style-name="gr7" draw:text-style-name="P1" draw:layer="layout" svg:x1="24.954cm" svg:y1="13.931cm" svg:x2="25.089cm" svg:y2="13.661cm">
          <text:p/>
        </draw:line>
        <draw:line draw:style-name="gr7" draw:text-style-name="P1" draw:layer="layout" svg:x1="24.751cm" svg:y1="13.931cm" svg:x2="24.886cm" svg:y2="13.661cm">
          <text:p/>
        </draw:line>
        <draw:line draw:style-name="gr7" draw:text-style-name="P1" draw:layer="layout" svg:x1="24.548cm" svg:y1="13.931cm" svg:x2="24.683cm" svg:y2="13.661cm">
          <text:p/>
        </draw:line>
        <draw:line draw:style-name="gr6" draw:text-style-name="P1" draw:layer="layout" svg:x1="19.021cm" svg:y1="13.621cm" svg:x2="19.021cm" svg:y2="9.821cm">
          <text:p/>
        </draw:line>
        <draw:frame draw:style-name="gr10" draw:text-style-name="P7" draw:layer="layout" svg:width="1.4cm" svg:height="1.113cm" svg:x="18.021cm" svg:y="11.221cm">
          <draw:text-box>
            <text:p><text:span text:style-name="T6">u</text:span><text:span text:style-name="T7">M</text:span></text:p>
          </draw:text-box>
        </draw:frame>
        <draw:line draw:style-name="gr7" draw:text-style-name="P1" draw:layer="layout" svg:x1="18.595cm" svg:y1="13.64cm" svg:x2="19.474cm" svg:y2="13.64cm">
          <text:p/>
        </draw:line>
        <draw:line draw:style-name="gr7" draw:text-style-name="P1" draw:layer="layout" svg:x1="19.338cm" svg:y1="13.91cm" svg:x2="19.473cm" svg:y2="13.64cm">
          <text:p/>
        </draw:line>
        <draw:line draw:style-name="gr7" draw:text-style-name="P1" draw:layer="layout" svg:x1="19.135cm" svg:y1="13.91cm" svg:x2="19.27cm" svg:y2="13.64cm">
          <text:p/>
        </draw:line>
        <draw:line draw:style-name="gr7" draw:text-style-name="P1" draw:layer="layout" svg:x1="18.933cm" svg:y1="13.91cm" svg:x2="19.068cm" svg:y2="13.64cm">
          <text:p/>
        </draw:line>
        <draw:line draw:style-name="gr7" draw:text-style-name="P1" draw:layer="layout" svg:x1="18.73cm" svg:y1="13.91cm" svg:x2="18.865cm" svg:y2="13.64cm">
          <text:p/>
        </draw:line>
        <draw:line draw:style-name="gr7" draw:text-style-name="P1" draw:layer="layout" svg:x1="18.527cm" svg:y1="13.91cm" svg:x2="18.662cm" svg:y2="13.64cm">
          <text:p/>
        </draw:line>
        <draw:frame draw:style-name="gr3" draw:layer="layout" svg:width="9.2cm" svg:height="0.963cm" svg:x="0.6cm" svg:y="0.601cm">
          <draw:text-box>
            <text:p>Régulateur de vitess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line draw:style-name="gr5" draw:text-style-name="P1" draw:layer="layout" svg:x1="1.343cm" svg:y1="8.449cm" svg:x2="3.236cm" svg:y2="8.449cm">
          <text:p/>
        </draw:line>
        <draw:rect draw:style-name="gr2" draw:text-style-name="P1" draw:layer="layout" svg:width="2.028cm" svg:height="2.298cm" svg:x="5.128cm" svg:y="7.892cm">
          <text:p/>
        </draw:rect>
        <draw:frame draw:style-name="gr11" draw:text-style-name="P8" draw:layer="layout" svg:width="0.879cm" svg:height="1.195cm" svg:x="5.028cm" svg:y="7.894cm">
          <draw:text-box>
            <text:p><text:span text:style-name="T8">+</text:span></text:p>
          </draw:text-box>
        </draw:frame>
        <draw:frame draw:style-name="gr12" draw:text-style-name="P9" draw:layer="layout" svg:width="0.676cm" svg:height="1.348cm" svg:x="5.095cm" svg:y="9.044cm">
          <draw:text-box>
            <text:p><text:span text:style-name="T9">-</text:span></text:p>
          </draw:text-box>
        </draw:frame>
        <draw:frame draw:style-name="gr11" draw:text-style-name="P8" draw:layer="layout" svg:width="0.676cm" svg:height="1.195cm" svg:x="6.28cm" svg:y="8.503cm">
          <draw:text-box>
            <text:p><text:span text:style-name="T10">∞</text:span></text:p>
          </draw:text-box>
        </draw:frame>
        <draw:rect draw:style-name="gr2" draw:text-style-name="P1" draw:layer="layout" svg:width="1.082cm" svg:height="0.405cm" svg:x="3.235cm" svg:y="8.246cm">
          <text:p/>
        </draw:rect>
        <draw:line draw:style-name="gr5" draw:text-style-name="P1" draw:layer="layout" svg:x1="4.317cm" svg:y1="8.449cm" svg:x2="5.128cm" svg:y2="8.449cm">
          <text:p/>
        </draw:line>
        <draw:rect draw:style-name="gr2" draw:text-style-name="P1" draw:layer="layout" svg:width="1.082cm" svg:height="0.405cm" svg:x="3.235cm" svg:y="8.246cm">
          <text:p/>
        </draw:rect>
        <draw:rect draw:style-name="gr2" draw:text-style-name="P1" draw:layer="layout" svg:width="1.081cm" svg:height="0.406cm" svg:x="5.128cm" svg:y="6.826cm">
          <text:p/>
        </draw:rect>
        <draw:rect draw:style-name="gr2" draw:text-style-name="P1" draw:layer="layout" svg:width="1.081cm" svg:height="0.406cm" svg:x="5.128cm" svg:y="10.814cm">
          <text:p/>
        </draw:rect>
        <draw:rect draw:style-name="gr2" draw:text-style-name="P1" draw:layer="layout" svg:width="1.082cm" svg:height="0.406cm" svg:x="3.235cm" svg:y="10.814cm">
          <text:p/>
        </draw:rect>
        <draw:line draw:style-name="gr5" draw:text-style-name="P1" draw:layer="layout" svg:x1="5.128cm" svg:y1="7.029cm" svg:x2="4.722cm" svg:y2="7.029cm">
          <text:p/>
        </draw:line>
        <draw:line draw:style-name="gr5" draw:text-style-name="P1" draw:layer="layout" svg:x1="5.128cm" svg:y1="11.017cm" svg:x2="4.317cm" svg:y2="11.017cm">
          <text:p/>
        </draw:line>
        <draw:line draw:style-name="gr5" draw:text-style-name="P1" draw:layer="layout" svg:x1="4.722cm" svg:y1="8.448cm" svg:x2="4.722cm" svg:y2="7.029cm">
          <text:p/>
        </draw:line>
        <draw:line draw:style-name="gr5" draw:text-style-name="P1" draw:layer="layout" svg:x1="6.209cm" svg:y1="7.029cm" svg:x2="7.966cm" svg:y2="7.029cm">
          <text:p/>
        </draw:line>
        <draw:line draw:style-name="gr5" draw:text-style-name="P1" draw:layer="layout" svg:x1="7.494cm" svg:y1="7.367cm" svg:x2="8.373cm" svg:y2="7.367cm">
          <text:p/>
        </draw:line>
        <draw:line draw:style-name="gr5" draw:text-style-name="P1" draw:layer="layout" svg:x1="8.237cm" svg:y1="7.637cm" svg:x2="8.372cm" svg:y2="7.367cm">
          <text:p/>
        </draw:line>
        <draw:line draw:style-name="gr5" draw:text-style-name="P1" draw:layer="layout" svg:x1="8.034cm" svg:y1="7.637cm" svg:x2="8.169cm" svg:y2="7.367cm">
          <text:p/>
        </draw:line>
        <draw:line draw:style-name="gr5" draw:text-style-name="P1" draw:layer="layout" svg:x1="7.831cm" svg:y1="7.637cm" svg:x2="7.966cm" svg:y2="7.367cm">
          <text:p/>
        </draw:line>
        <draw:line draw:style-name="gr5" draw:text-style-name="P1" draw:layer="layout" svg:x1="7.629cm" svg:y1="7.637cm" svg:x2="7.764cm" svg:y2="7.367cm">
          <text:p/>
        </draw:line>
        <draw:line draw:style-name="gr5" draw:text-style-name="P1" draw:layer="layout" svg:x1="7.426cm" svg:y1="7.637cm" svg:x2="7.561cm" svg:y2="7.367cm">
          <text:p/>
        </draw:line>
        <draw:line draw:style-name="gr5" draw:text-style-name="P1" draw:layer="layout" svg:x1="7.967cm" svg:y1="7.367cm" svg:x2="7.967cm" svg:y2="7.029cm">
          <text:p/>
        </draw:line>
        <draw:line draw:style-name="gr5" draw:text-style-name="P1" draw:layer="layout" svg:x1="4.722cm" svg:y1="11.017cm" svg:x2="4.722cm" svg:y2="9.733cm">
          <text:p/>
        </draw:line>
        <draw:line draw:style-name="gr5" draw:text-style-name="P1" draw:layer="layout" svg:x1="4.722cm" svg:y1="9.733cm" svg:x2="5.128cm" svg:y2="9.733cm">
          <text:p/>
        </draw:line>
        <draw:frame draw:style-name="gr10" draw:text-style-name="P2" draw:layer="layout" svg:width="1.232cm" svg:height="1.113cm" svg:x="3.27cm" svg:y="11.143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271cm" svg:height="1.113cm" svg:x="5.231cm" svg:y="11.144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4cm" svg:height="1.113cm" svg:x="3.202cm" svg:y="7.229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271cm" svg:height="1.113cm" svg:x="5.131cm" svg:y="5.843cm">
          <draw:text-box>
            <text:p><text:span text:style-name="T1">R</text:span><text:span text:style-name="T11">1</text:span></text:p>
          </draw:text-box>
        </draw:frame>
        <draw:line draw:style-name="gr5" draw:text-style-name="P1" draw:layer="layout" svg:x1="2.627cm" svg:y1="15.353cm" svg:x2="2.627cm" svg:y2="11.017cm">
          <text:p/>
        </draw:line>
        <draw:line draw:style-name="gr5" draw:text-style-name="P1" draw:layer="layout" svg:x1="3.235cm" svg:y1="11.017cm" svg:x2="2.627cm" svg:y2="11.017cm">
          <text:p/>
        </draw:line>
        <draw:line draw:style-name="gr5" draw:text-style-name="P1" draw:layer="layout" svg:x1="2.627cm" svg:y1="15.353cm" svg:x2="26.002cm" svg:y2="15.353cm">
          <text:p/>
        </draw:line>
        <draw:line draw:style-name="gr5" draw:text-style-name="P1" draw:layer="layout" svg:x1="7.156cm" svg:y1="9.057cm" svg:x2="9.983cm" svg:y2="9.027cm">
          <text:p/>
        </draw:line>
        <draw:circle draw:style-name="gr2" draw:text-style-name="P1" draw:layer="layout" svg:width="1.88cm" svg:height="1.88cm" svg:x="19.303cm" svg:y="10.727cm">
          <text:p/>
        </draw:circle>
        <draw:frame draw:style-name="gr3" draw:text-style-name="P2" draw:layer="layout" svg:width="1cm" svg:height="0.963cm" svg:x="19.702cm" svg:y="11.254cm">
          <draw:text-box>
            <text:p><text:span text:style-name="T1">M</text:span></text:p>
          </draw:text-box>
        </draw:frame>
        <draw:rect draw:style-name="gr4" draw:text-style-name="P1" draw:layer="layout" svg:width="0.5cm" svg:height="0.24cm" svg:x="20.002cm" svg:y="12.614cm">
          <text:p/>
        </draw:rect>
        <draw:rect draw:style-name="gr4" draw:text-style-name="P1" draw:layer="layout" svg:width="0.5cm" svg:height="0.24cm" svg:x="20.002cm" svg:y="10.514cm">
          <text:p/>
        </draw:rect>
        <draw:line draw:style-name="gr5" draw:text-style-name="P1" draw:layer="layout" svg:x1="20.223cm" svg:y1="10.724cm" svg:x2="20.223cm" svg:y2="9.654cm">
          <text:p/>
        </draw:line>
        <draw:line draw:style-name="gr5" draw:text-style-name="P1" draw:layer="layout" svg:x1="19.773cm" svg:y1="13.619cm" svg:x2="20.652cm" svg:y2="13.619cm">
          <text:p/>
        </draw:line>
        <draw:line draw:style-name="gr5" draw:text-style-name="P1" draw:layer="layout" svg:x1="20.516cm" svg:y1="13.889cm" svg:x2="20.651cm" svg:y2="13.619cm">
          <text:p/>
        </draw:line>
        <draw:line draw:style-name="gr5" draw:text-style-name="P1" draw:layer="layout" svg:x1="20.313cm" svg:y1="13.889cm" svg:x2="20.448cm" svg:y2="13.619cm">
          <text:p/>
        </draw:line>
        <draw:line draw:style-name="gr5" draw:text-style-name="P1" draw:layer="layout" svg:x1="20.111cm" svg:y1="13.889cm" svg:x2="20.246cm" svg:y2="13.619cm">
          <text:p/>
        </draw:line>
        <draw:line draw:style-name="gr5" draw:text-style-name="P1" draw:layer="layout" svg:x1="19.908cm" svg:y1="13.889cm" svg:x2="20.043cm" svg:y2="13.619cm">
          <text:p/>
        </draw:line>
        <draw:line draw:style-name="gr5" draw:text-style-name="P1" draw:layer="layout" svg:x1="19.705cm" svg:y1="13.889cm" svg:x2="19.84cm" svg:y2="13.619cm">
          <text:p/>
        </draw:line>
        <draw:line draw:style-name="gr5" draw:text-style-name="P1" draw:layer="layout" svg:x1="20.229cm" svg:y1="13.619cm" svg:x2="20.229cm" svg:y2="12.62cm">
          <text:p/>
        </draw:line>
        <draw:circle draw:style-name="gr2" draw:text-style-name="P1" draw:layer="layout" svg:width="1.88cm" svg:height="1.88cm" svg:x="22.803cm" svg:y="10.727cm">
          <text:p/>
        </draw:circle>
        <draw:frame draw:style-name="gr3" draw:text-style-name="P2" draw:layer="layout" svg:width="1.6cm" svg:height="0.963cm" svg:x="23.102cm" svg:y="11.254cm">
          <draw:text-box>
            <text:p><text:span text:style-name="T1">GT</text:span></text:p>
          </draw:text-box>
        </draw:frame>
        <draw:rect draw:style-name="gr4" draw:text-style-name="P1" draw:layer="layout" svg:width="0.5cm" svg:height="0.24cm" svg:x="23.502cm" svg:y="12.614cm">
          <text:p/>
        </draw:rect>
        <draw:rect draw:style-name="gr4" draw:text-style-name="P1" draw:layer="layout" svg:width="0.5cm" svg:height="0.24cm" svg:x="23.502cm" svg:y="10.514cm">
          <text:p/>
        </draw:rect>
        <draw:line draw:style-name="gr5" draw:text-style-name="P1" draw:layer="layout" svg:x1="21.201cm" svg:y1="11.654cm" svg:x2="22.803cm" svg:y2="11.654cm">
          <text:p/>
        </draw:line>
        <draw:line draw:style-name="gr5" draw:text-style-name="P1" draw:layer="layout" svg:x1="23.683cm" svg:y1="9.154cm" svg:x2="26.103cm" svg:y2="9.154cm">
          <text:p/>
        </draw:line>
        <draw:line draw:style-name="gr5" draw:text-style-name="P1" draw:layer="layout" svg:x1="23.723cm" svg:y1="10.727cm" svg:x2="23.723cm" svg:y2="9.154cm">
          <text:p/>
        </draw:line>
        <draw:line draw:style-name="gr5" draw:text-style-name="P1" draw:layer="layout" svg:x1="26.023cm" svg:y1="15.353cm" svg:x2="26.023cm" svg:y2="9.155cm">
          <text:p/>
        </draw:line>
        <draw:line draw:style-name="gr5" draw:text-style-name="P1" draw:layer="layout" svg:x1="23.274cm" svg:y1="13.62cm" svg:x2="24.153cm" svg:y2="13.62cm">
          <text:p/>
        </draw:line>
        <draw:line draw:style-name="gr5" draw:text-style-name="P1" draw:layer="layout" svg:x1="24.017cm" svg:y1="13.89cm" svg:x2="24.152cm" svg:y2="13.62cm">
          <text:p/>
        </draw:line>
        <draw:line draw:style-name="gr5" draw:text-style-name="P1" draw:layer="layout" svg:x1="23.814cm" svg:y1="13.89cm" svg:x2="23.949cm" svg:y2="13.62cm">
          <text:p/>
        </draw:line>
        <draw:line draw:style-name="gr5" draw:text-style-name="P1" draw:layer="layout" svg:x1="23.612cm" svg:y1="13.89cm" svg:x2="23.747cm" svg:y2="13.62cm">
          <text:p/>
        </draw:line>
        <draw:line draw:style-name="gr5" draw:text-style-name="P1" draw:layer="layout" svg:x1="23.409cm" svg:y1="13.89cm" svg:x2="23.544cm" svg:y2="13.62cm">
          <text:p/>
        </draw:line>
        <draw:line draw:style-name="gr5" draw:text-style-name="P1" draw:layer="layout" svg:x1="23.206cm" svg:y1="13.89cm" svg:x2="23.341cm" svg:y2="13.62cm">
          <text:p/>
        </draw:line>
        <draw:line draw:style-name="gr5" draw:text-style-name="P1" draw:layer="layout" svg:x1="23.73cm" svg:y1="13.62cm" svg:x2="23.73cm" svg:y2="12.621cm">
          <text:p/>
        </draw:line>
        <draw:line draw:style-name="gr5" draw:text-style-name="P1" draw:layer="layout" svg:x1="7.602cm" svg:y1="11.054cm" svg:x2="7.623cm" svg:y2="9.057cm">
          <text:p/>
        </draw:line>
        <draw:line draw:style-name="gr5" draw:text-style-name="P1" draw:layer="layout" svg:x1="7.602cm" svg:y1="11.017cm" svg:x2="6.218cm" svg:y2="11.017cm">
          <text:p/>
        </draw:line>
        <draw:line draw:style-name="gr6" draw:text-style-name="P1" draw:layer="layout" svg:x1="19.042cm" svg:y1="13.642cm" svg:x2="19.042cm" svg:y2="9.842cm">
          <text:p/>
        </draw:line>
        <draw:frame draw:style-name="gr10" draw:text-style-name="P7" draw:layer="layout" svg:width="1.4cm" svg:height="1.113cm" svg:x="18.042cm" svg:y="11.242cm">
          <draw:text-box>
            <text:p><text:span text:style-name="T6">u</text:span><text:span text:style-name="T7">M</text:span></text:p>
          </draw:text-box>
        </draw:frame>
        <draw:line draw:style-name="gr7" draw:text-style-name="P1" draw:layer="layout" svg:x1="18.616cm" svg:y1="13.661cm" svg:x2="19.495cm" svg:y2="13.661cm">
          <text:p/>
        </draw:line>
        <draw:line draw:style-name="gr7" draw:text-style-name="P1" draw:layer="layout" svg:x1="19.359cm" svg:y1="13.931cm" svg:x2="19.494cm" svg:y2="13.661cm">
          <text:p/>
        </draw:line>
        <draw:line draw:style-name="gr7" draw:text-style-name="P1" draw:layer="layout" svg:x1="19.156cm" svg:y1="13.931cm" svg:x2="19.291cm" svg:y2="13.661cm">
          <text:p/>
        </draw:line>
        <draw:line draw:style-name="gr7" draw:text-style-name="P1" draw:layer="layout" svg:x1="18.954cm" svg:y1="13.931cm" svg:x2="19.089cm" svg:y2="13.661cm">
          <text:p/>
        </draw:line>
        <draw:line draw:style-name="gr7" draw:text-style-name="P1" draw:layer="layout" svg:x1="18.751cm" svg:y1="13.931cm" svg:x2="18.886cm" svg:y2="13.661cm">
          <text:p/>
        </draw:line>
        <draw:line draw:style-name="gr7" draw:text-style-name="P1" draw:layer="layout" svg:x1="18.548cm" svg:y1="13.931cm" svg:x2="18.683cm" svg:y2="13.661cm">
          <text:p/>
        </draw:line>
        <draw:path draw:style-name="gr8" draw:text-style-name="P1" draw:layer="layout" svg:width="0.177cm" svg:height="1.399cm" svg:x="22.022cm" svg:y="10.902cm" svg:viewBox="0 0 178 1400" svg:d="M178 1400c-400-746 0-1400 0-1400">
          <text:p/>
        </draw:path>
        <draw:frame draw:style-name="gr3" draw:text-style-name="P7" draw:layer="layout" svg:width="1cm" svg:height="0.963cm" svg:x="21.7cm" svg:y="12.202cm">
          <draw:text-box>
            <text:p><text:span text:style-name="T5">Ω</text:span></text:p>
          </draw:text-box>
        </draw:frame>
        <draw:line draw:style-name="gr6" draw:text-style-name="P1" draw:layer="layout" svg:x1="25.022cm" svg:y1="13.663cm" svg:x2="25.022cm" svg:y2="9.863cm">
          <text:p/>
        </draw:line>
        <draw:frame draw:style-name="gr3" draw:text-style-name="P7" draw:layer="layout" svg:width="0.858cm" svg:height="0.963cm" svg:x="24.922cm" svg:y="11.263cm">
          <draw:text-box>
            <text:p><text:span text:style-name="T6">r</text:span></text:p>
          </draw:text-box>
        </draw:frame>
        <draw:line draw:style-name="gr7" draw:text-style-name="P1" draw:layer="layout" svg:x1="24.596cm" svg:y1="13.682cm" svg:x2="25.475cm" svg:y2="13.682cm">
          <text:p/>
        </draw:line>
        <draw:line draw:style-name="gr7" draw:text-style-name="P1" draw:layer="layout" svg:x1="25.339cm" svg:y1="13.952cm" svg:x2="25.474cm" svg:y2="13.682cm">
          <text:p/>
        </draw:line>
        <draw:line draw:style-name="gr7" draw:text-style-name="P1" draw:layer="layout" svg:x1="25.136cm" svg:y1="13.952cm" svg:x2="25.271cm" svg:y2="13.682cm">
          <text:p/>
        </draw:line>
        <draw:line draw:style-name="gr7" draw:text-style-name="P1" draw:layer="layout" svg:x1="24.934cm" svg:y1="13.952cm" svg:x2="25.069cm" svg:y2="13.682cm">
          <text:p/>
        </draw:line>
        <draw:line draw:style-name="gr7" draw:text-style-name="P1" draw:layer="layout" svg:x1="24.731cm" svg:y1="13.952cm" svg:x2="24.866cm" svg:y2="13.682cm">
          <text:p/>
        </draw:line>
        <draw:line draw:style-name="gr7" draw:text-style-name="P1" draw:layer="layout" svg:x1="24.528cm" svg:y1="13.952cm" svg:x2="24.663cm" svg:y2="13.682cm">
          <text:p/>
        </draw:line>
        <draw:line draw:style-name="gr6" draw:text-style-name="P1" draw:layer="layout" svg:x1="1.902cm" svg:y1="15.084cm" svg:x2="1.902cm" svg:y2="11.284cm">
          <text:p/>
        </draw:line>
        <draw:frame draw:style-name="gr3" draw:text-style-name="P7" draw:layer="layout" svg:width="0.858cm" svg:height="0.963cm" svg:x="1.902cm" svg:y="12.784cm">
          <draw:text-box>
            <text:p><text:span text:style-name="T6">r</text:span></text:p>
          </draw:text-box>
        </draw:frame>
        <draw:line draw:style-name="gr7" draw:text-style-name="P1" draw:layer="layout" svg:x1="1.476cm" svg:y1="15.103cm" svg:x2="2.355cm" svg:y2="15.103cm">
          <text:p/>
        </draw:line>
        <draw:line draw:style-name="gr7" draw:text-style-name="P1" draw:layer="layout" svg:x1="2.219cm" svg:y1="15.373cm" svg:x2="2.354cm" svg:y2="15.103cm">
          <text:p/>
        </draw:line>
        <draw:line draw:style-name="gr7" draw:text-style-name="P1" draw:layer="layout" svg:x1="2.016cm" svg:y1="15.373cm" svg:x2="2.151cm" svg:y2="15.103cm">
          <text:p/>
        </draw:line>
        <draw:line draw:style-name="gr7" draw:text-style-name="P1" draw:layer="layout" svg:x1="1.814cm" svg:y1="15.373cm" svg:x2="1.949cm" svg:y2="15.103cm">
          <text:p/>
        </draw:line>
        <draw:line draw:style-name="gr7" draw:text-style-name="P1" draw:layer="layout" svg:x1="1.611cm" svg:y1="15.373cm" svg:x2="1.746cm" svg:y2="15.103cm">
          <text:p/>
        </draw:line>
        <draw:line draw:style-name="gr7" draw:text-style-name="P1" draw:layer="layout" svg:x1="1.408cm" svg:y1="15.373cm" svg:x2="1.543cm" svg:y2="15.103cm">
          <text:p/>
        </draw:line>
        <draw:circle draw:style-name="gr2" draw:text-style-name="P1" draw:layer="layout" svg:width="1.081cm" svg:height="1.082cm" svg:x="0.803cm" svg:y="9.327cm">
          <text:p/>
        </draw:circle>
        <draw:line draw:style-name="gr5" draw:text-style-name="P1" draw:layer="layout" svg:x1="1.344cm" svg:y1="11.017cm" svg:x2="1.344cm" svg:y2="8.449cm">
          <text:p/>
        </draw:line>
        <draw:line draw:style-name="gr5" draw:text-style-name="P1" draw:layer="layout" svg:x1="0.871cm" svg:y1="11.017cm" svg:x2="1.75cm" svg:y2="11.017cm">
          <text:p/>
        </draw:line>
        <draw:line draw:style-name="gr5" draw:text-style-name="P1" draw:layer="layout" svg:x1="1.614cm" svg:y1="11.287cm" svg:x2="1.749cm" svg:y2="11.017cm">
          <text:p/>
        </draw:line>
        <draw:line draw:style-name="gr5" draw:text-style-name="P1" draw:layer="layout" svg:x1="1.411cm" svg:y1="11.287cm" svg:x2="1.546cm" svg:y2="11.017cm">
          <text:p/>
        </draw:line>
        <draw:line draw:style-name="gr5" draw:text-style-name="P1" draw:layer="layout" svg:x1="1.209cm" svg:y1="11.287cm" svg:x2="1.344cm" svg:y2="11.017cm">
          <text:p/>
        </draw:line>
        <draw:line draw:style-name="gr5" draw:text-style-name="P1" draw:layer="layout" svg:x1="1.006cm" svg:y1="11.287cm" svg:x2="1.141cm" svg:y2="11.017cm">
          <text:p/>
        </draw:line>
        <draw:line draw:style-name="gr5" draw:text-style-name="P1" draw:layer="layout" svg:x1="0.803cm" svg:y1="11.287cm" svg:x2="0.938cm" svg:y2="11.017cm">
          <text:p/>
        </draw:line>
        <draw:line draw:style-name="gr6" draw:text-style-name="P1" draw:layer="layout" svg:x1="2.1cm" svg:y1="10.665cm" svg:x2="2.1cm" svg:y2="8.6cm">
          <text:p/>
        </draw:line>
        <draw:frame draw:style-name="gr3" draw:text-style-name="P7" draw:layer="layout" svg:width="0.858cm" svg:height="0.963cm" svg:x="2.1cm" svg:y="9.315cm">
          <draw:text-box>
            <text:p><text:span text:style-name="T6">e</text:span></text:p>
          </draw:text-box>
        </draw:frame>
        <draw:line draw:style-name="gr6" draw:text-style-name="P1" draw:layer="layout" svg:x1="8.002cm" svg:y1="13.005cm" svg:x2="8.002cm" svg:y2="9.205cm">
          <text:p/>
        </draw:line>
        <draw:line draw:style-name="gr7" draw:text-style-name="P1" draw:layer="layout" svg:x1="7.576cm" svg:y1="13.003cm" svg:x2="8.455cm" svg:y2="13.003cm">
          <text:p/>
        </draw:line>
        <draw:line draw:style-name="gr7" draw:text-style-name="P1" draw:layer="layout" svg:x1="8.319cm" svg:y1="13.273cm" svg:x2="8.454cm" svg:y2="13.003cm">
          <text:p/>
        </draw:line>
        <draw:line draw:style-name="gr7" draw:text-style-name="P1" draw:layer="layout" svg:x1="8.116cm" svg:y1="13.273cm" svg:x2="8.251cm" svg:y2="13.003cm">
          <text:p/>
        </draw:line>
        <draw:line draw:style-name="gr7" draw:text-style-name="P1" draw:layer="layout" svg:x1="7.914cm" svg:y1="13.273cm" svg:x2="8.049cm" svg:y2="13.003cm">
          <text:p/>
        </draw:line>
        <draw:line draw:style-name="gr7" draw:text-style-name="P1" draw:layer="layout" svg:x1="7.711cm" svg:y1="13.273cm" svg:x2="7.846cm" svg:y2="13.003cm">
          <text:p/>
        </draw:line>
        <draw:line draw:style-name="gr7" draw:text-style-name="P1" draw:layer="layout" svg:x1="7.508cm" svg:y1="13.273cm" svg:x2="7.643cm" svg:y2="13.003cm">
          <text:p/>
        </draw:line>
        <draw:frame draw:style-name="gr3" draw:text-style-name="P7" draw:layer="layout" svg:width="0.858cm" svg:height="0.963cm" svg:x="7.9cm" svg:y="10.816cm">
          <draw:text-box>
            <text:p><text:span text:style-name="T5">ε</text:span></text:p>
          </draw:text-box>
        </draw:frame>
        <draw:frame draw:style-name="gr3" draw:layer="layout" svg:width="9.2cm" svg:height="0.963cm" svg:x="0.6cm" svg:y="0.601cm">
          <draw:text-box>
            <text:p>Régulateur de vitess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ircle draw:style-name="gr2" draw:text-style-name="P1" draw:layer="layout" svg:width="1.081cm" svg:height="1.082cm" svg:x="0.802cm" svg:y="9.327cm">
          <text:p/>
        </draw:circle>
        <draw:line draw:style-name="gr5" draw:text-style-name="P1" draw:layer="layout" svg:x1="1.343cm" svg:y1="11.017cm" svg:x2="1.343cm" svg:y2="8.449cm">
          <text:p/>
        </draw:line>
        <draw:line draw:style-name="gr5" draw:text-style-name="P1" draw:layer="layout" svg:x1="0.87cm" svg:y1="11.017cm" svg:x2="1.749cm" svg:y2="11.017cm">
          <text:p/>
        </draw:line>
        <draw:line draw:style-name="gr5" draw:text-style-name="P1" draw:layer="layout" svg:x1="1.613cm" svg:y1="11.287cm" svg:x2="1.748cm" svg:y2="11.017cm">
          <text:p/>
        </draw:line>
        <draw:line draw:style-name="gr5" draw:text-style-name="P1" draw:layer="layout" svg:x1="1.41cm" svg:y1="11.287cm" svg:x2="1.545cm" svg:y2="11.017cm">
          <text:p/>
        </draw:line>
        <draw:line draw:style-name="gr5" draw:text-style-name="P1" draw:layer="layout" svg:x1="1.208cm" svg:y1="11.287cm" svg:x2="1.343cm" svg:y2="11.017cm">
          <text:p/>
        </draw:line>
        <draw:line draw:style-name="gr5" draw:text-style-name="P1" draw:layer="layout" svg:x1="1.005cm" svg:y1="11.287cm" svg:x2="1.14cm" svg:y2="11.017cm">
          <text:p/>
        </draw:line>
        <draw:line draw:style-name="gr5" draw:text-style-name="P1" draw:layer="layout" svg:x1="0.802cm" svg:y1="11.287cm" svg:x2="0.937cm" svg:y2="11.017cm">
          <text:p/>
        </draw:line>
        <draw:line draw:style-name="gr5" draw:text-style-name="P1" draw:layer="layout" svg:x1="1.343cm" svg:y1="8.449cm" svg:x2="3.236cm" svg:y2="8.449cm">
          <text:p/>
        </draw:line>
        <draw:rect draw:style-name="gr2" draw:text-style-name="P1" draw:layer="layout" svg:width="2.028cm" svg:height="2.298cm" svg:x="5.128cm" svg:y="7.892cm">
          <text:p/>
        </draw:rect>
        <draw:frame draw:style-name="gr11" draw:text-style-name="P8" draw:layer="layout" svg:width="0.879cm" svg:height="1.195cm" svg:x="5.028cm" svg:y="7.894cm">
          <draw:text-box>
            <text:p><text:span text:style-name="T8">+</text:span></text:p>
          </draw:text-box>
        </draw:frame>
        <draw:frame draw:style-name="gr12" draw:text-style-name="P9" draw:layer="layout" svg:width="0.676cm" svg:height="1.348cm" svg:x="5.095cm" svg:y="9.044cm">
          <draw:text-box>
            <text:p><text:span text:style-name="T9">-</text:span></text:p>
          </draw:text-box>
        </draw:frame>
        <draw:frame draw:style-name="gr11" draw:text-style-name="P8" draw:layer="layout" svg:width="0.676cm" svg:height="1.195cm" svg:x="6.28cm" svg:y="8.503cm">
          <draw:text-box>
            <text:p><text:span text:style-name="T10">∞</text:span></text:p>
          </draw:text-box>
        </draw:frame>
        <draw:rect draw:style-name="gr2" draw:text-style-name="P1" draw:layer="layout" svg:width="1.082cm" svg:height="0.405cm" svg:x="3.235cm" svg:y="8.246cm">
          <text:p/>
        </draw:rect>
        <draw:line draw:style-name="gr5" draw:text-style-name="P1" draw:layer="layout" svg:x1="4.317cm" svg:y1="8.449cm" svg:x2="5.128cm" svg:y2="8.449cm">
          <text:p/>
        </draw:line>
        <draw:rect draw:style-name="gr2" draw:text-style-name="P1" draw:layer="layout" svg:width="1.082cm" svg:height="0.405cm" svg:x="3.235cm" svg:y="8.246cm">
          <text:p/>
        </draw:rect>
        <draw:rect draw:style-name="gr2" draw:text-style-name="P1" draw:layer="layout" svg:width="1.081cm" svg:height="0.406cm" svg:x="5.128cm" svg:y="6.826cm">
          <text:p/>
        </draw:rect>
        <draw:rect draw:style-name="gr2" draw:text-style-name="P1" draw:layer="layout" svg:width="1.081cm" svg:height="0.406cm" svg:x="5.128cm" svg:y="10.814cm">
          <text:p/>
        </draw:rect>
        <draw:rect draw:style-name="gr2" draw:text-style-name="P1" draw:layer="layout" svg:width="1.082cm" svg:height="0.406cm" svg:x="3.235cm" svg:y="10.814cm">
          <text:p/>
        </draw:rect>
        <draw:line draw:style-name="gr5" draw:text-style-name="P1" draw:layer="layout" svg:x1="5.128cm" svg:y1="7.029cm" svg:x2="4.722cm" svg:y2="7.029cm">
          <text:p/>
        </draw:line>
        <draw:line draw:style-name="gr5" draw:text-style-name="P1" draw:layer="layout" svg:x1="5.128cm" svg:y1="11.017cm" svg:x2="4.317cm" svg:y2="11.017cm">
          <text:p/>
        </draw:line>
        <draw:line draw:style-name="gr5" draw:text-style-name="P1" draw:layer="layout" svg:x1="4.722cm" svg:y1="8.448cm" svg:x2="4.722cm" svg:y2="7.029cm">
          <text:p/>
        </draw:line>
        <draw:line draw:style-name="gr5" draw:text-style-name="P1" draw:layer="layout" svg:x1="6.209cm" svg:y1="7.029cm" svg:x2="7.966cm" svg:y2="7.029cm">
          <text:p/>
        </draw:line>
        <draw:line draw:style-name="gr5" draw:text-style-name="P1" draw:layer="layout" svg:x1="7.494cm" svg:y1="7.367cm" svg:x2="8.373cm" svg:y2="7.367cm">
          <text:p/>
        </draw:line>
        <draw:line draw:style-name="gr5" draw:text-style-name="P1" draw:layer="layout" svg:x1="8.237cm" svg:y1="7.637cm" svg:x2="8.372cm" svg:y2="7.367cm">
          <text:p/>
        </draw:line>
        <draw:line draw:style-name="gr5" draw:text-style-name="P1" draw:layer="layout" svg:x1="8.034cm" svg:y1="7.637cm" svg:x2="8.169cm" svg:y2="7.367cm">
          <text:p/>
        </draw:line>
        <draw:line draw:style-name="gr5" draw:text-style-name="P1" draw:layer="layout" svg:x1="7.831cm" svg:y1="7.637cm" svg:x2="7.966cm" svg:y2="7.367cm">
          <text:p/>
        </draw:line>
        <draw:line draw:style-name="gr5" draw:text-style-name="P1" draw:layer="layout" svg:x1="7.629cm" svg:y1="7.637cm" svg:x2="7.764cm" svg:y2="7.367cm">
          <text:p/>
        </draw:line>
        <draw:line draw:style-name="gr5" draw:text-style-name="P1" draw:layer="layout" svg:x1="7.426cm" svg:y1="7.637cm" svg:x2="7.561cm" svg:y2="7.367cm">
          <text:p/>
        </draw:line>
        <draw:line draw:style-name="gr5" draw:text-style-name="P1" draw:layer="layout" svg:x1="7.967cm" svg:y1="7.367cm" svg:x2="7.967cm" svg:y2="7.029cm">
          <text:p/>
        </draw:line>
        <draw:line draw:style-name="gr5" draw:text-style-name="P1" draw:layer="layout" svg:x1="4.722cm" svg:y1="11.017cm" svg:x2="4.722cm" svg:y2="9.733cm">
          <text:p/>
        </draw:line>
        <draw:line draw:style-name="gr5" draw:text-style-name="P1" draw:layer="layout" svg:x1="4.722cm" svg:y1="9.733cm" svg:x2="5.128cm" svg:y2="9.733cm">
          <text:p/>
        </draw:line>
        <draw:frame draw:style-name="gr10" draw:text-style-name="P2" draw:layer="layout" svg:width="1.232cm" svg:height="1.113cm" svg:x="3.27cm" svg:y="11.143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271cm" svg:height="1.113cm" svg:x="5.231cm" svg:y="11.144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4cm" svg:height="1.113cm" svg:x="3.202cm" svg:y="7.229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271cm" svg:height="1.113cm" svg:x="5.131cm" svg:y="5.843cm">
          <draw:text-box>
            <text:p><text:span text:style-name="T1">R</text:span><text:span text:style-name="T11">1</text:span></text:p>
          </draw:text-box>
        </draw:frame>
        <draw:line draw:style-name="gr5" draw:text-style-name="P1" draw:layer="layout" svg:x1="2.627cm" svg:y1="15.353cm" svg:x2="2.627cm" svg:y2="11.017cm">
          <text:p/>
        </draw:line>
        <draw:line draw:style-name="gr5" draw:text-style-name="P1" draw:layer="layout" svg:x1="3.235cm" svg:y1="11.017cm" svg:x2="2.627cm" svg:y2="11.017cm">
          <text:p/>
        </draw:line>
        <draw:line draw:style-name="gr5" draw:text-style-name="P1" draw:layer="layout" svg:x1="2.627cm" svg:y1="15.353cm" svg:x2="26.002cm" svg:y2="15.353cm">
          <text:p/>
        </draw:line>
        <draw:rect draw:style-name="gr2" draw:text-style-name="P1" draw:layer="layout" svg:width="2.028cm" svg:height="2.298cm" svg:x="9.983cm" svg:y="8.5cm">
          <text:p/>
        </draw:rect>
        <draw:frame draw:style-name="gr11" draw:text-style-name="P8" draw:layer="layout" svg:width="0.879cm" svg:height="1.195cm" svg:x="9.883cm" svg:y="8.503cm">
          <draw:text-box>
            <text:p><text:span text:style-name="T8">+</text:span></text:p>
          </draw:text-box>
        </draw:frame>
        <draw:frame draw:style-name="gr12" draw:text-style-name="P9" draw:layer="layout" svg:width="0.676cm" svg:height="1.348cm" svg:x="9.951cm" svg:y="9.652cm">
          <draw:text-box>
            <text:p><text:span text:style-name="T9">-</text:span></text:p>
          </draw:text-box>
        </draw:frame>
        <draw:frame draw:style-name="gr11" draw:text-style-name="P8" draw:layer="layout" svg:width="0.676cm" svg:height="1.195cm" svg:x="11.135cm" svg:y="9.211cm">
          <draw:text-box>
            <text:p><text:span text:style-name="T10">∞</text:span></text:p>
          </draw:text-box>
        </draw:frame>
        <draw:line draw:style-name="gr5" draw:text-style-name="P1" draw:layer="layout" svg:x1="7.156cm" svg:y1="9.057cm" svg:x2="9.983cm" svg:y2="9.027cm">
          <text:p/>
        </draw:line>
        <draw:line draw:style-name="gr5" draw:text-style-name="P1" draw:layer="layout" svg:x1="9.602cm" svg:y1="10.449cm" svg:x2="10.028cm" svg:y2="10.449cm">
          <text:p/>
        </draw:line>
        <draw:line draw:style-name="gr5" draw:text-style-name="P1" draw:layer="layout" svg:x1="9.627cm" svg:y1="11.654cm" svg:x2="9.627cm" svg:y2="10.417cm">
          <text:p/>
        </draw:line>
        <draw:rect draw:style-name="gr2" draw:text-style-name="P1" draw:layer="layout" svg:width="1.082cm" svg:height="0.406cm" draw:transform="rotate (1.5707963267946) translate (9.373cm 12.758cm)">
          <text:p/>
        </draw:rect>
        <draw:rect draw:style-name="gr2" draw:text-style-name="P1" draw:layer="layout" svg:width="1.081cm" svg:height="0.406cm" svg:x="10.429cm" svg:y="11.114cm">
          <text:p/>
        </draw:rect>
        <draw:line draw:style-name="gr5" draw:text-style-name="P1" draw:layer="layout" svg:x1="9.627cm" svg:y1="11.357cm" svg:x2="10.384cm" svg:y2="11.357cm">
          <text:p/>
        </draw:line>
        <draw:line draw:style-name="gr5" draw:text-style-name="P1" draw:layer="layout" svg:x1="9.171cm" svg:y1="13.717cm" svg:x2="10.05cm" svg:y2="13.717cm">
          <text:p/>
        </draw:line>
        <draw:line draw:style-name="gr5" draw:text-style-name="P1" draw:layer="layout" svg:x1="9.914cm" svg:y1="13.987cm" svg:x2="10.049cm" svg:y2="13.717cm">
          <text:p/>
        </draw:line>
        <draw:line draw:style-name="gr5" draw:text-style-name="P1" draw:layer="layout" svg:x1="9.711cm" svg:y1="13.987cm" svg:x2="9.846cm" svg:y2="13.717cm">
          <text:p/>
        </draw:line>
        <draw:line draw:style-name="gr5" draw:text-style-name="P1" draw:layer="layout" svg:x1="9.509cm" svg:y1="13.987cm" svg:x2="9.644cm" svg:y2="13.717cm">
          <text:p/>
        </draw:line>
        <draw:line draw:style-name="gr5" draw:text-style-name="P1" draw:layer="layout" svg:x1="9.306cm" svg:y1="13.987cm" svg:x2="9.441cm" svg:y2="13.717cm">
          <text:p/>
        </draw:line>
        <draw:line draw:style-name="gr5" draw:text-style-name="P1" draw:layer="layout" svg:x1="9.103cm" svg:y1="13.987cm" svg:x2="9.238cm" svg:y2="13.717cm">
          <text:p/>
        </draw:line>
        <draw:line draw:style-name="gr5" draw:text-style-name="P1" draw:layer="layout" svg:x1="9.627cm" svg:y1="13.717cm" svg:x2="9.627cm" svg:y2="12.718cm">
          <text:p/>
        </draw:line>
        <draw:line draw:style-name="gr5" draw:text-style-name="P1" draw:layer="layout" svg:x1="11.957cm" svg:y1="9.657cm" svg:x2="13.498cm" svg:y2="9.657cm">
          <text:p/>
        </draw:line>
        <draw:line draw:style-name="gr5" draw:text-style-name="P1" draw:layer="layout" svg:x1="12.602cm" svg:y1="11.317cm" svg:x2="11.517cm" svg:y2="11.317cm">
          <text:p/>
        </draw:line>
        <draw:line draw:style-name="gr5" draw:text-style-name="P1" draw:layer="layout" svg:x1="12.523cm" svg:y1="11.317cm" svg:x2="12.523cm" svg:y2="9.657cm">
          <text:p/>
        </draw:line>
        <draw:frame draw:style-name="gr10" draw:text-style-name="P2" draw:layer="layout" svg:width="1.271cm" svg:height="1.113cm" svg:x="8.332cm" svg:y="11.676cm">
          <draw:text-box>
            <text:p><text:span text:style-name="T1">R</text:span><text:span text:style-name="T11">2</text:span></text:p>
          </draw:text-box>
        </draw:frame>
        <draw:frame draw:style-name="gr10" draw:text-style-name="P2" draw:layer="layout" svg:width="1.271cm" svg:height="1.113cm" svg:x="10.533cm" svg:y="11.377cm">
          <draw:text-box>
            <text:p><text:span text:style-name="T1">R</text:span><text:span text:style-name="T11">3</text:span></text:p>
          </draw:text-box>
        </draw:frame>
        <draw:circle draw:style-name="gr2" draw:text-style-name="P1" draw:layer="layout" svg:width="1.88cm" svg:height="1.88cm" svg:x="19.303cm" svg:y="10.727cm">
          <text:p/>
        </draw:circle>
        <draw:frame draw:style-name="gr3" draw:text-style-name="P2" draw:layer="layout" svg:width="1cm" svg:height="0.963cm" svg:x="19.702cm" svg:y="11.254cm">
          <draw:text-box>
            <text:p><text:span text:style-name="T1">M</text:span></text:p>
          </draw:text-box>
        </draw:frame>
        <draw:rect draw:style-name="gr4" draw:text-style-name="P1" draw:layer="layout" svg:width="0.5cm" svg:height="0.24cm" svg:x="20.002cm" svg:y="12.614cm">
          <text:p/>
        </draw:rect>
        <draw:rect draw:style-name="gr4" draw:text-style-name="P1" draw:layer="layout" svg:width="0.5cm" svg:height="0.24cm" svg:x="20.002cm" svg:y="10.514cm">
          <text:p/>
        </draw:rect>
        <draw:line draw:style-name="gr5" draw:text-style-name="P1" draw:layer="layout" svg:x1="20.223cm" svg:y1="10.724cm" svg:x2="20.223cm" svg:y2="9.654cm">
          <text:p/>
        </draw:line>
        <draw:line draw:style-name="gr5" draw:text-style-name="P1" draw:layer="layout" svg:x1="19.773cm" svg:y1="13.619cm" svg:x2="20.652cm" svg:y2="13.619cm">
          <text:p/>
        </draw:line>
        <draw:line draw:style-name="gr5" draw:text-style-name="P1" draw:layer="layout" svg:x1="20.516cm" svg:y1="13.889cm" svg:x2="20.651cm" svg:y2="13.619cm">
          <text:p/>
        </draw:line>
        <draw:line draw:style-name="gr5" draw:text-style-name="P1" draw:layer="layout" svg:x1="20.313cm" svg:y1="13.889cm" svg:x2="20.448cm" svg:y2="13.619cm">
          <text:p/>
        </draw:line>
        <draw:line draw:style-name="gr5" draw:text-style-name="P1" draw:layer="layout" svg:x1="20.111cm" svg:y1="13.889cm" svg:x2="20.246cm" svg:y2="13.619cm">
          <text:p/>
        </draw:line>
        <draw:line draw:style-name="gr5" draw:text-style-name="P1" draw:layer="layout" svg:x1="19.908cm" svg:y1="13.889cm" svg:x2="20.043cm" svg:y2="13.619cm">
          <text:p/>
        </draw:line>
        <draw:line draw:style-name="gr5" draw:text-style-name="P1" draw:layer="layout" svg:x1="19.705cm" svg:y1="13.889cm" svg:x2="19.84cm" svg:y2="13.619cm">
          <text:p/>
        </draw:line>
        <draw:line draw:style-name="gr5" draw:text-style-name="P1" draw:layer="layout" svg:x1="20.229cm" svg:y1="13.619cm" svg:x2="20.229cm" svg:y2="12.62cm">
          <text:p/>
        </draw:line>
        <draw:circle draw:style-name="gr2" draw:text-style-name="P1" draw:layer="layout" svg:width="1.88cm" svg:height="1.88cm" svg:x="22.803cm" svg:y="10.727cm">
          <text:p/>
        </draw:circle>
        <draw:frame draw:style-name="gr3" draw:text-style-name="P2" draw:layer="layout" svg:width="1.6cm" svg:height="0.963cm" svg:x="23.102cm" svg:y="11.254cm">
          <draw:text-box>
            <text:p><text:span text:style-name="T1">GT</text:span></text:p>
          </draw:text-box>
        </draw:frame>
        <draw:rect draw:style-name="gr4" draw:text-style-name="P1" draw:layer="layout" svg:width="0.5cm" svg:height="0.24cm" svg:x="23.502cm" svg:y="12.614cm">
          <text:p/>
        </draw:rect>
        <draw:rect draw:style-name="gr4" draw:text-style-name="P1" draw:layer="layout" svg:width="0.5cm" svg:height="0.24cm" svg:x="23.502cm" svg:y="10.514cm">
          <text:p/>
        </draw:rect>
        <draw:line draw:style-name="gr5" draw:text-style-name="P1" draw:layer="layout" svg:x1="21.201cm" svg:y1="11.654cm" svg:x2="22.803cm" svg:y2="11.654cm">
          <text:p/>
        </draw:line>
        <draw:line draw:style-name="gr5" draw:text-style-name="P1" draw:layer="layout" svg:x1="23.683cm" svg:y1="9.154cm" svg:x2="26.103cm" svg:y2="9.154cm">
          <text:p/>
        </draw:line>
        <draw:line draw:style-name="gr5" draw:text-style-name="P1" draw:layer="layout" svg:x1="23.723cm" svg:y1="10.727cm" svg:x2="23.723cm" svg:y2="9.154cm">
          <text:p/>
        </draw:line>
        <draw:line draw:style-name="gr5" draw:text-style-name="P1" draw:layer="layout" svg:x1="26.023cm" svg:y1="15.353cm" svg:x2="26.023cm" svg:y2="9.155cm">
          <text:p/>
        </draw:line>
        <draw:line draw:style-name="gr5" draw:text-style-name="P1" draw:layer="layout" svg:x1="23.274cm" svg:y1="13.62cm" svg:x2="24.153cm" svg:y2="13.62cm">
          <text:p/>
        </draw:line>
        <draw:line draw:style-name="gr5" draw:text-style-name="P1" draw:layer="layout" svg:x1="24.017cm" svg:y1="13.89cm" svg:x2="24.152cm" svg:y2="13.62cm">
          <text:p/>
        </draw:line>
        <draw:line draw:style-name="gr5" draw:text-style-name="P1" draw:layer="layout" svg:x1="23.814cm" svg:y1="13.89cm" svg:x2="23.949cm" svg:y2="13.62cm">
          <text:p/>
        </draw:line>
        <draw:line draw:style-name="gr5" draw:text-style-name="P1" draw:layer="layout" svg:x1="23.612cm" svg:y1="13.89cm" svg:x2="23.747cm" svg:y2="13.62cm">
          <text:p/>
        </draw:line>
        <draw:line draw:style-name="gr5" draw:text-style-name="P1" draw:layer="layout" svg:x1="23.409cm" svg:y1="13.89cm" svg:x2="23.544cm" svg:y2="13.62cm">
          <text:p/>
        </draw:line>
        <draw:line draw:style-name="gr5" draw:text-style-name="P1" draw:layer="layout" svg:x1="23.206cm" svg:y1="13.89cm" svg:x2="23.341cm" svg:y2="13.62cm">
          <text:p/>
        </draw:line>
        <draw:line draw:style-name="gr5" draw:text-style-name="P1" draw:layer="layout" svg:x1="23.73cm" svg:y1="13.62cm" svg:x2="23.73cm" svg:y2="12.621cm">
          <text:p/>
        </draw:line>
        <draw:line draw:style-name="gr5" draw:text-style-name="P1" draw:layer="layout" svg:x1="7.602cm" svg:y1="11.054cm" svg:x2="7.623cm" svg:y2="9.057cm">
          <text:p/>
        </draw:line>
        <draw:line draw:style-name="gr5" draw:text-style-name="P1" draw:layer="layout" svg:x1="7.602cm" svg:y1="11.017cm" svg:x2="6.218cm" svg:y2="11.017cm">
          <text:p/>
        </draw:line>
        <draw:line draw:style-name="gr5" draw:text-style-name="P1" draw:layer="layout" svg:x1="19.732cm" svg:y1="13.91cm" svg:x2="19.867cm" svg:y2="13.64cm">
          <text:p/>
        </draw:line>
        <draw:line draw:style-name="gr6" draw:text-style-name="P1" draw:layer="layout" svg:x1="19.069cm" svg:y1="13.663cm" svg:x2="19.069cm" svg:y2="9.863cm">
          <text:p/>
        </draw:line>
        <draw:frame draw:style-name="gr10" draw:text-style-name="P7" draw:layer="layout" svg:width="1.4cm" svg:height="1.113cm" svg:x="18.069cm" svg:y="11.263cm">
          <draw:text-box>
            <text:p><text:span text:style-name="T6">u</text:span><text:span text:style-name="T7">M</text:span></text:p>
          </draw:text-box>
        </draw:frame>
        <draw:line draw:style-name="gr7" draw:text-style-name="P1" draw:layer="layout" svg:x1="18.643cm" svg:y1="13.682cm" svg:x2="19.522cm" svg:y2="13.682cm">
          <text:p/>
        </draw:line>
        <draw:line draw:style-name="gr7" draw:text-style-name="P1" draw:layer="layout" svg:x1="19.386cm" svg:y1="13.952cm" svg:x2="19.521cm" svg:y2="13.682cm">
          <text:p/>
        </draw:line>
        <draw:line draw:style-name="gr7" draw:text-style-name="P1" draw:layer="layout" svg:x1="19.183cm" svg:y1="13.952cm" svg:x2="19.318cm" svg:y2="13.682cm">
          <text:p/>
        </draw:line>
        <draw:line draw:style-name="gr7" draw:text-style-name="P1" draw:layer="layout" svg:x1="18.981cm" svg:y1="13.952cm" svg:x2="19.116cm" svg:y2="13.682cm">
          <text:p/>
        </draw:line>
        <draw:line draw:style-name="gr7" draw:text-style-name="P1" draw:layer="layout" svg:x1="18.778cm" svg:y1="13.952cm" svg:x2="18.913cm" svg:y2="13.682cm">
          <text:p/>
        </draw:line>
        <draw:line draw:style-name="gr7" draw:text-style-name="P1" draw:layer="layout" svg:x1="18.575cm" svg:y1="13.952cm" svg:x2="18.71cm" svg:y2="13.682cm">
          <text:p/>
        </draw:line>
        <draw:path draw:style-name="gr8" draw:text-style-name="P1" draw:layer="layout" svg:width="0.177cm" svg:height="1.399cm" svg:x="22.022cm" svg:y="10.903cm" svg:viewBox="0 0 178 1400" svg:d="M178 1400c-400-746 0-1400 0-1400">
          <text:p/>
        </draw:path>
        <draw:frame draw:style-name="gr3" draw:text-style-name="P7" draw:layer="layout" svg:width="1cm" svg:height="0.963cm" svg:x="21.7cm" svg:y="12.203cm">
          <draw:text-box>
            <text:p><text:span text:style-name="T5">Ω</text:span></text:p>
          </draw:text-box>
        </draw:frame>
        <draw:line draw:style-name="gr6" draw:text-style-name="P1" draw:layer="layout" svg:x1="25.022cm" svg:y1="13.684cm" svg:x2="25.022cm" svg:y2="9.884cm">
          <text:p/>
        </draw:line>
        <draw:line draw:style-name="gr7" draw:text-style-name="P1" draw:layer="layout" svg:x1="24.596cm" svg:y1="13.703cm" svg:x2="25.475cm" svg:y2="13.703cm">
          <text:p/>
        </draw:line>
        <draw:line draw:style-name="gr7" draw:text-style-name="P1" draw:layer="layout" svg:x1="25.339cm" svg:y1="13.973cm" svg:x2="25.474cm" svg:y2="13.703cm">
          <text:p/>
        </draw:line>
        <draw:line draw:style-name="gr7" draw:text-style-name="P1" draw:layer="layout" svg:x1="25.136cm" svg:y1="13.973cm" svg:x2="25.271cm" svg:y2="13.703cm">
          <text:p/>
        </draw:line>
        <draw:line draw:style-name="gr7" draw:text-style-name="P1" draw:layer="layout" svg:x1="24.934cm" svg:y1="13.973cm" svg:x2="25.069cm" svg:y2="13.703cm">
          <text:p/>
        </draw:line>
        <draw:line draw:style-name="gr7" draw:text-style-name="P1" draw:layer="layout" svg:x1="24.731cm" svg:y1="13.973cm" svg:x2="24.866cm" svg:y2="13.703cm">
          <text:p/>
        </draw:line>
        <draw:line draw:style-name="gr7" draw:text-style-name="P1" draw:layer="layout" svg:x1="24.528cm" svg:y1="13.973cm" svg:x2="24.663cm" svg:y2="13.703cm">
          <text:p/>
        </draw:line>
        <draw:frame draw:style-name="gr3" draw:text-style-name="P7" draw:layer="layout" svg:width="0.858cm" svg:height="0.963cm" svg:x="24.922cm" svg:y="11.264cm">
          <draw:text-box>
            <text:p><text:span text:style-name="T6">r</text:span></text:p>
          </draw:text-box>
        </draw:frame>
        <draw:line draw:style-name="gr6" draw:text-style-name="P1" draw:layer="layout" svg:x1="2.1cm" svg:y1="10.686cm" svg:x2="2.1cm" svg:y2="8.621cm">
          <text:p/>
        </draw:line>
        <draw:frame draw:style-name="gr3" draw:text-style-name="P7" draw:layer="layout" svg:width="0.858cm" svg:height="0.963cm" svg:x="2.1cm" svg:y="9.316cm">
          <draw:text-box>
            <text:p><text:span text:style-name="T6">e</text:span></text:p>
          </draw:text-box>
        </draw:frame>
        <draw:line draw:style-name="gr6" draw:text-style-name="P1" draw:layer="layout" svg:x1="1.862cm" svg:y1="15.126cm" svg:x2="1.862cm" svg:y2="11.326cm">
          <text:p/>
        </draw:line>
        <draw:frame draw:style-name="gr3" draw:text-style-name="P7" draw:layer="layout" svg:width="0.858cm" svg:height="0.963cm" svg:x="1.862cm" svg:y="12.826cm">
          <draw:text-box>
            <text:p><text:span text:style-name="T6">r</text:span></text:p>
          </draw:text-box>
        </draw:frame>
        <draw:line draw:style-name="gr7" draw:text-style-name="P1" draw:layer="layout" svg:x1="1.436cm" svg:y1="15.145cm" svg:x2="2.315cm" svg:y2="15.145cm">
          <text:p/>
        </draw:line>
        <draw:line draw:style-name="gr7" draw:text-style-name="P1" draw:layer="layout" svg:x1="2.179cm" svg:y1="15.415cm" svg:x2="2.314cm" svg:y2="15.145cm">
          <text:p/>
        </draw:line>
        <draw:line draw:style-name="gr7" draw:text-style-name="P1" draw:layer="layout" svg:x1="1.976cm" svg:y1="15.415cm" svg:x2="2.111cm" svg:y2="15.145cm">
          <text:p/>
        </draw:line>
        <draw:line draw:style-name="gr7" draw:text-style-name="P1" draw:layer="layout" svg:x1="1.774cm" svg:y1="15.415cm" svg:x2="1.909cm" svg:y2="15.145cm">
          <text:p/>
        </draw:line>
        <draw:line draw:style-name="gr7" draw:text-style-name="P1" draw:layer="layout" svg:x1="1.571cm" svg:y1="15.415cm" svg:x2="1.706cm" svg:y2="15.145cm">
          <text:p/>
        </draw:line>
        <draw:line draw:style-name="gr7" draw:text-style-name="P1" draw:layer="layout" svg:x1="1.368cm" svg:y1="15.415cm" svg:x2="1.503cm" svg:y2="15.145cm">
          <text:p/>
        </draw:line>
        <draw:line draw:style-name="gr5" draw:text-style-name="P1" draw:layer="layout" svg:x1="7.582cm" svg:y1="11.048cm" svg:x2="7.603cm" svg:y2="9.051cm">
          <text:p/>
        </draw:line>
        <draw:line draw:style-name="gr6" draw:text-style-name="P1" draw:layer="layout" svg:x1="7.982cm" svg:y1="12.999cm" svg:x2="7.982cm" svg:y2="9.199cm">
          <text:p/>
        </draw:line>
        <draw:line draw:style-name="gr7" draw:text-style-name="P1" draw:layer="layout" svg:x1="7.556cm" svg:y1="12.997cm" svg:x2="8.435cm" svg:y2="12.997cm">
          <text:p/>
        </draw:line>
        <draw:line draw:style-name="gr7" draw:text-style-name="P1" draw:layer="layout" svg:x1="8.299cm" svg:y1="13.267cm" svg:x2="8.434cm" svg:y2="12.997cm">
          <text:p/>
        </draw:line>
        <draw:line draw:style-name="gr7" draw:text-style-name="P1" draw:layer="layout" svg:x1="8.096cm" svg:y1="13.267cm" svg:x2="8.231cm" svg:y2="12.997cm">
          <text:p/>
        </draw:line>
        <draw:line draw:style-name="gr7" draw:text-style-name="P1" draw:layer="layout" svg:x1="7.894cm" svg:y1="13.267cm" svg:x2="8.029cm" svg:y2="12.997cm">
          <text:p/>
        </draw:line>
        <draw:line draw:style-name="gr7" draw:text-style-name="P1" draw:layer="layout" svg:x1="7.691cm" svg:y1="13.267cm" svg:x2="7.826cm" svg:y2="12.997cm">
          <text:p/>
        </draw:line>
        <draw:line draw:style-name="gr7" draw:text-style-name="P1" draw:layer="layout" svg:x1="7.488cm" svg:y1="13.267cm" svg:x2="7.623cm" svg:y2="12.997cm">
          <text:p/>
        </draw:line>
        <draw:frame draw:style-name="gr3" draw:text-style-name="P7" draw:layer="layout" svg:width="0.858cm" svg:height="0.963cm" svg:x="7.88cm" svg:y="10.81cm">
          <draw:text-box>
            <text:p><text:span text:style-name="T5">ε</text:span></text:p>
          </draw:text-box>
        </draw:frame>
        <draw:line draw:style-name="gr6" draw:text-style-name="P1" draw:layer="layout" svg:x1="12.862cm" svg:y1="13.647cm" svg:x2="12.862cm" svg:y2="9.847cm">
          <text:p/>
        </draw:line>
        <draw:line draw:style-name="gr7" draw:text-style-name="P1" draw:layer="layout" svg:x1="12.436cm" svg:y1="13.645cm" svg:x2="13.315cm" svg:y2="13.645cm">
          <text:p/>
        </draw:line>
        <draw:line draw:style-name="gr7" draw:text-style-name="P1" draw:layer="layout" svg:x1="13.179cm" svg:y1="13.915cm" svg:x2="13.314cm" svg:y2="13.645cm">
          <text:p/>
        </draw:line>
        <draw:line draw:style-name="gr7" draw:text-style-name="P1" draw:layer="layout" svg:x1="12.976cm" svg:y1="13.915cm" svg:x2="13.111cm" svg:y2="13.645cm">
          <text:p/>
        </draw:line>
        <draw:line draw:style-name="gr7" draw:text-style-name="P1" draw:layer="layout" svg:x1="12.774cm" svg:y1="13.915cm" svg:x2="12.909cm" svg:y2="13.645cm">
          <text:p/>
        </draw:line>
        <draw:line draw:style-name="gr7" draw:text-style-name="P1" draw:layer="layout" svg:x1="12.571cm" svg:y1="13.915cm" svg:x2="12.706cm" svg:y2="13.645cm">
          <text:p/>
        </draw:line>
        <draw:line draw:style-name="gr7" draw:text-style-name="P1" draw:layer="layout" svg:x1="12.368cm" svg:y1="13.915cm" svg:x2="12.503cm" svg:y2="13.645cm">
          <text:p/>
        </draw:line>
        <draw:frame draw:style-name="gr3" draw:text-style-name="P7" draw:layer="layout" svg:width="0.858cm" svg:height="0.963cm" svg:x="12.8cm" svg:y="11.417cm">
          <draw:text-box>
            <text:p><text:span text:style-name="T6">u</text:span></text:p>
          </draw:text-box>
        </draw:frame>
        <draw:frame draw:style-name="gr3" draw:layer="layout" svg:width="9.2cm" svg:height="0.963cm" svg:x="0.6cm" svg:y="0.601cm">
          <draw:text-box>
            <text:p>Régulateur de vitess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circle draw:style-name="gr2" draw:text-style-name="P1" draw:layer="layout" svg:width="1.081cm" svg:height="1.082cm" svg:x="0.802cm" svg:y="9.327cm">
          <text:p/>
        </draw:circle>
        <draw:line draw:style-name="gr5" draw:text-style-name="P1" draw:layer="layout" svg:x1="1.343cm" svg:y1="11.017cm" svg:x2="1.343cm" svg:y2="8.449cm">
          <text:p/>
        </draw:line>
        <draw:line draw:style-name="gr5" draw:text-style-name="P1" draw:layer="layout" svg:x1="0.87cm" svg:y1="11.017cm" svg:x2="1.749cm" svg:y2="11.017cm">
          <text:p/>
        </draw:line>
        <draw:line draw:style-name="gr5" draw:text-style-name="P1" draw:layer="layout" svg:x1="1.613cm" svg:y1="11.287cm" svg:x2="1.748cm" svg:y2="11.017cm">
          <text:p/>
        </draw:line>
        <draw:line draw:style-name="gr5" draw:text-style-name="P1" draw:layer="layout" svg:x1="1.41cm" svg:y1="11.287cm" svg:x2="1.545cm" svg:y2="11.017cm">
          <text:p/>
        </draw:line>
        <draw:line draw:style-name="gr5" draw:text-style-name="P1" draw:layer="layout" svg:x1="1.208cm" svg:y1="11.287cm" svg:x2="1.343cm" svg:y2="11.017cm">
          <text:p/>
        </draw:line>
        <draw:line draw:style-name="gr5" draw:text-style-name="P1" draw:layer="layout" svg:x1="1.005cm" svg:y1="11.287cm" svg:x2="1.14cm" svg:y2="11.017cm">
          <text:p/>
        </draw:line>
        <draw:line draw:style-name="gr5" draw:text-style-name="P1" draw:layer="layout" svg:x1="0.802cm" svg:y1="11.287cm" svg:x2="0.937cm" svg:y2="11.017cm">
          <text:p/>
        </draw:line>
        <draw:line draw:style-name="gr5" draw:text-style-name="P1" draw:layer="layout" svg:x1="1.343cm" svg:y1="8.449cm" svg:x2="3.236cm" svg:y2="8.449cm">
          <text:p/>
        </draw:line>
        <draw:rect draw:style-name="gr2" draw:text-style-name="P1" draw:layer="layout" svg:width="2.028cm" svg:height="2.298cm" svg:x="5.128cm" svg:y="7.892cm">
          <text:p/>
        </draw:rect>
        <draw:frame draw:style-name="gr11" draw:text-style-name="P8" draw:layer="layout" svg:width="0.879cm" svg:height="1.195cm" svg:x="5.028cm" svg:y="7.894cm">
          <draw:text-box>
            <text:p><text:span text:style-name="T8">+</text:span></text:p>
          </draw:text-box>
        </draw:frame>
        <draw:frame draw:style-name="gr12" draw:text-style-name="P9" draw:layer="layout" svg:width="0.676cm" svg:height="1.348cm" svg:x="5.095cm" svg:y="9.044cm">
          <draw:text-box>
            <text:p><text:span text:style-name="T9">-</text:span></text:p>
          </draw:text-box>
        </draw:frame>
        <draw:frame draw:style-name="gr11" draw:text-style-name="P8" draw:layer="layout" svg:width="0.676cm" svg:height="1.195cm" svg:x="6.28cm" svg:y="8.503cm">
          <draw:text-box>
            <text:p><text:span text:style-name="T10">∞</text:span></text:p>
          </draw:text-box>
        </draw:frame>
        <draw:rect draw:style-name="gr2" draw:text-style-name="P1" draw:layer="layout" svg:width="1.082cm" svg:height="0.405cm" svg:x="3.235cm" svg:y="8.246cm">
          <text:p/>
        </draw:rect>
        <draw:line draw:style-name="gr5" draw:text-style-name="P1" draw:layer="layout" svg:x1="4.317cm" svg:y1="8.449cm" svg:x2="5.128cm" svg:y2="8.449cm">
          <text:p/>
        </draw:line>
        <draw:rect draw:style-name="gr2" draw:text-style-name="P1" draw:layer="layout" svg:width="1.082cm" svg:height="0.405cm" svg:x="3.235cm" svg:y="8.246cm">
          <text:p/>
        </draw:rect>
        <draw:rect draw:style-name="gr2" draw:text-style-name="P1" draw:layer="layout" svg:width="1.081cm" svg:height="0.406cm" svg:x="5.128cm" svg:y="6.826cm">
          <text:p/>
        </draw:rect>
        <draw:rect draw:style-name="gr2" draw:text-style-name="P1" draw:layer="layout" svg:width="1.081cm" svg:height="0.406cm" svg:x="5.128cm" svg:y="10.814cm">
          <text:p/>
        </draw:rect>
        <draw:rect draw:style-name="gr2" draw:text-style-name="P1" draw:layer="layout" svg:width="1.082cm" svg:height="0.406cm" svg:x="3.235cm" svg:y="10.814cm">
          <text:p/>
        </draw:rect>
        <draw:line draw:style-name="gr5" draw:text-style-name="P1" draw:layer="layout" svg:x1="5.128cm" svg:y1="7.029cm" svg:x2="4.722cm" svg:y2="7.029cm">
          <text:p/>
        </draw:line>
        <draw:line draw:style-name="gr5" draw:text-style-name="P1" draw:layer="layout" svg:x1="5.128cm" svg:y1="11.017cm" svg:x2="4.317cm" svg:y2="11.017cm">
          <text:p/>
        </draw:line>
        <draw:line draw:style-name="gr5" draw:text-style-name="P1" draw:layer="layout" svg:x1="4.722cm" svg:y1="8.448cm" svg:x2="4.722cm" svg:y2="7.029cm">
          <text:p/>
        </draw:line>
        <draw:line draw:style-name="gr5" draw:text-style-name="P1" draw:layer="layout" svg:x1="6.209cm" svg:y1="7.029cm" svg:x2="7.966cm" svg:y2="7.029cm">
          <text:p/>
        </draw:line>
        <draw:line draw:style-name="gr5" draw:text-style-name="P1" draw:layer="layout" svg:x1="7.494cm" svg:y1="7.367cm" svg:x2="8.373cm" svg:y2="7.367cm">
          <text:p/>
        </draw:line>
        <draw:line draw:style-name="gr5" draw:text-style-name="P1" draw:layer="layout" svg:x1="8.237cm" svg:y1="7.637cm" svg:x2="8.372cm" svg:y2="7.367cm">
          <text:p/>
        </draw:line>
        <draw:line draw:style-name="gr5" draw:text-style-name="P1" draw:layer="layout" svg:x1="8.034cm" svg:y1="7.637cm" svg:x2="8.169cm" svg:y2="7.367cm">
          <text:p/>
        </draw:line>
        <draw:line draw:style-name="gr5" draw:text-style-name="P1" draw:layer="layout" svg:x1="7.831cm" svg:y1="7.637cm" svg:x2="7.966cm" svg:y2="7.367cm">
          <text:p/>
        </draw:line>
        <draw:line draw:style-name="gr5" draw:text-style-name="P1" draw:layer="layout" svg:x1="7.629cm" svg:y1="7.637cm" svg:x2="7.764cm" svg:y2="7.367cm">
          <text:p/>
        </draw:line>
        <draw:line draw:style-name="gr5" draw:text-style-name="P1" draw:layer="layout" svg:x1="7.426cm" svg:y1="7.637cm" svg:x2="7.561cm" svg:y2="7.367cm">
          <text:p/>
        </draw:line>
        <draw:line draw:style-name="gr5" draw:text-style-name="P1" draw:layer="layout" svg:x1="7.967cm" svg:y1="7.367cm" svg:x2="7.967cm" svg:y2="7.029cm">
          <text:p/>
        </draw:line>
        <draw:line draw:style-name="gr5" draw:text-style-name="P1" draw:layer="layout" svg:x1="4.722cm" svg:y1="11.017cm" svg:x2="4.722cm" svg:y2="9.733cm">
          <text:p/>
        </draw:line>
        <draw:line draw:style-name="gr5" draw:text-style-name="P1" draw:layer="layout" svg:x1="4.722cm" svg:y1="9.733cm" svg:x2="5.128cm" svg:y2="9.733cm">
          <text:p/>
        </draw:line>
        <draw:frame draw:style-name="gr10" draw:text-style-name="P2" draw:layer="layout" svg:width="1.232cm" svg:height="1.113cm" svg:x="3.27cm" svg:y="11.143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271cm" svg:height="1.113cm" svg:x="5.231cm" svg:y="11.144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4cm" svg:height="1.113cm" svg:x="3.202cm" svg:y="7.229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271cm" svg:height="1.113cm" svg:x="5.131cm" svg:y="5.843cm">
          <draw:text-box>
            <text:p><text:span text:style-name="T1">R</text:span><text:span text:style-name="T11">1</text:span></text:p>
          </draw:text-box>
        </draw:frame>
        <draw:line draw:style-name="gr5" draw:text-style-name="P1" draw:layer="layout" svg:x1="2.627cm" svg:y1="15.353cm" svg:x2="2.627cm" svg:y2="11.017cm">
          <text:p/>
        </draw:line>
        <draw:line draw:style-name="gr5" draw:text-style-name="P1" draw:layer="layout" svg:x1="3.235cm" svg:y1="11.017cm" svg:x2="2.627cm" svg:y2="11.017cm">
          <text:p/>
        </draw:line>
        <draw:line draw:style-name="gr5" draw:text-style-name="P1" draw:layer="layout" svg:x1="2.627cm" svg:y1="15.353cm" svg:x2="26.002cm" svg:y2="15.353cm">
          <text:p/>
        </draw:line>
        <draw:rect draw:style-name="gr2" draw:text-style-name="P1" draw:layer="layout" svg:width="2.028cm" svg:height="2.298cm" svg:x="9.983cm" svg:y="8.5cm">
          <text:p/>
        </draw:rect>
        <draw:frame draw:style-name="gr11" draw:text-style-name="P8" draw:layer="layout" svg:width="0.879cm" svg:height="1.195cm" svg:x="9.883cm" svg:y="8.503cm">
          <draw:text-box>
            <text:p><text:span text:style-name="T8">+</text:span></text:p>
          </draw:text-box>
        </draw:frame>
        <draw:frame draw:style-name="gr12" draw:text-style-name="P9" draw:layer="layout" svg:width="0.676cm" svg:height="1.348cm" svg:x="9.951cm" svg:y="9.652cm">
          <draw:text-box>
            <text:p><text:span text:style-name="T9">-</text:span></text:p>
          </draw:text-box>
        </draw:frame>
        <draw:frame draw:style-name="gr11" draw:text-style-name="P8" draw:layer="layout" svg:width="0.676cm" svg:height="1.195cm" svg:x="11.135cm" svg:y="9.211cm">
          <draw:text-box>
            <text:p><text:span text:style-name="T10">∞</text:span></text:p>
          </draw:text-box>
        </draw:frame>
        <draw:line draw:style-name="gr5" draw:text-style-name="P1" draw:layer="layout" svg:x1="7.156cm" svg:y1="9.057cm" svg:x2="9.983cm" svg:y2="9.027cm">
          <text:p/>
        </draw:line>
        <draw:rect draw:style-name="gr2" draw:text-style-name="P1" draw:layer="layout" svg:width="4.704cm" svg:height="2.754cm" svg:x="13.498cm" svg:y="8.5cm">
          <text:p/>
        </draw:rect>
        <draw:line draw:style-name="gr5" draw:text-style-name="P1" draw:layer="layout" svg:x1="9.602cm" svg:y1="10.449cm" svg:x2="10.028cm" svg:y2="10.449cm">
          <text:p/>
        </draw:line>
        <draw:line draw:style-name="gr5" draw:text-style-name="P1" draw:layer="layout" svg:x1="9.627cm" svg:y1="11.654cm" svg:x2="9.627cm" svg:y2="10.417cm">
          <text:p/>
        </draw:line>
        <draw:rect draw:style-name="gr2" draw:text-style-name="P1" draw:layer="layout" svg:width="1.082cm" svg:height="0.406cm" draw:transform="rotate (1.5707963267946) translate (9.373cm 12.758cm)">
          <text:p/>
        </draw:rect>
        <draw:rect draw:style-name="gr2" draw:text-style-name="P1" draw:layer="layout" svg:width="1.081cm" svg:height="0.406cm" svg:x="10.429cm" svg:y="11.114cm">
          <text:p/>
        </draw:rect>
        <draw:line draw:style-name="gr5" draw:text-style-name="P1" draw:layer="layout" svg:x1="9.627cm" svg:y1="11.357cm" svg:x2="10.384cm" svg:y2="11.357cm">
          <text:p/>
        </draw:line>
        <draw:line draw:style-name="gr5" draw:text-style-name="P1" draw:layer="layout" svg:x1="9.171cm" svg:y1="13.717cm" svg:x2="10.05cm" svg:y2="13.717cm">
          <text:p/>
        </draw:line>
        <draw:line draw:style-name="gr5" draw:text-style-name="P1" draw:layer="layout" svg:x1="9.914cm" svg:y1="13.987cm" svg:x2="10.049cm" svg:y2="13.717cm">
          <text:p/>
        </draw:line>
        <draw:line draw:style-name="gr5" draw:text-style-name="P1" draw:layer="layout" svg:x1="9.711cm" svg:y1="13.987cm" svg:x2="9.846cm" svg:y2="13.717cm">
          <text:p/>
        </draw:line>
        <draw:line draw:style-name="gr5" draw:text-style-name="P1" draw:layer="layout" svg:x1="9.509cm" svg:y1="13.987cm" svg:x2="9.644cm" svg:y2="13.717cm">
          <text:p/>
        </draw:line>
        <draw:line draw:style-name="gr5" draw:text-style-name="P1" draw:layer="layout" svg:x1="9.306cm" svg:y1="13.987cm" svg:x2="9.441cm" svg:y2="13.717cm">
          <text:p/>
        </draw:line>
        <draw:line draw:style-name="gr5" draw:text-style-name="P1" draw:layer="layout" svg:x1="9.103cm" svg:y1="13.987cm" svg:x2="9.238cm" svg:y2="13.717cm">
          <text:p/>
        </draw:line>
        <draw:line draw:style-name="gr5" draw:text-style-name="P1" draw:layer="layout" svg:x1="9.627cm" svg:y1="13.717cm" svg:x2="9.627cm" svg:y2="12.718cm">
          <text:p/>
        </draw:line>
        <draw:line draw:style-name="gr5" draw:text-style-name="P1" draw:layer="layout" svg:x1="11.957cm" svg:y1="9.657cm" svg:x2="13.498cm" svg:y2="9.657cm">
          <text:p/>
        </draw:line>
        <draw:line draw:style-name="gr5" draw:text-style-name="P1" draw:layer="layout" svg:x1="15.372cm" svg:y1="12.218cm" svg:x2="16.251cm" svg:y2="12.218cm">
          <text:p/>
        </draw:line>
        <draw:line draw:style-name="gr5" draw:text-style-name="P1" draw:layer="layout" svg:x1="16.115cm" svg:y1="12.488cm" svg:x2="16.25cm" svg:y2="12.218cm">
          <text:p/>
        </draw:line>
        <draw:line draw:style-name="gr5" draw:text-style-name="P1" draw:layer="layout" svg:x1="15.912cm" svg:y1="12.488cm" svg:x2="16.047cm" svg:y2="12.218cm">
          <text:p/>
        </draw:line>
        <draw:line draw:style-name="gr5" draw:text-style-name="P1" draw:layer="layout" svg:x1="15.71cm" svg:y1="12.488cm" svg:x2="15.845cm" svg:y2="12.218cm">
          <text:p/>
        </draw:line>
        <draw:line draw:style-name="gr5" draw:text-style-name="P1" draw:layer="layout" svg:x1="15.507cm" svg:y1="12.488cm" svg:x2="15.642cm" svg:y2="12.218cm">
          <text:p/>
        </draw:line>
        <draw:line draw:style-name="gr5" draw:text-style-name="P1" draw:layer="layout" svg:x1="15.304cm" svg:y1="12.488cm" svg:x2="15.439cm" svg:y2="12.218cm">
          <text:p/>
        </draw:line>
        <draw:line draw:style-name="gr5" draw:text-style-name="P1" draw:layer="layout" svg:x1="15.828cm" svg:y1="12.218cm" svg:x2="15.828cm" svg:y2="11.219cm">
          <text:p/>
        </draw:line>
        <draw:frame draw:style-name="gr13" draw:text-style-name="P10" draw:layer="layout" svg:width="4.6cm" svg:height="1.361cm" svg:x="13.602cm" svg:y="9.154cm">
          <draw:text-box>
            <text:p text:style-name="P1"><text:span text:style-name="T12">Amplification</text:span></text:p>
            <text:p text:style-name="P1"><text:span text:style-name="T12">de puissance</text:span></text:p>
          </draw:text-box>
        </draw:frame>
        <draw:line draw:style-name="gr5" draw:text-style-name="P1" draw:layer="layout" svg:x1="12.602cm" svg:y1="11.317cm" svg:x2="11.517cm" svg:y2="11.317cm">
          <text:p/>
        </draw:line>
        <draw:line draw:style-name="gr5" draw:text-style-name="P1" draw:layer="layout" svg:x1="12.523cm" svg:y1="11.317cm" svg:x2="12.523cm" svg:y2="9.657cm">
          <text:p/>
        </draw:line>
        <draw:frame draw:style-name="gr10" draw:text-style-name="P2" draw:layer="layout" svg:width="1.271cm" svg:height="1.113cm" svg:x="8.332cm" svg:y="11.676cm">
          <draw:text-box>
            <text:p><text:span text:style-name="T1">R</text:span><text:span text:style-name="T11">2</text:span></text:p>
          </draw:text-box>
        </draw:frame>
        <draw:frame draw:style-name="gr10" draw:text-style-name="P2" draw:layer="layout" svg:width="1.271cm" svg:height="1.113cm" svg:x="10.533cm" svg:y="11.377cm">
          <draw:text-box>
            <text:p><text:span text:style-name="T1">R</text:span><text:span text:style-name="T11">3</text:span></text:p>
          </draw:text-box>
        </draw:frame>
        <draw:circle draw:style-name="gr2" draw:text-style-name="P1" draw:layer="layout" svg:width="1.88cm" svg:height="1.88cm" svg:x="19.303cm" svg:y="10.727cm">
          <text:p/>
        </draw:circle>
        <draw:frame draw:style-name="gr3" draw:text-style-name="P2" draw:layer="layout" svg:width="1cm" svg:height="0.963cm" svg:x="19.702cm" svg:y="11.254cm">
          <draw:text-box>
            <text:p><text:span text:style-name="T1">M</text:span></text:p>
          </draw:text-box>
        </draw:frame>
        <draw:rect draw:style-name="gr4" draw:text-style-name="P1" draw:layer="layout" svg:width="0.5cm" svg:height="0.24cm" svg:x="20.002cm" svg:y="12.614cm">
          <text:p/>
        </draw:rect>
        <draw:rect draw:style-name="gr4" draw:text-style-name="P1" draw:layer="layout" svg:width="0.5cm" svg:height="0.24cm" svg:x="20.002cm" svg:y="10.514cm">
          <text:p/>
        </draw:rect>
        <draw:line draw:style-name="gr5" draw:text-style-name="P1" draw:layer="layout" svg:x1="18.158cm" svg:y1="9.657cm" svg:x2="20.202cm" svg:y2="9.654cm">
          <text:p/>
        </draw:line>
        <draw:line draw:style-name="gr5" draw:text-style-name="P1" draw:layer="layout" svg:x1="20.223cm" svg:y1="10.724cm" svg:x2="20.223cm" svg:y2="9.654cm">
          <text:p/>
        </draw:line>
        <draw:line draw:style-name="gr5" draw:text-style-name="P1" draw:layer="layout" svg:x1="19.773cm" svg:y1="13.619cm" svg:x2="20.652cm" svg:y2="13.619cm">
          <text:p/>
        </draw:line>
        <draw:line draw:style-name="gr5" draw:text-style-name="P1" draw:layer="layout" svg:x1="20.516cm" svg:y1="13.889cm" svg:x2="20.651cm" svg:y2="13.619cm">
          <text:p/>
        </draw:line>
        <draw:line draw:style-name="gr5" draw:text-style-name="P1" draw:layer="layout" svg:x1="20.313cm" svg:y1="13.889cm" svg:x2="20.448cm" svg:y2="13.619cm">
          <text:p/>
        </draw:line>
        <draw:line draw:style-name="gr5" draw:text-style-name="P1" draw:layer="layout" svg:x1="20.111cm" svg:y1="13.889cm" svg:x2="20.246cm" svg:y2="13.619cm">
          <text:p/>
        </draw:line>
        <draw:line draw:style-name="gr5" draw:text-style-name="P1" draw:layer="layout" svg:x1="19.908cm" svg:y1="13.889cm" svg:x2="20.043cm" svg:y2="13.619cm">
          <text:p/>
        </draw:line>
        <draw:line draw:style-name="gr5" draw:text-style-name="P1" draw:layer="layout" svg:x1="19.705cm" svg:y1="13.889cm" svg:x2="19.84cm" svg:y2="13.619cm">
          <text:p/>
        </draw:line>
        <draw:line draw:style-name="gr5" draw:text-style-name="P1" draw:layer="layout" svg:x1="20.229cm" svg:y1="13.619cm" svg:x2="20.229cm" svg:y2="12.62cm">
          <text:p/>
        </draw:line>
        <draw:circle draw:style-name="gr2" draw:text-style-name="P1" draw:layer="layout" svg:width="1.88cm" svg:height="1.88cm" svg:x="22.803cm" svg:y="10.727cm">
          <text:p/>
        </draw:circle>
        <draw:frame draw:style-name="gr3" draw:text-style-name="P2" draw:layer="layout" svg:width="1.6cm" svg:height="0.963cm" svg:x="23.102cm" svg:y="11.254cm">
          <draw:text-box>
            <text:p><text:span text:style-name="T1">GT</text:span></text:p>
          </draw:text-box>
        </draw:frame>
        <draw:rect draw:style-name="gr4" draw:text-style-name="P1" draw:layer="layout" svg:width="0.5cm" svg:height="0.24cm" svg:x="23.502cm" svg:y="12.614cm">
          <text:p/>
        </draw:rect>
        <draw:rect draw:style-name="gr4" draw:text-style-name="P1" draw:layer="layout" svg:width="0.5cm" svg:height="0.24cm" svg:x="23.502cm" svg:y="10.514cm">
          <text:p/>
        </draw:rect>
        <draw:line draw:style-name="gr5" draw:text-style-name="P1" draw:layer="layout" svg:x1="21.201cm" svg:y1="11.654cm" svg:x2="22.803cm" svg:y2="11.654cm">
          <text:p/>
        </draw:line>
        <draw:line draw:style-name="gr5" draw:text-style-name="P1" draw:layer="layout" svg:x1="23.683cm" svg:y1="9.154cm" svg:x2="26.103cm" svg:y2="9.154cm">
          <text:p/>
        </draw:line>
        <draw:line draw:style-name="gr5" draw:text-style-name="P1" draw:layer="layout" svg:x1="23.723cm" svg:y1="10.727cm" svg:x2="23.723cm" svg:y2="9.154cm">
          <text:p/>
        </draw:line>
        <draw:line draw:style-name="gr5" draw:text-style-name="P1" draw:layer="layout" svg:x1="26.023cm" svg:y1="15.353cm" svg:x2="26.023cm" svg:y2="9.155cm">
          <text:p/>
        </draw:line>
        <draw:line draw:style-name="gr5" draw:text-style-name="P1" draw:layer="layout" svg:x1="23.274cm" svg:y1="13.62cm" svg:x2="24.153cm" svg:y2="13.62cm">
          <text:p/>
        </draw:line>
        <draw:line draw:style-name="gr5" draw:text-style-name="P1" draw:layer="layout" svg:x1="24.017cm" svg:y1="13.89cm" svg:x2="24.152cm" svg:y2="13.62cm">
          <text:p/>
        </draw:line>
        <draw:line draw:style-name="gr5" draw:text-style-name="P1" draw:layer="layout" svg:x1="23.814cm" svg:y1="13.89cm" svg:x2="23.949cm" svg:y2="13.62cm">
          <text:p/>
        </draw:line>
        <draw:line draw:style-name="gr5" draw:text-style-name="P1" draw:layer="layout" svg:x1="23.612cm" svg:y1="13.89cm" svg:x2="23.747cm" svg:y2="13.62cm">
          <text:p/>
        </draw:line>
        <draw:line draw:style-name="gr5" draw:text-style-name="P1" draw:layer="layout" svg:x1="23.409cm" svg:y1="13.89cm" svg:x2="23.544cm" svg:y2="13.62cm">
          <text:p/>
        </draw:line>
        <draw:line draw:style-name="gr5" draw:text-style-name="P1" draw:layer="layout" svg:x1="23.206cm" svg:y1="13.89cm" svg:x2="23.341cm" svg:y2="13.62cm">
          <text:p/>
        </draw:line>
        <draw:line draw:style-name="gr5" draw:text-style-name="P1" draw:layer="layout" svg:x1="23.73cm" svg:y1="13.62cm" svg:x2="23.73cm" svg:y2="12.621cm">
          <text:p/>
        </draw:line>
        <draw:line draw:style-name="gr5" draw:text-style-name="P1" draw:layer="layout" svg:x1="7.602cm" svg:y1="11.054cm" svg:x2="7.623cm" svg:y2="9.057cm">
          <text:p/>
        </draw:line>
        <draw:line draw:style-name="gr5" draw:text-style-name="P1" draw:layer="layout" svg:x1="7.602cm" svg:y1="11.017cm" svg:x2="6.218cm" svg:y2="11.017cm">
          <text:p/>
        </draw:line>
        <draw:line draw:style-name="gr6" draw:text-style-name="P1" draw:layer="layout" svg:x1="2.095cm" svg:y1="10.707cm" svg:x2="2.095cm" svg:y2="8.642cm">
          <text:p/>
        </draw:line>
        <draw:frame draw:style-name="gr3" draw:text-style-name="P7" draw:layer="layout" svg:width="0.858cm" svg:height="0.963cm" svg:x="2.095cm" svg:y="9.337cm">
          <draw:text-box>
            <text:p><text:span text:style-name="T6">e</text:span></text:p>
          </draw:text-box>
        </draw:frame>
        <draw:line draw:style-name="gr6" draw:text-style-name="P1" draw:layer="layout" svg:x1="1.842cm" svg:y1="15.147cm" svg:x2="1.842cm" svg:y2="11.347cm">
          <text:p/>
        </draw:line>
        <draw:frame draw:style-name="gr3" draw:text-style-name="P7" draw:layer="layout" svg:width="0.858cm" svg:height="0.963cm" svg:x="1.842cm" svg:y="12.847cm">
          <draw:text-box>
            <text:p><text:span text:style-name="T6">r</text:span></text:p>
          </draw:text-box>
        </draw:frame>
        <draw:line draw:style-name="gr7" draw:text-style-name="P1" draw:layer="layout" svg:x1="1.416cm" svg:y1="15.166cm" svg:x2="2.295cm" svg:y2="15.166cm">
          <text:p/>
        </draw:line>
        <draw:line draw:style-name="gr7" draw:text-style-name="P1" draw:layer="layout" svg:x1="2.159cm" svg:y1="15.436cm" svg:x2="2.294cm" svg:y2="15.166cm">
          <text:p/>
        </draw:line>
        <draw:line draw:style-name="gr7" draw:text-style-name="P1" draw:layer="layout" svg:x1="1.956cm" svg:y1="15.436cm" svg:x2="2.091cm" svg:y2="15.166cm">
          <text:p/>
        </draw:line>
        <draw:line draw:style-name="gr7" draw:text-style-name="P1" draw:layer="layout" svg:x1="1.754cm" svg:y1="15.436cm" svg:x2="1.889cm" svg:y2="15.166cm">
          <text:p/>
        </draw:line>
        <draw:line draw:style-name="gr7" draw:text-style-name="P1" draw:layer="layout" svg:x1="1.551cm" svg:y1="15.436cm" svg:x2="1.686cm" svg:y2="15.166cm">
          <text:p/>
        </draw:line>
        <draw:line draw:style-name="gr7" draw:text-style-name="P1" draw:layer="layout" svg:x1="1.348cm" svg:y1="15.436cm" svg:x2="1.483cm" svg:y2="15.166cm">
          <text:p/>
        </draw:line>
        <draw:line draw:style-name="gr6" draw:text-style-name="P1" draw:layer="layout" svg:x1="7.982cm" svg:y1="13.02cm" svg:x2="7.982cm" svg:y2="9.22cm">
          <text:p/>
        </draw:line>
        <draw:frame draw:style-name="gr3" draw:text-style-name="P7" draw:layer="layout" svg:width="0.858cm" svg:height="0.963cm" svg:x="7.88cm" svg:y="10.811cm">
          <draw:text-box>
            <text:p><text:span text:style-name="T5">ε</text:span></text:p>
          </draw:text-box>
        </draw:frame>
        <draw:line draw:style-name="gr7" draw:text-style-name="P1" draw:layer="layout" svg:x1="7.556cm" svg:y1="12.997cm" svg:x2="8.435cm" svg:y2="12.997cm">
          <text:p/>
        </draw:line>
        <draw:line draw:style-name="gr7" draw:text-style-name="P1" draw:layer="layout" svg:x1="8.299cm" svg:y1="13.267cm" svg:x2="8.434cm" svg:y2="12.997cm">
          <text:p/>
        </draw:line>
        <draw:line draw:style-name="gr7" draw:text-style-name="P1" draw:layer="layout" svg:x1="8.096cm" svg:y1="13.267cm" svg:x2="8.231cm" svg:y2="12.997cm">
          <text:p/>
        </draw:line>
        <draw:line draw:style-name="gr7" draw:text-style-name="P1" draw:layer="layout" svg:x1="7.894cm" svg:y1="13.267cm" svg:x2="8.029cm" svg:y2="12.997cm">
          <text:p/>
        </draw:line>
        <draw:line draw:style-name="gr7" draw:text-style-name="P1" draw:layer="layout" svg:x1="7.691cm" svg:y1="13.267cm" svg:x2="7.826cm" svg:y2="12.997cm">
          <text:p/>
        </draw:line>
        <draw:line draw:style-name="gr7" draw:text-style-name="P1" draw:layer="layout" svg:x1="7.488cm" svg:y1="13.267cm" svg:x2="7.623cm" svg:y2="12.997cm">
          <text:p/>
        </draw:line>
        <draw:line draw:style-name="gr7" draw:text-style-name="P1" draw:layer="layout" svg:x1="12.436cm" svg:y1="13.645cm" svg:x2="13.315cm" svg:y2="13.645cm">
          <text:p/>
        </draw:line>
        <draw:line draw:style-name="gr7" draw:text-style-name="P1" draw:layer="layout" svg:x1="13.179cm" svg:y1="13.915cm" svg:x2="13.314cm" svg:y2="13.645cm">
          <text:p/>
        </draw:line>
        <draw:line draw:style-name="gr7" draw:text-style-name="P1" draw:layer="layout" svg:x1="12.976cm" svg:y1="13.915cm" svg:x2="13.111cm" svg:y2="13.645cm">
          <text:p/>
        </draw:line>
        <draw:line draw:style-name="gr7" draw:text-style-name="P1" draw:layer="layout" svg:x1="12.774cm" svg:y1="13.915cm" svg:x2="12.909cm" svg:y2="13.645cm">
          <text:p/>
        </draw:line>
        <draw:line draw:style-name="gr7" draw:text-style-name="P1" draw:layer="layout" svg:x1="12.571cm" svg:y1="13.915cm" svg:x2="12.706cm" svg:y2="13.645cm">
          <text:p/>
        </draw:line>
        <draw:line draw:style-name="gr7" draw:text-style-name="P1" draw:layer="layout" svg:x1="12.368cm" svg:y1="13.915cm" svg:x2="12.503cm" svg:y2="13.645cm">
          <text:p/>
        </draw:line>
        <draw:line draw:style-name="gr6" draw:text-style-name="P1" draw:layer="layout" svg:x1="12.862cm" svg:y1="13.668cm" svg:x2="12.862cm" svg:y2="9.868cm">
          <text:p/>
        </draw:line>
        <draw:frame draw:style-name="gr3" draw:text-style-name="P7" draw:layer="layout" svg:width="0.858cm" svg:height="0.963cm" svg:x="12.8cm" svg:y="11.418cm">
          <draw:text-box>
            <text:p><text:span text:style-name="T6">u</text:span></text:p>
          </draw:text-box>
        </draw:frame>
        <draw:line draw:style-name="gr6" draw:text-style-name="P1" draw:layer="layout" svg:x1="19.09cm" svg:y1="13.684cm" svg:x2="19.09cm" svg:y2="9.884cm">
          <text:p/>
        </draw:line>
        <draw:frame draw:style-name="gr10" draw:text-style-name="P7" draw:layer="layout" svg:width="1.4cm" svg:height="1.113cm" svg:x="18.09cm" svg:y="11.284cm">
          <draw:text-box>
            <text:p><text:span text:style-name="T6">u</text:span><text:span text:style-name="T7">M</text:span></text:p>
          </draw:text-box>
        </draw:frame>
        <draw:line draw:style-name="gr7" draw:text-style-name="P1" draw:layer="layout" svg:x1="18.664cm" svg:y1="13.703cm" svg:x2="19.543cm" svg:y2="13.703cm">
          <text:p/>
        </draw:line>
        <draw:line draw:style-name="gr7" draw:text-style-name="P1" draw:layer="layout" svg:x1="19.407cm" svg:y1="13.973cm" svg:x2="19.542cm" svg:y2="13.703cm">
          <text:p/>
        </draw:line>
        <draw:line draw:style-name="gr7" draw:text-style-name="P1" draw:layer="layout" svg:x1="19.204cm" svg:y1="13.973cm" svg:x2="19.339cm" svg:y2="13.703cm">
          <text:p/>
        </draw:line>
        <draw:line draw:style-name="gr7" draw:text-style-name="P1" draw:layer="layout" svg:x1="19.002cm" svg:y1="13.973cm" svg:x2="19.137cm" svg:y2="13.703cm">
          <text:p/>
        </draw:line>
        <draw:line draw:style-name="gr7" draw:text-style-name="P1" draw:layer="layout" svg:x1="18.799cm" svg:y1="13.973cm" svg:x2="18.934cm" svg:y2="13.703cm">
          <text:p/>
        </draw:line>
        <draw:line draw:style-name="gr7" draw:text-style-name="P1" draw:layer="layout" svg:x1="18.596cm" svg:y1="13.973cm" svg:x2="18.731cm" svg:y2="13.703cm">
          <text:p/>
        </draw:line>
        <draw:path draw:style-name="gr8" draw:text-style-name="P1" draw:layer="layout" svg:width="0.177cm" svg:height="1.399cm" svg:x="21.977cm" svg:y="10.924cm" svg:viewBox="0 0 178 1400" svg:d="M178 1400c-400-746 0-1400 0-1400">
          <text:p/>
        </draw:path>
        <draw:frame draw:style-name="gr3" draw:text-style-name="P7" draw:layer="layout" svg:width="1cm" svg:height="0.963cm" svg:x="21.7cm" svg:y="12.204cm">
          <draw:text-box>
            <text:p><text:span text:style-name="T5">Ω</text:span></text:p>
          </draw:text-box>
        </draw:frame>
        <draw:line draw:style-name="gr6" draw:text-style-name="P1" draw:layer="layout" svg:x1="25.002cm" svg:y1="13.705cm" svg:x2="25.002cm" svg:y2="9.905cm">
          <text:p/>
        </draw:line>
        <draw:line draw:style-name="gr7" draw:text-style-name="P1" draw:layer="layout" svg:x1="24.576cm" svg:y1="13.724cm" svg:x2="25.455cm" svg:y2="13.724cm">
          <text:p/>
        </draw:line>
        <draw:line draw:style-name="gr7" draw:text-style-name="P1" draw:layer="layout" svg:x1="25.319cm" svg:y1="13.994cm" svg:x2="25.454cm" svg:y2="13.724cm">
          <text:p/>
        </draw:line>
        <draw:line draw:style-name="gr7" draw:text-style-name="P1" draw:layer="layout" svg:x1="25.116cm" svg:y1="13.994cm" svg:x2="25.251cm" svg:y2="13.724cm">
          <text:p/>
        </draw:line>
        <draw:line draw:style-name="gr7" draw:text-style-name="P1" draw:layer="layout" svg:x1="24.914cm" svg:y1="13.994cm" svg:x2="25.049cm" svg:y2="13.724cm">
          <text:p/>
        </draw:line>
        <draw:line draw:style-name="gr7" draw:text-style-name="P1" draw:layer="layout" svg:x1="24.711cm" svg:y1="13.994cm" svg:x2="24.846cm" svg:y2="13.724cm">
          <text:p/>
        </draw:line>
        <draw:frame draw:style-name="gr3" draw:text-style-name="P7" draw:layer="layout" svg:width="0.858cm" svg:height="0.963cm" svg:x="24.902cm" svg:y="11.285cm">
          <draw:text-box>
            <text:p><text:span text:style-name="T6">r</text:span></text:p>
          </draw:text-box>
        </draw:frame>
        <draw:frame draw:style-name="gr3" draw:layer="layout" svg:width="9.2cm" svg:height="0.963cm" svg:x="0.6cm" svg:y="0.601cm">
          <draw:text-box>
            <text:p>Régulateur de vitess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circle draw:style-name="gr2" draw:text-style-name="P1" draw:layer="layout" svg:width="1.081cm" svg:height="1.082cm" svg:x="0.801cm" svg:y="9.3cm">
          <text:p/>
        </draw:circle>
        <draw:line draw:style-name="gr5" draw:text-style-name="P1" draw:layer="layout" svg:x1="1.342cm" svg:y1="10.99cm" svg:x2="1.342cm" svg:y2="8.422cm">
          <text:p/>
        </draw:line>
        <draw:line draw:style-name="gr5" draw:text-style-name="P1" draw:layer="layout" svg:x1="0.869cm" svg:y1="10.99cm" svg:x2="1.748cm" svg:y2="10.99cm">
          <text:p/>
        </draw:line>
        <draw:line draw:style-name="gr5" draw:text-style-name="P1" draw:layer="layout" svg:x1="1.612cm" svg:y1="11.26cm" svg:x2="1.747cm" svg:y2="10.99cm">
          <text:p/>
        </draw:line>
        <draw:line draw:style-name="gr5" draw:text-style-name="P1" draw:layer="layout" svg:x1="1.409cm" svg:y1="11.26cm" svg:x2="1.544cm" svg:y2="10.99cm">
          <text:p/>
        </draw:line>
        <draw:line draw:style-name="gr5" draw:text-style-name="P1" draw:layer="layout" svg:x1="1.207cm" svg:y1="11.26cm" svg:x2="1.342cm" svg:y2="10.99cm">
          <text:p/>
        </draw:line>
        <draw:line draw:style-name="gr5" draw:text-style-name="P1" draw:layer="layout" svg:x1="1.004cm" svg:y1="11.26cm" svg:x2="1.139cm" svg:y2="10.99cm">
          <text:p/>
        </draw:line>
        <draw:line draw:style-name="gr5" draw:text-style-name="P1" draw:layer="layout" svg:x1="0.801cm" svg:y1="11.26cm" svg:x2="0.936cm" svg:y2="10.99cm">
          <text:p/>
        </draw:line>
        <draw:line draw:style-name="gr5" draw:text-style-name="P1" draw:layer="layout" svg:x1="1.342cm" svg:y1="8.422cm" svg:x2="3.235cm" svg:y2="8.422cm">
          <text:p/>
        </draw:line>
        <draw:rect draw:style-name="gr2" draw:text-style-name="P1" draw:layer="layout" svg:width="2.028cm" svg:height="2.298cm" svg:x="5.127cm" svg:y="7.865cm">
          <text:p/>
        </draw:rect>
        <draw:frame draw:style-name="gr11" draw:text-style-name="P8" draw:layer="layout" svg:width="0.879cm" svg:height="1.195cm" svg:x="5.027cm" svg:y="7.867cm">
          <draw:text-box>
            <text:p><text:span text:style-name="T8">+</text:span></text:p>
          </draw:text-box>
        </draw:frame>
        <draw:frame draw:style-name="gr12" draw:text-style-name="P9" draw:layer="layout" svg:width="0.676cm" svg:height="1.348cm" svg:x="5.094cm" svg:y="9.017cm">
          <draw:text-box>
            <text:p><text:span text:style-name="T9">-</text:span></text:p>
          </draw:text-box>
        </draw:frame>
        <draw:frame draw:style-name="gr11" draw:text-style-name="P8" draw:layer="layout" svg:width="0.676cm" svg:height="1.195cm" svg:x="6.279cm" svg:y="8.476cm">
          <draw:text-box>
            <text:p><text:span text:style-name="T10">∞</text:span></text:p>
          </draw:text-box>
        </draw:frame>
        <draw:rect draw:style-name="gr2" draw:text-style-name="P1" draw:layer="layout" svg:width="1.082cm" svg:height="0.405cm" svg:x="3.234cm" svg:y="8.219cm">
          <text:p/>
        </draw:rect>
        <draw:line draw:style-name="gr5" draw:text-style-name="P1" draw:layer="layout" svg:x1="4.316cm" svg:y1="8.422cm" svg:x2="5.127cm" svg:y2="8.422cm">
          <text:p/>
        </draw:line>
        <draw:rect draw:style-name="gr2" draw:text-style-name="P1" draw:layer="layout" svg:width="1.082cm" svg:height="0.405cm" svg:x="3.234cm" svg:y="8.219cm">
          <text:p/>
        </draw:rect>
        <draw:rect draw:style-name="gr2" draw:text-style-name="P1" draw:layer="layout" svg:width="1.081cm" svg:height="0.406cm" svg:x="5.127cm" svg:y="6.799cm">
          <text:p/>
        </draw:rect>
        <draw:rect draw:style-name="gr2" draw:text-style-name="P1" draw:layer="layout" svg:width="1.081cm" svg:height="0.406cm" svg:x="5.127cm" svg:y="10.787cm">
          <text:p/>
        </draw:rect>
        <draw:rect draw:style-name="gr2" draw:text-style-name="P1" draw:layer="layout" svg:width="1.082cm" svg:height="0.406cm" svg:x="3.234cm" svg:y="10.787cm">
          <text:p/>
        </draw:rect>
        <draw:line draw:style-name="gr5" draw:text-style-name="P1" draw:layer="layout" svg:x1="5.127cm" svg:y1="7.002cm" svg:x2="4.721cm" svg:y2="7.002cm">
          <text:p/>
        </draw:line>
        <draw:line draw:style-name="gr5" draw:text-style-name="P1" draw:layer="layout" svg:x1="5.127cm" svg:y1="10.99cm" svg:x2="4.316cm" svg:y2="10.99cm">
          <text:p/>
        </draw:line>
        <draw:line draw:style-name="gr5" draw:text-style-name="P1" draw:layer="layout" svg:x1="4.721cm" svg:y1="8.421cm" svg:x2="4.721cm" svg:y2="7.002cm">
          <text:p/>
        </draw:line>
        <draw:line draw:style-name="gr5" draw:text-style-name="P1" draw:layer="layout" svg:x1="6.208cm" svg:y1="7.002cm" svg:x2="7.965cm" svg:y2="7.002cm">
          <text:p/>
        </draw:line>
        <draw:line draw:style-name="gr5" draw:text-style-name="P1" draw:layer="layout" svg:x1="7.493cm" svg:y1="7.34cm" svg:x2="8.372cm" svg:y2="7.34cm">
          <text:p/>
        </draw:line>
        <draw:line draw:style-name="gr5" draw:text-style-name="P1" draw:layer="layout" svg:x1="8.236cm" svg:y1="7.61cm" svg:x2="8.371cm" svg:y2="7.34cm">
          <text:p/>
        </draw:line>
        <draw:line draw:style-name="gr5" draw:text-style-name="P1" draw:layer="layout" svg:x1="8.033cm" svg:y1="7.61cm" svg:x2="8.168cm" svg:y2="7.34cm">
          <text:p/>
        </draw:line>
        <draw:line draw:style-name="gr5" draw:text-style-name="P1" draw:layer="layout" svg:x1="7.83cm" svg:y1="7.61cm" svg:x2="7.965cm" svg:y2="7.34cm">
          <text:p/>
        </draw:line>
        <draw:line draw:style-name="gr5" draw:text-style-name="P1" draw:layer="layout" svg:x1="7.628cm" svg:y1="7.61cm" svg:x2="7.763cm" svg:y2="7.34cm">
          <text:p/>
        </draw:line>
        <draw:line draw:style-name="gr5" draw:text-style-name="P1" draw:layer="layout" svg:x1="7.425cm" svg:y1="7.61cm" svg:x2="7.56cm" svg:y2="7.34cm">
          <text:p/>
        </draw:line>
        <draw:line draw:style-name="gr5" draw:text-style-name="P1" draw:layer="layout" svg:x1="7.966cm" svg:y1="7.34cm" svg:x2="7.966cm" svg:y2="7.002cm">
          <text:p/>
        </draw:line>
        <draw:line draw:style-name="gr5" draw:text-style-name="P1" draw:layer="layout" svg:x1="4.721cm" svg:y1="10.99cm" svg:x2="4.721cm" svg:y2="9.706cm">
          <text:p/>
        </draw:line>
        <draw:line draw:style-name="gr5" draw:text-style-name="P1" draw:layer="layout" svg:x1="4.721cm" svg:y1="9.706cm" svg:x2="5.127cm" svg:y2="9.706cm">
          <text:p/>
        </draw:line>
        <draw:frame draw:style-name="gr10" draw:text-style-name="P2" draw:layer="layout" svg:width="1.232cm" svg:height="1.113cm" svg:x="3.269cm" svg:y="11.116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271cm" svg:height="1.113cm" svg:x="5.23cm" svg:y="11.117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4cm" svg:height="1.113cm" svg:x="3.201cm" svg:y="7.202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271cm" svg:height="1.113cm" svg:x="5.13cm" svg:y="5.816cm">
          <draw:text-box>
            <text:p><text:span text:style-name="T1">R</text:span><text:span text:style-name="T11">1</text:span></text:p>
          </draw:text-box>
        </draw:frame>
        <draw:line draw:style-name="gr5" draw:text-style-name="P1" draw:layer="layout" svg:x1="2.626cm" svg:y1="15.326cm" svg:x2="2.626cm" svg:y2="10.99cm">
          <text:p/>
        </draw:line>
        <draw:line draw:style-name="gr5" draw:text-style-name="P1" draw:layer="layout" svg:x1="3.234cm" svg:y1="10.99cm" svg:x2="2.626cm" svg:y2="10.99cm">
          <text:p/>
        </draw:line>
        <draw:line draw:style-name="gr5" draw:text-style-name="P1" draw:layer="layout" svg:x1="2.626cm" svg:y1="15.326cm" svg:x2="26.001cm" svg:y2="15.326cm">
          <text:p/>
        </draw:line>
        <draw:rect draw:style-name="gr2" draw:text-style-name="P1" draw:layer="layout" svg:width="2.028cm" svg:height="2.298cm" svg:x="9.982cm" svg:y="8.473cm">
          <text:p/>
        </draw:rect>
        <draw:frame draw:style-name="gr11" draw:text-style-name="P8" draw:layer="layout" svg:width="0.879cm" svg:height="1.195cm" svg:x="9.882cm" svg:y="8.476cm">
          <draw:text-box>
            <text:p><text:span text:style-name="T8">+</text:span></text:p>
          </draw:text-box>
        </draw:frame>
        <draw:frame draw:style-name="gr12" draw:text-style-name="P9" draw:layer="layout" svg:width="0.676cm" svg:height="1.348cm" svg:x="9.95cm" svg:y="9.625cm">
          <draw:text-box>
            <text:p><text:span text:style-name="T9">-</text:span></text:p>
          </draw:text-box>
        </draw:frame>
        <draw:frame draw:style-name="gr11" draw:text-style-name="P8" draw:layer="layout" svg:width="0.676cm" svg:height="1.195cm" svg:x="11.134cm" svg:y="9.184cm">
          <draw:text-box>
            <text:p><text:span text:style-name="T10">∞</text:span></text:p>
          </draw:text-box>
        </draw:frame>
        <draw:line draw:style-name="gr5" draw:text-style-name="P1" draw:layer="layout" svg:x1="7.155cm" svg:y1="9.03cm" svg:x2="9.982cm" svg:y2="9cm">
          <text:p/>
        </draw:line>
        <draw:rect draw:style-name="gr2" draw:text-style-name="P1" draw:layer="layout" svg:width="4.704cm" svg:height="2.754cm" svg:x="13.497cm" svg:y="8.473cm">
          <text:p/>
        </draw:rect>
        <draw:line draw:style-name="gr5" draw:text-style-name="P1" draw:layer="layout" svg:x1="9.601cm" svg:y1="10.422cm" svg:x2="10.027cm" svg:y2="10.422cm">
          <text:p/>
        </draw:line>
        <draw:line draw:style-name="gr5" draw:text-style-name="P1" draw:layer="layout" svg:x1="9.626cm" svg:y1="11.627cm" svg:x2="9.626cm" svg:y2="10.39cm">
          <text:p/>
        </draw:line>
        <draw:rect draw:style-name="gr2" draw:text-style-name="P1" draw:layer="layout" svg:width="1.082cm" svg:height="0.406cm" draw:transform="rotate (1.5707963267946) translate (9.372cm 12.731cm)">
          <text:p/>
        </draw:rect>
        <draw:rect draw:style-name="gr2" draw:text-style-name="P1" draw:layer="layout" svg:width="1.081cm" svg:height="0.406cm" svg:x="10.428cm" svg:y="11.087cm">
          <text:p/>
        </draw:rect>
        <draw:line draw:style-name="gr5" draw:text-style-name="P1" draw:layer="layout" svg:x1="9.626cm" svg:y1="11.33cm" svg:x2="10.383cm" svg:y2="11.33cm">
          <text:p/>
        </draw:line>
        <draw:line draw:style-name="gr5" draw:text-style-name="P1" draw:layer="layout" svg:x1="9.17cm" svg:y1="13.69cm" svg:x2="10.049cm" svg:y2="13.69cm">
          <text:p/>
        </draw:line>
        <draw:line draw:style-name="gr5" draw:text-style-name="P1" draw:layer="layout" svg:x1="9.913cm" svg:y1="13.96cm" svg:x2="10.048cm" svg:y2="13.69cm">
          <text:p/>
        </draw:line>
        <draw:line draw:style-name="gr5" draw:text-style-name="P1" draw:layer="layout" svg:x1="9.71cm" svg:y1="13.96cm" svg:x2="9.845cm" svg:y2="13.69cm">
          <text:p/>
        </draw:line>
        <draw:line draw:style-name="gr5" draw:text-style-name="P1" draw:layer="layout" svg:x1="9.508cm" svg:y1="13.96cm" svg:x2="9.643cm" svg:y2="13.69cm">
          <text:p/>
        </draw:line>
        <draw:line draw:style-name="gr5" draw:text-style-name="P1" draw:layer="layout" svg:x1="9.305cm" svg:y1="13.96cm" svg:x2="9.44cm" svg:y2="13.69cm">
          <text:p/>
        </draw:line>
        <draw:line draw:style-name="gr5" draw:text-style-name="P1" draw:layer="layout" svg:x1="9.102cm" svg:y1="13.96cm" svg:x2="9.237cm" svg:y2="13.69cm">
          <text:p/>
        </draw:line>
        <draw:line draw:style-name="gr5" draw:text-style-name="P1" draw:layer="layout" svg:x1="9.626cm" svg:y1="13.69cm" svg:x2="9.626cm" svg:y2="12.691cm">
          <text:p/>
        </draw:line>
        <draw:line draw:style-name="gr5" draw:text-style-name="P1" draw:layer="layout" svg:x1="11.956cm" svg:y1="9.63cm" svg:x2="13.497cm" svg:y2="9.63cm">
          <text:p/>
        </draw:line>
        <draw:line draw:style-name="gr5" draw:text-style-name="P1" draw:layer="layout" svg:x1="15.371cm" svg:y1="12.191cm" svg:x2="16.25cm" svg:y2="12.191cm">
          <text:p/>
        </draw:line>
        <draw:line draw:style-name="gr5" draw:text-style-name="P1" draw:layer="layout" svg:x1="16.114cm" svg:y1="12.461cm" svg:x2="16.249cm" svg:y2="12.191cm">
          <text:p/>
        </draw:line>
        <draw:line draw:style-name="gr5" draw:text-style-name="P1" draw:layer="layout" svg:x1="15.911cm" svg:y1="12.461cm" svg:x2="16.046cm" svg:y2="12.191cm">
          <text:p/>
        </draw:line>
        <draw:line draw:style-name="gr5" draw:text-style-name="P1" draw:layer="layout" svg:x1="15.709cm" svg:y1="12.461cm" svg:x2="15.844cm" svg:y2="12.191cm">
          <text:p/>
        </draw:line>
        <draw:line draw:style-name="gr5" draw:text-style-name="P1" draw:layer="layout" svg:x1="15.506cm" svg:y1="12.461cm" svg:x2="15.641cm" svg:y2="12.191cm">
          <text:p/>
        </draw:line>
        <draw:line draw:style-name="gr5" draw:text-style-name="P1" draw:layer="layout" svg:x1="15.303cm" svg:y1="12.461cm" svg:x2="15.438cm" svg:y2="12.191cm">
          <text:p/>
        </draw:line>
        <draw:line draw:style-name="gr5" draw:text-style-name="P1" draw:layer="layout" svg:x1="15.827cm" svg:y1="12.191cm" svg:x2="15.827cm" svg:y2="11.192cm">
          <text:p/>
        </draw:line>
        <draw:frame draw:style-name="gr13" draw:text-style-name="P10" draw:layer="layout" svg:width="4.6cm" svg:height="1.361cm" svg:x="13.601cm" svg:y="9.127cm">
          <draw:text-box>
            <text:p text:style-name="P1"><text:span text:style-name="T12">Amplification</text:span></text:p>
            <text:p text:style-name="P1"><text:span text:style-name="T12">de puissance</text:span></text:p>
          </draw:text-box>
        </draw:frame>
        <draw:line draw:style-name="gr5" draw:text-style-name="P1" draw:layer="layout" svg:x1="12.601cm" svg:y1="11.29cm" svg:x2="11.516cm" svg:y2="11.29cm">
          <text:p/>
        </draw:line>
        <draw:line draw:style-name="gr5" draw:text-style-name="P1" draw:layer="layout" svg:x1="12.522cm" svg:y1="11.29cm" svg:x2="12.522cm" svg:y2="9.63cm">
          <text:p/>
        </draw:line>
        <draw:frame draw:style-name="gr10" draw:text-style-name="P2" draw:layer="layout" svg:width="1.271cm" svg:height="1.113cm" svg:x="8.331cm" svg:y="11.649cm">
          <draw:text-box>
            <text:p><text:span text:style-name="T1">R</text:span><text:span text:style-name="T11">2</text:span></text:p>
          </draw:text-box>
        </draw:frame>
        <draw:frame draw:style-name="gr10" draw:text-style-name="P2" draw:layer="layout" svg:width="1.271cm" svg:height="1.113cm" svg:x="10.532cm" svg:y="11.35cm">
          <draw:text-box>
            <text:p><text:span text:style-name="T1">R</text:span><text:span text:style-name="T11">3</text:span></text:p>
          </draw:text-box>
        </draw:frame>
        <draw:circle draw:style-name="gr2" draw:text-style-name="P1" draw:layer="layout" svg:width="1.88cm" svg:height="1.88cm" svg:x="19.302cm" svg:y="10.7cm">
          <text:p/>
        </draw:circle>
        <draw:frame draw:style-name="gr3" draw:text-style-name="P2" draw:layer="layout" svg:width="1cm" svg:height="0.963cm" svg:x="19.701cm" svg:y="11.227cm">
          <draw:text-box>
            <text:p><text:span text:style-name="T1">M</text:span></text:p>
          </draw:text-box>
        </draw:frame>
        <draw:rect draw:style-name="gr4" draw:text-style-name="P1" draw:layer="layout" svg:width="0.5cm" svg:height="0.24cm" svg:x="20.001cm" svg:y="12.587cm">
          <text:p/>
        </draw:rect>
        <draw:rect draw:style-name="gr4" draw:text-style-name="P1" draw:layer="layout" svg:width="0.5cm" svg:height="0.24cm" svg:x="20.001cm" svg:y="10.487cm">
          <text:p/>
        </draw:rect>
        <draw:line draw:style-name="gr5" draw:text-style-name="P1" draw:layer="layout" svg:x1="18.157cm" svg:y1="9.63cm" svg:x2="20.201cm" svg:y2="9.627cm">
          <text:p/>
        </draw:line>
        <draw:line draw:style-name="gr5" draw:text-style-name="P1" draw:layer="layout" svg:x1="20.222cm" svg:y1="10.697cm" svg:x2="20.222cm" svg:y2="9.627cm">
          <text:p/>
        </draw:line>
        <draw:line draw:style-name="gr5" draw:text-style-name="P1" draw:layer="layout" svg:x1="19.772cm" svg:y1="13.592cm" svg:x2="20.651cm" svg:y2="13.592cm">
          <text:p/>
        </draw:line>
        <draw:line draw:style-name="gr5" draw:text-style-name="P1" draw:layer="layout" svg:x1="20.515cm" svg:y1="13.862cm" svg:x2="20.65cm" svg:y2="13.592cm">
          <text:p/>
        </draw:line>
        <draw:line draw:style-name="gr5" draw:text-style-name="P1" draw:layer="layout" svg:x1="20.312cm" svg:y1="13.862cm" svg:x2="20.447cm" svg:y2="13.592cm">
          <text:p/>
        </draw:line>
        <draw:line draw:style-name="gr5" draw:text-style-name="P1" draw:layer="layout" svg:x1="20.11cm" svg:y1="13.862cm" svg:x2="20.245cm" svg:y2="13.592cm">
          <text:p/>
        </draw:line>
        <draw:line draw:style-name="gr5" draw:text-style-name="P1" draw:layer="layout" svg:x1="19.907cm" svg:y1="13.862cm" svg:x2="20.042cm" svg:y2="13.592cm">
          <text:p/>
        </draw:line>
        <draw:line draw:style-name="gr5" draw:text-style-name="P1" draw:layer="layout" svg:x1="19.704cm" svg:y1="13.862cm" svg:x2="19.839cm" svg:y2="13.592cm">
          <text:p/>
        </draw:line>
        <draw:line draw:style-name="gr5" draw:text-style-name="P1" draw:layer="layout" svg:x1="20.228cm" svg:y1="13.592cm" svg:x2="20.228cm" svg:y2="12.593cm">
          <text:p/>
        </draw:line>
        <draw:circle draw:style-name="gr2" draw:text-style-name="P1" draw:layer="layout" svg:width="1.88cm" svg:height="1.88cm" svg:x="22.802cm" svg:y="10.7cm">
          <text:p/>
        </draw:circle>
        <draw:frame draw:style-name="gr3" draw:text-style-name="P2" draw:layer="layout" svg:width="1.6cm" svg:height="0.963cm" svg:x="23.101cm" svg:y="11.227cm">
          <draw:text-box>
            <text:p><text:span text:style-name="T1">GT</text:span></text:p>
          </draw:text-box>
        </draw:frame>
        <draw:rect draw:style-name="gr4" draw:text-style-name="P1" draw:layer="layout" svg:width="0.5cm" svg:height="0.24cm" svg:x="23.501cm" svg:y="12.587cm">
          <text:p/>
        </draw:rect>
        <draw:rect draw:style-name="gr4" draw:text-style-name="P1" draw:layer="layout" svg:width="0.5cm" svg:height="0.24cm" svg:x="23.501cm" svg:y="10.487cm">
          <text:p/>
        </draw:rect>
        <draw:line draw:style-name="gr5" draw:text-style-name="P1" draw:layer="layout" svg:x1="21.2cm" svg:y1="11.627cm" svg:x2="22.802cm" svg:y2="11.627cm">
          <text:p/>
        </draw:line>
        <draw:line draw:style-name="gr5" draw:text-style-name="P1" draw:layer="layout" svg:x1="23.682cm" svg:y1="9.127cm" svg:x2="26.102cm" svg:y2="9.127cm">
          <text:p/>
        </draw:line>
        <draw:line draw:style-name="gr5" draw:text-style-name="P1" draw:layer="layout" svg:x1="23.722cm" svg:y1="10.7cm" svg:x2="23.722cm" svg:y2="9.127cm">
          <text:p/>
        </draw:line>
        <draw:line draw:style-name="gr5" draw:text-style-name="P1" draw:layer="layout" svg:x1="26.022cm" svg:y1="15.326cm" svg:x2="26.022cm" svg:y2="9.128cm">
          <text:p/>
        </draw:line>
        <draw:line draw:style-name="gr5" draw:text-style-name="P1" draw:layer="layout" svg:x1="23.273cm" svg:y1="13.593cm" svg:x2="24.152cm" svg:y2="13.593cm">
          <text:p/>
        </draw:line>
        <draw:line draw:style-name="gr5" draw:text-style-name="P1" draw:layer="layout" svg:x1="24.016cm" svg:y1="13.863cm" svg:x2="24.151cm" svg:y2="13.593cm">
          <text:p/>
        </draw:line>
        <draw:line draw:style-name="gr5" draw:text-style-name="P1" draw:layer="layout" svg:x1="23.813cm" svg:y1="13.863cm" svg:x2="23.948cm" svg:y2="13.593cm">
          <text:p/>
        </draw:line>
        <draw:line draw:style-name="gr5" draw:text-style-name="P1" draw:layer="layout" svg:x1="23.611cm" svg:y1="13.863cm" svg:x2="23.746cm" svg:y2="13.593cm">
          <text:p/>
        </draw:line>
        <draw:line draw:style-name="gr5" draw:text-style-name="P1" draw:layer="layout" svg:x1="23.408cm" svg:y1="13.863cm" svg:x2="23.543cm" svg:y2="13.593cm">
          <text:p/>
        </draw:line>
        <draw:line draw:style-name="gr5" draw:text-style-name="P1" draw:layer="layout" svg:x1="23.205cm" svg:y1="13.863cm" svg:x2="23.34cm" svg:y2="13.593cm">
          <text:p/>
        </draw:line>
        <draw:line draw:style-name="gr5" draw:text-style-name="P1" draw:layer="layout" svg:x1="23.729cm" svg:y1="13.593cm" svg:x2="23.729cm" svg:y2="12.594cm">
          <text:p/>
        </draw:line>
        <draw:line draw:style-name="gr5" draw:text-style-name="P1" draw:layer="layout" svg:x1="7.601cm" svg:y1="11.027cm" svg:x2="7.622cm" svg:y2="9.03cm">
          <text:p/>
        </draw:line>
        <draw:line draw:style-name="gr5" draw:text-style-name="P1" draw:layer="layout" svg:x1="7.601cm" svg:y1="10.99cm" svg:x2="6.217cm" svg:y2="10.99cm">
          <text:p/>
        </draw:line>
        <draw:rect draw:style-name="gr14" draw:text-style-name="P1" draw:layer="layout" svg:width="12.9cm" svg:height="6.4cm" svg:x="8.5cm" svg:y="7.9cm">
          <text:p/>
        </draw:rect>
        <draw:frame draw:style-name="gr15" draw:text-style-name="P11" draw:layer="layout" svg:width="4.8cm" svg:height="1cm" svg:x="12.6cm" svg:y="6.8cm">
          <draw:text-box>
            <text:p><text:span text:style-name="T13">Chaîne directe</text:span></text:p>
          </draw:text-box>
        </draw:frame>
        <draw:frame draw:style-name="gr3" draw:layer="layout" svg:width="13.2cm" svg:height="0.963cm" svg:x="1cm" svg:y="0.6cm">
          <draw:text-box>
            <text:p>Modélisation du régul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circle draw:style-name="gr2" draw:text-style-name="P1" draw:layer="layout" svg:width="1.081cm" svg:height="1.082cm" svg:x="0.801cm" svg:y="9.3cm">
          <text:p/>
        </draw:circle>
        <draw:line draw:style-name="gr5" draw:text-style-name="P1" draw:layer="layout" svg:x1="1.342cm" svg:y1="10.99cm" svg:x2="1.342cm" svg:y2="8.422cm">
          <text:p/>
        </draw:line>
        <draw:line draw:style-name="gr5" draw:text-style-name="P1" draw:layer="layout" svg:x1="0.869cm" svg:y1="10.99cm" svg:x2="1.748cm" svg:y2="10.99cm">
          <text:p/>
        </draw:line>
        <draw:line draw:style-name="gr5" draw:text-style-name="P1" draw:layer="layout" svg:x1="1.612cm" svg:y1="11.26cm" svg:x2="1.747cm" svg:y2="10.99cm">
          <text:p/>
        </draw:line>
        <draw:line draw:style-name="gr5" draw:text-style-name="P1" draw:layer="layout" svg:x1="1.409cm" svg:y1="11.26cm" svg:x2="1.544cm" svg:y2="10.99cm">
          <text:p/>
        </draw:line>
        <draw:line draw:style-name="gr5" draw:text-style-name="P1" draw:layer="layout" svg:x1="1.207cm" svg:y1="11.26cm" svg:x2="1.342cm" svg:y2="10.99cm">
          <text:p/>
        </draw:line>
        <draw:line draw:style-name="gr5" draw:text-style-name="P1" draw:layer="layout" svg:x1="1.004cm" svg:y1="11.26cm" svg:x2="1.139cm" svg:y2="10.99cm">
          <text:p/>
        </draw:line>
        <draw:line draw:style-name="gr5" draw:text-style-name="P1" draw:layer="layout" svg:x1="0.801cm" svg:y1="11.26cm" svg:x2="0.936cm" svg:y2="10.99cm">
          <text:p/>
        </draw:line>
        <draw:line draw:style-name="gr5" draw:text-style-name="P1" draw:layer="layout" svg:x1="1.342cm" svg:y1="8.422cm" svg:x2="3.235cm" svg:y2="8.422cm">
          <text:p/>
        </draw:line>
        <draw:rect draw:style-name="gr2" draw:text-style-name="P1" draw:layer="layout" svg:width="2.028cm" svg:height="2.298cm" svg:x="5.127cm" svg:y="7.865cm">
          <text:p/>
        </draw:rect>
        <draw:frame draw:style-name="gr11" draw:text-style-name="P8" draw:layer="layout" svg:width="0.879cm" svg:height="1.195cm" svg:x="5.027cm" svg:y="7.867cm">
          <draw:text-box>
            <text:p><text:span text:style-name="T8">+</text:span></text:p>
          </draw:text-box>
        </draw:frame>
        <draw:frame draw:style-name="gr12" draw:text-style-name="P9" draw:layer="layout" svg:width="0.676cm" svg:height="1.348cm" svg:x="5.094cm" svg:y="9.017cm">
          <draw:text-box>
            <text:p><text:span text:style-name="T9">-</text:span></text:p>
          </draw:text-box>
        </draw:frame>
        <draw:frame draw:style-name="gr11" draw:text-style-name="P8" draw:layer="layout" svg:width="0.676cm" svg:height="1.195cm" svg:x="6.279cm" svg:y="8.476cm">
          <draw:text-box>
            <text:p><text:span text:style-name="T10">∞</text:span></text:p>
          </draw:text-box>
        </draw:frame>
        <draw:rect draw:style-name="gr2" draw:text-style-name="P1" draw:layer="layout" svg:width="1.082cm" svg:height="0.405cm" svg:x="3.234cm" svg:y="8.219cm">
          <text:p/>
        </draw:rect>
        <draw:line draw:style-name="gr5" draw:text-style-name="P1" draw:layer="layout" svg:x1="4.316cm" svg:y1="8.422cm" svg:x2="5.127cm" svg:y2="8.422cm">
          <text:p/>
        </draw:line>
        <draw:rect draw:style-name="gr2" draw:text-style-name="P1" draw:layer="layout" svg:width="1.082cm" svg:height="0.405cm" svg:x="3.234cm" svg:y="8.219cm">
          <text:p/>
        </draw:rect>
        <draw:rect draw:style-name="gr2" draw:text-style-name="P1" draw:layer="layout" svg:width="1.081cm" svg:height="0.406cm" svg:x="5.127cm" svg:y="6.799cm">
          <text:p/>
        </draw:rect>
        <draw:rect draw:style-name="gr2" draw:text-style-name="P1" draw:layer="layout" svg:width="1.081cm" svg:height="0.406cm" svg:x="5.127cm" svg:y="10.787cm">
          <text:p/>
        </draw:rect>
        <draw:rect draw:style-name="gr2" draw:text-style-name="P1" draw:layer="layout" svg:width="1.082cm" svg:height="0.406cm" svg:x="3.234cm" svg:y="10.787cm">
          <text:p/>
        </draw:rect>
        <draw:line draw:style-name="gr5" draw:text-style-name="P1" draw:layer="layout" svg:x1="5.127cm" svg:y1="7.002cm" svg:x2="4.721cm" svg:y2="7.002cm">
          <text:p/>
        </draw:line>
        <draw:line draw:style-name="gr5" draw:text-style-name="P1" draw:layer="layout" svg:x1="5.127cm" svg:y1="10.99cm" svg:x2="4.316cm" svg:y2="10.99cm">
          <text:p/>
        </draw:line>
        <draw:line draw:style-name="gr5" draw:text-style-name="P1" draw:layer="layout" svg:x1="4.721cm" svg:y1="8.421cm" svg:x2="4.721cm" svg:y2="7.002cm">
          <text:p/>
        </draw:line>
        <draw:line draw:style-name="gr5" draw:text-style-name="P1" draw:layer="layout" svg:x1="6.208cm" svg:y1="7.002cm" svg:x2="7.965cm" svg:y2="7.002cm">
          <text:p/>
        </draw:line>
        <draw:line draw:style-name="gr5" draw:text-style-name="P1" draw:layer="layout" svg:x1="7.493cm" svg:y1="7.34cm" svg:x2="8.372cm" svg:y2="7.34cm">
          <text:p/>
        </draw:line>
        <draw:line draw:style-name="gr5" draw:text-style-name="P1" draw:layer="layout" svg:x1="8.236cm" svg:y1="7.61cm" svg:x2="8.371cm" svg:y2="7.34cm">
          <text:p/>
        </draw:line>
        <draw:line draw:style-name="gr5" draw:text-style-name="P1" draw:layer="layout" svg:x1="8.033cm" svg:y1="7.61cm" svg:x2="8.168cm" svg:y2="7.34cm">
          <text:p/>
        </draw:line>
        <draw:line draw:style-name="gr5" draw:text-style-name="P1" draw:layer="layout" svg:x1="7.83cm" svg:y1="7.61cm" svg:x2="7.965cm" svg:y2="7.34cm">
          <text:p/>
        </draw:line>
        <draw:line draw:style-name="gr5" draw:text-style-name="P1" draw:layer="layout" svg:x1="7.628cm" svg:y1="7.61cm" svg:x2="7.763cm" svg:y2="7.34cm">
          <text:p/>
        </draw:line>
        <draw:line draw:style-name="gr5" draw:text-style-name="P1" draw:layer="layout" svg:x1="7.425cm" svg:y1="7.61cm" svg:x2="7.56cm" svg:y2="7.34cm">
          <text:p/>
        </draw:line>
        <draw:line draw:style-name="gr5" draw:text-style-name="P1" draw:layer="layout" svg:x1="7.966cm" svg:y1="7.34cm" svg:x2="7.966cm" svg:y2="7.002cm">
          <text:p/>
        </draw:line>
        <draw:line draw:style-name="gr5" draw:text-style-name="P1" draw:layer="layout" svg:x1="4.721cm" svg:y1="10.99cm" svg:x2="4.721cm" svg:y2="9.706cm">
          <text:p/>
        </draw:line>
        <draw:line draw:style-name="gr5" draw:text-style-name="P1" draw:layer="layout" svg:x1="4.721cm" svg:y1="9.706cm" svg:x2="5.127cm" svg:y2="9.706cm">
          <text:p/>
        </draw:line>
        <draw:frame draw:style-name="gr10" draw:text-style-name="P2" draw:layer="layout" svg:width="1.232cm" svg:height="1.113cm" svg:x="3.269cm" svg:y="11.116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271cm" svg:height="1.113cm" svg:x="5.23cm" svg:y="11.117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4cm" svg:height="1.113cm" svg:x="3.201cm" svg:y="7.202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271cm" svg:height="1.113cm" svg:x="5.13cm" svg:y="5.816cm">
          <draw:text-box>
            <text:p><text:span text:style-name="T1">R</text:span><text:span text:style-name="T11">1</text:span></text:p>
          </draw:text-box>
        </draw:frame>
        <draw:line draw:style-name="gr5" draw:text-style-name="P1" draw:layer="layout" svg:x1="2.626cm" svg:y1="15.326cm" svg:x2="2.626cm" svg:y2="10.99cm">
          <text:p/>
        </draw:line>
        <draw:line draw:style-name="gr5" draw:text-style-name="P1" draw:layer="layout" svg:x1="3.234cm" svg:y1="10.99cm" svg:x2="2.626cm" svg:y2="10.99cm">
          <text:p/>
        </draw:line>
        <draw:line draw:style-name="gr5" draw:text-style-name="P1" draw:layer="layout" svg:x1="2.626cm" svg:y1="15.326cm" svg:x2="26.001cm" svg:y2="15.326cm">
          <text:p/>
        </draw:line>
        <draw:rect draw:style-name="gr2" draw:text-style-name="P1" draw:layer="layout" svg:width="2.028cm" svg:height="2.298cm" svg:x="9.982cm" svg:y="8.473cm">
          <text:p/>
        </draw:rect>
        <draw:frame draw:style-name="gr11" draw:text-style-name="P8" draw:layer="layout" svg:width="0.879cm" svg:height="1.195cm" svg:x="9.882cm" svg:y="8.476cm">
          <draw:text-box>
            <text:p><text:span text:style-name="T8">+</text:span></text:p>
          </draw:text-box>
        </draw:frame>
        <draw:frame draw:style-name="gr12" draw:text-style-name="P9" draw:layer="layout" svg:width="0.676cm" svg:height="1.348cm" svg:x="9.95cm" svg:y="9.625cm">
          <draw:text-box>
            <text:p><text:span text:style-name="T9">-</text:span></text:p>
          </draw:text-box>
        </draw:frame>
        <draw:frame draw:style-name="gr11" draw:text-style-name="P8" draw:layer="layout" svg:width="0.676cm" svg:height="1.195cm" svg:x="11.134cm" svg:y="9.184cm">
          <draw:text-box>
            <text:p><text:span text:style-name="T10">∞</text:span></text:p>
          </draw:text-box>
        </draw:frame>
        <draw:line draw:style-name="gr5" draw:text-style-name="P1" draw:layer="layout" svg:x1="7.155cm" svg:y1="9.03cm" svg:x2="9.982cm" svg:y2="9cm">
          <text:p/>
        </draw:line>
        <draw:rect draw:style-name="gr2" draw:text-style-name="P1" draw:layer="layout" svg:width="4.704cm" svg:height="2.754cm" svg:x="13.497cm" svg:y="8.473cm">
          <text:p/>
        </draw:rect>
        <draw:line draw:style-name="gr5" draw:text-style-name="P1" draw:layer="layout" svg:x1="9.601cm" svg:y1="10.422cm" svg:x2="10.027cm" svg:y2="10.422cm">
          <text:p/>
        </draw:line>
        <draw:line draw:style-name="gr5" draw:text-style-name="P1" draw:layer="layout" svg:x1="9.626cm" svg:y1="11.627cm" svg:x2="9.626cm" svg:y2="10.39cm">
          <text:p/>
        </draw:line>
        <draw:rect draw:style-name="gr2" draw:text-style-name="P1" draw:layer="layout" svg:width="1.082cm" svg:height="0.406cm" draw:transform="rotate (1.5707963267946) translate (9.372cm 12.731cm)">
          <text:p/>
        </draw:rect>
        <draw:rect draw:style-name="gr2" draw:text-style-name="P1" draw:layer="layout" svg:width="1.081cm" svg:height="0.406cm" svg:x="10.428cm" svg:y="11.087cm">
          <text:p/>
        </draw:rect>
        <draw:line draw:style-name="gr5" draw:text-style-name="P1" draw:layer="layout" svg:x1="9.626cm" svg:y1="11.33cm" svg:x2="10.383cm" svg:y2="11.33cm">
          <text:p/>
        </draw:line>
        <draw:line draw:style-name="gr5" draw:text-style-name="P1" draw:layer="layout" svg:x1="9.17cm" svg:y1="13.69cm" svg:x2="10.049cm" svg:y2="13.69cm">
          <text:p/>
        </draw:line>
        <draw:line draw:style-name="gr5" draw:text-style-name="P1" draw:layer="layout" svg:x1="9.913cm" svg:y1="13.96cm" svg:x2="10.048cm" svg:y2="13.69cm">
          <text:p/>
        </draw:line>
        <draw:line draw:style-name="gr5" draw:text-style-name="P1" draw:layer="layout" svg:x1="9.71cm" svg:y1="13.96cm" svg:x2="9.845cm" svg:y2="13.69cm">
          <text:p/>
        </draw:line>
        <draw:line draw:style-name="gr5" draw:text-style-name="P1" draw:layer="layout" svg:x1="9.508cm" svg:y1="13.96cm" svg:x2="9.643cm" svg:y2="13.69cm">
          <text:p/>
        </draw:line>
        <draw:line draw:style-name="gr5" draw:text-style-name="P1" draw:layer="layout" svg:x1="9.305cm" svg:y1="13.96cm" svg:x2="9.44cm" svg:y2="13.69cm">
          <text:p/>
        </draw:line>
        <draw:line draw:style-name="gr5" draw:text-style-name="P1" draw:layer="layout" svg:x1="9.102cm" svg:y1="13.96cm" svg:x2="9.237cm" svg:y2="13.69cm">
          <text:p/>
        </draw:line>
        <draw:line draw:style-name="gr5" draw:text-style-name="P1" draw:layer="layout" svg:x1="9.626cm" svg:y1="13.69cm" svg:x2="9.626cm" svg:y2="12.691cm">
          <text:p/>
        </draw:line>
        <draw:line draw:style-name="gr5" draw:text-style-name="P1" draw:layer="layout" svg:x1="11.956cm" svg:y1="9.63cm" svg:x2="13.497cm" svg:y2="9.63cm">
          <text:p/>
        </draw:line>
        <draw:line draw:style-name="gr5" draw:text-style-name="P1" draw:layer="layout" svg:x1="15.371cm" svg:y1="12.191cm" svg:x2="16.25cm" svg:y2="12.191cm">
          <text:p/>
        </draw:line>
        <draw:line draw:style-name="gr5" draw:text-style-name="P1" draw:layer="layout" svg:x1="16.114cm" svg:y1="12.461cm" svg:x2="16.249cm" svg:y2="12.191cm">
          <text:p/>
        </draw:line>
        <draw:line draw:style-name="gr5" draw:text-style-name="P1" draw:layer="layout" svg:x1="15.911cm" svg:y1="12.461cm" svg:x2="16.046cm" svg:y2="12.191cm">
          <text:p/>
        </draw:line>
        <draw:line draw:style-name="gr5" draw:text-style-name="P1" draw:layer="layout" svg:x1="15.709cm" svg:y1="12.461cm" svg:x2="15.844cm" svg:y2="12.191cm">
          <text:p/>
        </draw:line>
        <draw:line draw:style-name="gr5" draw:text-style-name="P1" draw:layer="layout" svg:x1="15.506cm" svg:y1="12.461cm" svg:x2="15.641cm" svg:y2="12.191cm">
          <text:p/>
        </draw:line>
        <draw:line draw:style-name="gr5" draw:text-style-name="P1" draw:layer="layout" svg:x1="15.303cm" svg:y1="12.461cm" svg:x2="15.438cm" svg:y2="12.191cm">
          <text:p/>
        </draw:line>
        <draw:line draw:style-name="gr5" draw:text-style-name="P1" draw:layer="layout" svg:x1="15.827cm" svg:y1="12.191cm" svg:x2="15.827cm" svg:y2="11.192cm">
          <text:p/>
        </draw:line>
        <draw:frame draw:style-name="gr13" draw:text-style-name="P10" draw:layer="layout" svg:width="4.6cm" svg:height="1.361cm" svg:x="13.601cm" svg:y="9.127cm">
          <draw:text-box>
            <text:p text:style-name="P1"><text:span text:style-name="T12">Amplification</text:span></text:p>
            <text:p text:style-name="P1"><text:span text:style-name="T12">de puissance</text:span></text:p>
          </draw:text-box>
        </draw:frame>
        <draw:line draw:style-name="gr5" draw:text-style-name="P1" draw:layer="layout" svg:x1="12.601cm" svg:y1="11.29cm" svg:x2="11.516cm" svg:y2="11.29cm">
          <text:p/>
        </draw:line>
        <draw:line draw:style-name="gr5" draw:text-style-name="P1" draw:layer="layout" svg:x1="12.522cm" svg:y1="11.29cm" svg:x2="12.522cm" svg:y2="9.63cm">
          <text:p/>
        </draw:line>
        <draw:frame draw:style-name="gr10" draw:text-style-name="P2" draw:layer="layout" svg:width="1.271cm" svg:height="1.113cm" svg:x="8.331cm" svg:y="11.649cm">
          <draw:text-box>
            <text:p><text:span text:style-name="T1">R</text:span><text:span text:style-name="T11">2</text:span></text:p>
          </draw:text-box>
        </draw:frame>
        <draw:frame draw:style-name="gr10" draw:text-style-name="P2" draw:layer="layout" svg:width="1.271cm" svg:height="1.113cm" svg:x="10.532cm" svg:y="11.35cm">
          <draw:text-box>
            <text:p><text:span text:style-name="T1">R</text:span><text:span text:style-name="T11">3</text:span></text:p>
          </draw:text-box>
        </draw:frame>
        <draw:circle draw:style-name="gr2" draw:text-style-name="P1" draw:layer="layout" svg:width="1.88cm" svg:height="1.88cm" svg:x="19.302cm" svg:y="10.7cm">
          <text:p/>
        </draw:circle>
        <draw:frame draw:style-name="gr3" draw:text-style-name="P2" draw:layer="layout" svg:width="1cm" svg:height="0.963cm" svg:x="19.701cm" svg:y="11.227cm">
          <draw:text-box>
            <text:p><text:span text:style-name="T1">M</text:span></text:p>
          </draw:text-box>
        </draw:frame>
        <draw:rect draw:style-name="gr4" draw:text-style-name="P1" draw:layer="layout" svg:width="0.5cm" svg:height="0.24cm" svg:x="20.001cm" svg:y="12.587cm">
          <text:p/>
        </draw:rect>
        <draw:rect draw:style-name="gr4" draw:text-style-name="P1" draw:layer="layout" svg:width="0.5cm" svg:height="0.24cm" svg:x="20.001cm" svg:y="10.487cm">
          <text:p/>
        </draw:rect>
        <draw:line draw:style-name="gr5" draw:text-style-name="P1" draw:layer="layout" svg:x1="18.157cm" svg:y1="9.63cm" svg:x2="20.201cm" svg:y2="9.627cm">
          <text:p/>
        </draw:line>
        <draw:line draw:style-name="gr5" draw:text-style-name="P1" draw:layer="layout" svg:x1="20.222cm" svg:y1="10.697cm" svg:x2="20.222cm" svg:y2="9.627cm">
          <text:p/>
        </draw:line>
        <draw:line draw:style-name="gr5" draw:text-style-name="P1" draw:layer="layout" svg:x1="19.772cm" svg:y1="13.592cm" svg:x2="20.651cm" svg:y2="13.592cm">
          <text:p/>
        </draw:line>
        <draw:line draw:style-name="gr5" draw:text-style-name="P1" draw:layer="layout" svg:x1="20.515cm" svg:y1="13.862cm" svg:x2="20.65cm" svg:y2="13.592cm">
          <text:p/>
        </draw:line>
        <draw:line draw:style-name="gr5" draw:text-style-name="P1" draw:layer="layout" svg:x1="20.312cm" svg:y1="13.862cm" svg:x2="20.447cm" svg:y2="13.592cm">
          <text:p/>
        </draw:line>
        <draw:line draw:style-name="gr5" draw:text-style-name="P1" draw:layer="layout" svg:x1="20.11cm" svg:y1="13.862cm" svg:x2="20.245cm" svg:y2="13.592cm">
          <text:p/>
        </draw:line>
        <draw:line draw:style-name="gr5" draw:text-style-name="P1" draw:layer="layout" svg:x1="19.907cm" svg:y1="13.862cm" svg:x2="20.042cm" svg:y2="13.592cm">
          <text:p/>
        </draw:line>
        <draw:line draw:style-name="gr5" draw:text-style-name="P1" draw:layer="layout" svg:x1="19.704cm" svg:y1="13.862cm" svg:x2="19.839cm" svg:y2="13.592cm">
          <text:p/>
        </draw:line>
        <draw:line draw:style-name="gr5" draw:text-style-name="P1" draw:layer="layout" svg:x1="20.228cm" svg:y1="13.592cm" svg:x2="20.228cm" svg:y2="12.593cm">
          <text:p/>
        </draw:line>
        <draw:circle draw:style-name="gr2" draw:text-style-name="P1" draw:layer="layout" svg:width="1.88cm" svg:height="1.88cm" svg:x="22.802cm" svg:y="10.7cm">
          <text:p/>
        </draw:circle>
        <draw:frame draw:style-name="gr3" draw:text-style-name="P2" draw:layer="layout" svg:width="1.6cm" svg:height="0.963cm" svg:x="23.101cm" svg:y="11.227cm">
          <draw:text-box>
            <text:p><text:span text:style-name="T1">GT</text:span></text:p>
          </draw:text-box>
        </draw:frame>
        <draw:rect draw:style-name="gr4" draw:text-style-name="P1" draw:layer="layout" svg:width="0.5cm" svg:height="0.24cm" svg:x="23.501cm" svg:y="12.587cm">
          <text:p/>
        </draw:rect>
        <draw:rect draw:style-name="gr4" draw:text-style-name="P1" draw:layer="layout" svg:width="0.5cm" svg:height="0.24cm" svg:x="23.501cm" svg:y="10.487cm">
          <text:p/>
        </draw:rect>
        <draw:line draw:style-name="gr5" draw:text-style-name="P1" draw:layer="layout" svg:x1="21.2cm" svg:y1="11.627cm" svg:x2="22.802cm" svg:y2="11.627cm">
          <text:p/>
        </draw:line>
        <draw:line draw:style-name="gr5" draw:text-style-name="P1" draw:layer="layout" svg:x1="23.682cm" svg:y1="9.127cm" svg:x2="26.102cm" svg:y2="9.127cm">
          <text:p/>
        </draw:line>
        <draw:line draw:style-name="gr5" draw:text-style-name="P1" draw:layer="layout" svg:x1="23.722cm" svg:y1="10.7cm" svg:x2="23.722cm" svg:y2="9.127cm">
          <text:p/>
        </draw:line>
        <draw:line draw:style-name="gr5" draw:text-style-name="P1" draw:layer="layout" svg:x1="26.022cm" svg:y1="15.326cm" svg:x2="26.022cm" svg:y2="9.128cm">
          <text:p/>
        </draw:line>
        <draw:line draw:style-name="gr5" draw:text-style-name="P1" draw:layer="layout" svg:x1="23.273cm" svg:y1="13.593cm" svg:x2="24.152cm" svg:y2="13.593cm">
          <text:p/>
        </draw:line>
        <draw:line draw:style-name="gr5" draw:text-style-name="P1" draw:layer="layout" svg:x1="24.016cm" svg:y1="13.863cm" svg:x2="24.151cm" svg:y2="13.593cm">
          <text:p/>
        </draw:line>
        <draw:line draw:style-name="gr5" draw:text-style-name="P1" draw:layer="layout" svg:x1="23.813cm" svg:y1="13.863cm" svg:x2="23.948cm" svg:y2="13.593cm">
          <text:p/>
        </draw:line>
        <draw:line draw:style-name="gr5" draw:text-style-name="P1" draw:layer="layout" svg:x1="23.611cm" svg:y1="13.863cm" svg:x2="23.746cm" svg:y2="13.593cm">
          <text:p/>
        </draw:line>
        <draw:line draw:style-name="gr5" draw:text-style-name="P1" draw:layer="layout" svg:x1="23.408cm" svg:y1="13.863cm" svg:x2="23.543cm" svg:y2="13.593cm">
          <text:p/>
        </draw:line>
        <draw:line draw:style-name="gr5" draw:text-style-name="P1" draw:layer="layout" svg:x1="23.205cm" svg:y1="13.863cm" svg:x2="23.34cm" svg:y2="13.593cm">
          <text:p/>
        </draw:line>
        <draw:line draw:style-name="gr5" draw:text-style-name="P1" draw:layer="layout" svg:x1="23.729cm" svg:y1="13.593cm" svg:x2="23.729cm" svg:y2="12.594cm">
          <text:p/>
        </draw:line>
        <draw:line draw:style-name="gr5" draw:text-style-name="P1" draw:layer="layout" svg:x1="7.601cm" svg:y1="11.027cm" svg:x2="7.622cm" svg:y2="9.03cm">
          <text:p/>
        </draw:line>
        <draw:line draw:style-name="gr5" draw:text-style-name="P1" draw:layer="layout" svg:x1="7.601cm" svg:y1="10.99cm" svg:x2="6.217cm" svg:y2="10.99cm">
          <text:p/>
        </draw:line>
        <draw:rect draw:style-name="gr14" draw:text-style-name="P1" draw:layer="layout" svg:width="12.9cm" svg:height="6.4cm" svg:x="8.5cm" svg:y="7.9cm">
          <text:p/>
        </draw:rect>
        <draw:rect draw:style-name="gr16" draw:text-style-name="P1" draw:layer="layout" svg:width="2.8cm" svg:height="6.4cm" svg:x="22.4cm" svg:y="7.9cm">
          <text:p/>
        </draw:rect>
        <draw:frame draw:style-name="gr17" draw:text-style-name="P3" draw:layer="layout" svg:width="5.3cm" svg:height="1.675cm" svg:x="21.7cm" svg:y="6.725cm">
          <draw:text-box>
            <text:p><text:span text:style-name="T14">Chaîne de retour</text:span></text:p>
          </draw:text-box>
        </draw:frame>
        <draw:frame draw:style-name="gr15" draw:text-style-name="P11" draw:layer="layout" svg:width="4.8cm" svg:height="1cm" svg:x="12.6cm" svg:y="6.8cm">
          <draw:text-box>
            <text:p><text:span text:style-name="T13">Chaîne directe</text:span></text:p>
          </draw:text-box>
        </draw:frame>
        <draw:frame draw:style-name="gr3" draw:layer="layout" svg:width="13.2cm" svg:height="0.963cm" svg:x="1cm" svg:y="0.601cm">
          <draw:text-box>
            <text:p>Modélisation du régul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circle draw:style-name="gr2" draw:text-style-name="P1" draw:layer="layout" svg:width="1.081cm" svg:height="1.082cm" svg:x="0.801cm" svg:y="9.3cm">
          <text:p/>
        </draw:circle>
        <draw:line draw:style-name="gr5" draw:text-style-name="P1" draw:layer="layout" svg:x1="1.342cm" svg:y1="10.99cm" svg:x2="1.342cm" svg:y2="8.422cm">
          <text:p/>
        </draw:line>
        <draw:line draw:style-name="gr5" draw:text-style-name="P1" draw:layer="layout" svg:x1="0.869cm" svg:y1="10.99cm" svg:x2="1.748cm" svg:y2="10.99cm">
          <text:p/>
        </draw:line>
        <draw:line draw:style-name="gr5" draw:text-style-name="P1" draw:layer="layout" svg:x1="1.612cm" svg:y1="11.26cm" svg:x2="1.747cm" svg:y2="10.99cm">
          <text:p/>
        </draw:line>
        <draw:line draw:style-name="gr5" draw:text-style-name="P1" draw:layer="layout" svg:x1="1.409cm" svg:y1="11.26cm" svg:x2="1.544cm" svg:y2="10.99cm">
          <text:p/>
        </draw:line>
        <draw:line draw:style-name="gr5" draw:text-style-name="P1" draw:layer="layout" svg:x1="1.207cm" svg:y1="11.26cm" svg:x2="1.342cm" svg:y2="10.99cm">
          <text:p/>
        </draw:line>
        <draw:line draw:style-name="gr5" draw:text-style-name="P1" draw:layer="layout" svg:x1="1.004cm" svg:y1="11.26cm" svg:x2="1.139cm" svg:y2="10.99cm">
          <text:p/>
        </draw:line>
        <draw:line draw:style-name="gr5" draw:text-style-name="P1" draw:layer="layout" svg:x1="0.801cm" svg:y1="11.26cm" svg:x2="0.936cm" svg:y2="10.99cm">
          <text:p/>
        </draw:line>
        <draw:line draw:style-name="gr5" draw:text-style-name="P1" draw:layer="layout" svg:x1="1.342cm" svg:y1="8.422cm" svg:x2="3.235cm" svg:y2="8.422cm">
          <text:p/>
        </draw:line>
        <draw:rect draw:style-name="gr2" draw:text-style-name="P1" draw:layer="layout" svg:width="2.028cm" svg:height="2.298cm" svg:x="5.127cm" svg:y="7.865cm">
          <text:p/>
        </draw:rect>
        <draw:frame draw:style-name="gr11" draw:text-style-name="P8" draw:layer="layout" svg:width="0.879cm" svg:height="1.195cm" svg:x="5.027cm" svg:y="7.867cm">
          <draw:text-box>
            <text:p><text:span text:style-name="T8">+</text:span></text:p>
          </draw:text-box>
        </draw:frame>
        <draw:frame draw:style-name="gr12" draw:text-style-name="P9" draw:layer="layout" svg:width="0.676cm" svg:height="1.348cm" svg:x="5.094cm" svg:y="9.017cm">
          <draw:text-box>
            <text:p><text:span text:style-name="T9">-</text:span></text:p>
          </draw:text-box>
        </draw:frame>
        <draw:frame draw:style-name="gr11" draw:text-style-name="P8" draw:layer="layout" svg:width="0.676cm" svg:height="1.195cm" svg:x="6.279cm" svg:y="8.476cm">
          <draw:text-box>
            <text:p><text:span text:style-name="T10">∞</text:span></text:p>
          </draw:text-box>
        </draw:frame>
        <draw:rect draw:style-name="gr2" draw:text-style-name="P1" draw:layer="layout" svg:width="1.082cm" svg:height="0.405cm" svg:x="3.234cm" svg:y="8.219cm">
          <text:p/>
        </draw:rect>
        <draw:line draw:style-name="gr5" draw:text-style-name="P1" draw:layer="layout" svg:x1="4.316cm" svg:y1="8.422cm" svg:x2="5.127cm" svg:y2="8.422cm">
          <text:p/>
        </draw:line>
        <draw:rect draw:style-name="gr2" draw:text-style-name="P1" draw:layer="layout" svg:width="1.082cm" svg:height="0.405cm" svg:x="3.234cm" svg:y="8.219cm">
          <text:p/>
        </draw:rect>
        <draw:rect draw:style-name="gr2" draw:text-style-name="P1" draw:layer="layout" svg:width="1.081cm" svg:height="0.406cm" svg:x="5.127cm" svg:y="6.799cm">
          <text:p/>
        </draw:rect>
        <draw:rect draw:style-name="gr2" draw:text-style-name="P1" draw:layer="layout" svg:width="1.081cm" svg:height="0.406cm" svg:x="5.127cm" svg:y="10.787cm">
          <text:p/>
        </draw:rect>
        <draw:rect draw:style-name="gr2" draw:text-style-name="P1" draw:layer="layout" svg:width="1.082cm" svg:height="0.406cm" svg:x="3.234cm" svg:y="10.787cm">
          <text:p/>
        </draw:rect>
        <draw:line draw:style-name="gr5" draw:text-style-name="P1" draw:layer="layout" svg:x1="5.127cm" svg:y1="7.002cm" svg:x2="4.721cm" svg:y2="7.002cm">
          <text:p/>
        </draw:line>
        <draw:line draw:style-name="gr5" draw:text-style-name="P1" draw:layer="layout" svg:x1="5.127cm" svg:y1="10.99cm" svg:x2="4.316cm" svg:y2="10.99cm">
          <text:p/>
        </draw:line>
        <draw:line draw:style-name="gr5" draw:text-style-name="P1" draw:layer="layout" svg:x1="4.721cm" svg:y1="8.421cm" svg:x2="4.721cm" svg:y2="7.002cm">
          <text:p/>
        </draw:line>
        <draw:line draw:style-name="gr5" draw:text-style-name="P1" draw:layer="layout" svg:x1="6.208cm" svg:y1="7.002cm" svg:x2="7.965cm" svg:y2="7.002cm">
          <text:p/>
        </draw:line>
        <draw:line draw:style-name="gr5" draw:text-style-name="P1" draw:layer="layout" svg:x1="7.493cm" svg:y1="7.34cm" svg:x2="8.372cm" svg:y2="7.34cm">
          <text:p/>
        </draw:line>
        <draw:line draw:style-name="gr5" draw:text-style-name="P1" draw:layer="layout" svg:x1="8.236cm" svg:y1="7.61cm" svg:x2="8.371cm" svg:y2="7.34cm">
          <text:p/>
        </draw:line>
        <draw:line draw:style-name="gr5" draw:text-style-name="P1" draw:layer="layout" svg:x1="8.033cm" svg:y1="7.61cm" svg:x2="8.168cm" svg:y2="7.34cm">
          <text:p/>
        </draw:line>
        <draw:line draw:style-name="gr5" draw:text-style-name="P1" draw:layer="layout" svg:x1="7.83cm" svg:y1="7.61cm" svg:x2="7.965cm" svg:y2="7.34cm">
          <text:p/>
        </draw:line>
        <draw:line draw:style-name="gr5" draw:text-style-name="P1" draw:layer="layout" svg:x1="7.628cm" svg:y1="7.61cm" svg:x2="7.763cm" svg:y2="7.34cm">
          <text:p/>
        </draw:line>
        <draw:line draw:style-name="gr5" draw:text-style-name="P1" draw:layer="layout" svg:x1="7.425cm" svg:y1="7.61cm" svg:x2="7.56cm" svg:y2="7.34cm">
          <text:p/>
        </draw:line>
        <draw:line draw:style-name="gr5" draw:text-style-name="P1" draw:layer="layout" svg:x1="7.966cm" svg:y1="7.34cm" svg:x2="7.966cm" svg:y2="7.002cm">
          <text:p/>
        </draw:line>
        <draw:line draw:style-name="gr5" draw:text-style-name="P1" draw:layer="layout" svg:x1="4.721cm" svg:y1="10.99cm" svg:x2="4.721cm" svg:y2="9.706cm">
          <text:p/>
        </draw:line>
        <draw:line draw:style-name="gr5" draw:text-style-name="P1" draw:layer="layout" svg:x1="4.721cm" svg:y1="9.706cm" svg:x2="5.127cm" svg:y2="9.706cm">
          <text:p/>
        </draw:line>
        <draw:frame draw:style-name="gr10" draw:text-style-name="P2" draw:layer="layout" svg:width="1.232cm" svg:height="1.113cm" svg:x="3.269cm" svg:y="11.116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271cm" svg:height="1.113cm" svg:x="5.23cm" svg:y="11.117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4cm" svg:height="1.113cm" svg:x="3.201cm" svg:y="7.202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271cm" svg:height="1.113cm" svg:x="5.13cm" svg:y="5.816cm">
          <draw:text-box>
            <text:p><text:span text:style-name="T1">R</text:span><text:span text:style-name="T11">1</text:span></text:p>
          </draw:text-box>
        </draw:frame>
        <draw:line draw:style-name="gr5" draw:text-style-name="P1" draw:layer="layout" svg:x1="2.626cm" svg:y1="15.326cm" svg:x2="2.626cm" svg:y2="10.99cm">
          <text:p/>
        </draw:line>
        <draw:line draw:style-name="gr5" draw:text-style-name="P1" draw:layer="layout" svg:x1="3.234cm" svg:y1="10.99cm" svg:x2="2.626cm" svg:y2="10.99cm">
          <text:p/>
        </draw:line>
        <draw:line draw:style-name="gr5" draw:text-style-name="P1" draw:layer="layout" svg:x1="2.626cm" svg:y1="15.326cm" svg:x2="26.001cm" svg:y2="15.326cm">
          <text:p/>
        </draw:line>
        <draw:rect draw:style-name="gr2" draw:text-style-name="P1" draw:layer="layout" svg:width="2.028cm" svg:height="2.298cm" svg:x="9.982cm" svg:y="8.473cm">
          <text:p/>
        </draw:rect>
        <draw:frame draw:style-name="gr11" draw:text-style-name="P8" draw:layer="layout" svg:width="0.879cm" svg:height="1.195cm" svg:x="9.882cm" svg:y="8.476cm">
          <draw:text-box>
            <text:p><text:span text:style-name="T8">+</text:span></text:p>
          </draw:text-box>
        </draw:frame>
        <draw:frame draw:style-name="gr12" draw:text-style-name="P9" draw:layer="layout" svg:width="0.676cm" svg:height="1.348cm" svg:x="9.95cm" svg:y="9.625cm">
          <draw:text-box>
            <text:p><text:span text:style-name="T9">-</text:span></text:p>
          </draw:text-box>
        </draw:frame>
        <draw:frame draw:style-name="gr11" draw:text-style-name="P8" draw:layer="layout" svg:width="0.676cm" svg:height="1.195cm" svg:x="11.134cm" svg:y="9.184cm">
          <draw:text-box>
            <text:p><text:span text:style-name="T10">∞</text:span></text:p>
          </draw:text-box>
        </draw:frame>
        <draw:line draw:style-name="gr5" draw:text-style-name="P1" draw:layer="layout" svg:x1="7.155cm" svg:y1="9.03cm" svg:x2="9.982cm" svg:y2="9cm">
          <text:p/>
        </draw:line>
        <draw:rect draw:style-name="gr2" draw:text-style-name="P1" draw:layer="layout" svg:width="4.704cm" svg:height="2.754cm" svg:x="13.497cm" svg:y="8.473cm">
          <text:p/>
        </draw:rect>
        <draw:line draw:style-name="gr5" draw:text-style-name="P1" draw:layer="layout" svg:x1="9.601cm" svg:y1="10.422cm" svg:x2="10.027cm" svg:y2="10.422cm">
          <text:p/>
        </draw:line>
        <draw:line draw:style-name="gr5" draw:text-style-name="P1" draw:layer="layout" svg:x1="9.626cm" svg:y1="11.627cm" svg:x2="9.626cm" svg:y2="10.39cm">
          <text:p/>
        </draw:line>
        <draw:rect draw:style-name="gr2" draw:text-style-name="P1" draw:layer="layout" svg:width="1.082cm" svg:height="0.406cm" draw:transform="rotate (1.5707963267946) translate (9.372cm 12.731cm)">
          <text:p/>
        </draw:rect>
        <draw:rect draw:style-name="gr2" draw:text-style-name="P1" draw:layer="layout" svg:width="1.081cm" svg:height="0.406cm" svg:x="10.428cm" svg:y="11.087cm">
          <text:p/>
        </draw:rect>
        <draw:line draw:style-name="gr5" draw:text-style-name="P1" draw:layer="layout" svg:x1="9.626cm" svg:y1="11.33cm" svg:x2="10.383cm" svg:y2="11.33cm">
          <text:p/>
        </draw:line>
        <draw:line draw:style-name="gr5" draw:text-style-name="P1" draw:layer="layout" svg:x1="9.17cm" svg:y1="13.69cm" svg:x2="10.049cm" svg:y2="13.69cm">
          <text:p/>
        </draw:line>
        <draw:line draw:style-name="gr5" draw:text-style-name="P1" draw:layer="layout" svg:x1="9.913cm" svg:y1="13.96cm" svg:x2="10.048cm" svg:y2="13.69cm">
          <text:p/>
        </draw:line>
        <draw:line draw:style-name="gr5" draw:text-style-name="P1" draw:layer="layout" svg:x1="9.71cm" svg:y1="13.96cm" svg:x2="9.845cm" svg:y2="13.69cm">
          <text:p/>
        </draw:line>
        <draw:line draw:style-name="gr5" draw:text-style-name="P1" draw:layer="layout" svg:x1="9.508cm" svg:y1="13.96cm" svg:x2="9.643cm" svg:y2="13.69cm">
          <text:p/>
        </draw:line>
        <draw:line draw:style-name="gr5" draw:text-style-name="P1" draw:layer="layout" svg:x1="9.305cm" svg:y1="13.96cm" svg:x2="9.44cm" svg:y2="13.69cm">
          <text:p/>
        </draw:line>
        <draw:line draw:style-name="gr5" draw:text-style-name="P1" draw:layer="layout" svg:x1="9.102cm" svg:y1="13.96cm" svg:x2="9.237cm" svg:y2="13.69cm">
          <text:p/>
        </draw:line>
        <draw:line draw:style-name="gr5" draw:text-style-name="P1" draw:layer="layout" svg:x1="9.626cm" svg:y1="13.69cm" svg:x2="9.626cm" svg:y2="12.691cm">
          <text:p/>
        </draw:line>
        <draw:line draw:style-name="gr5" draw:text-style-name="P1" draw:layer="layout" svg:x1="11.956cm" svg:y1="9.63cm" svg:x2="13.497cm" svg:y2="9.63cm">
          <text:p/>
        </draw:line>
        <draw:line draw:style-name="gr5" draw:text-style-name="P1" draw:layer="layout" svg:x1="15.371cm" svg:y1="12.191cm" svg:x2="16.25cm" svg:y2="12.191cm">
          <text:p/>
        </draw:line>
        <draw:line draw:style-name="gr5" draw:text-style-name="P1" draw:layer="layout" svg:x1="16.114cm" svg:y1="12.461cm" svg:x2="16.249cm" svg:y2="12.191cm">
          <text:p/>
        </draw:line>
        <draw:line draw:style-name="gr5" draw:text-style-name="P1" draw:layer="layout" svg:x1="15.911cm" svg:y1="12.461cm" svg:x2="16.046cm" svg:y2="12.191cm">
          <text:p/>
        </draw:line>
        <draw:line draw:style-name="gr5" draw:text-style-name="P1" draw:layer="layout" svg:x1="15.709cm" svg:y1="12.461cm" svg:x2="15.844cm" svg:y2="12.191cm">
          <text:p/>
        </draw:line>
        <draw:line draw:style-name="gr5" draw:text-style-name="P1" draw:layer="layout" svg:x1="15.506cm" svg:y1="12.461cm" svg:x2="15.641cm" svg:y2="12.191cm">
          <text:p/>
        </draw:line>
        <draw:line draw:style-name="gr5" draw:text-style-name="P1" draw:layer="layout" svg:x1="15.303cm" svg:y1="12.461cm" svg:x2="15.438cm" svg:y2="12.191cm">
          <text:p/>
        </draw:line>
        <draw:line draw:style-name="gr5" draw:text-style-name="P1" draw:layer="layout" svg:x1="15.827cm" svg:y1="12.191cm" svg:x2="15.827cm" svg:y2="11.192cm">
          <text:p/>
        </draw:line>
        <draw:frame draw:style-name="gr13" draw:text-style-name="P10" draw:layer="layout" svg:width="4.6cm" svg:height="1.361cm" svg:x="13.601cm" svg:y="9.127cm">
          <draw:text-box>
            <text:p text:style-name="P1"><text:span text:style-name="T12">Amplification</text:span></text:p>
            <text:p text:style-name="P1"><text:span text:style-name="T12">de puissance</text:span></text:p>
          </draw:text-box>
        </draw:frame>
        <draw:line draw:style-name="gr5" draw:text-style-name="P1" draw:layer="layout" svg:x1="12.601cm" svg:y1="11.29cm" svg:x2="11.516cm" svg:y2="11.29cm">
          <text:p/>
        </draw:line>
        <draw:line draw:style-name="gr5" draw:text-style-name="P1" draw:layer="layout" svg:x1="12.522cm" svg:y1="11.29cm" svg:x2="12.522cm" svg:y2="9.63cm">
          <text:p/>
        </draw:line>
        <draw:frame draw:style-name="gr10" draw:text-style-name="P2" draw:layer="layout" svg:width="1.271cm" svg:height="1.113cm" svg:x="8.331cm" svg:y="11.649cm">
          <draw:text-box>
            <text:p><text:span text:style-name="T1">R</text:span><text:span text:style-name="T11">2</text:span></text:p>
          </draw:text-box>
        </draw:frame>
        <draw:frame draw:style-name="gr10" draw:text-style-name="P2" draw:layer="layout" svg:width="1.271cm" svg:height="1.113cm" svg:x="10.532cm" svg:y="11.35cm">
          <draw:text-box>
            <text:p><text:span text:style-name="T1">R</text:span><text:span text:style-name="T11">3</text:span></text:p>
          </draw:text-box>
        </draw:frame>
        <draw:circle draw:style-name="gr2" draw:text-style-name="P1" draw:layer="layout" svg:width="1.88cm" svg:height="1.88cm" svg:x="19.302cm" svg:y="10.7cm">
          <text:p/>
        </draw:circle>
        <draw:frame draw:style-name="gr3" draw:layer="layout" svg:width="1cm" svg:height="0.963cm" svg:x="19.701cm" svg:y="11.227cm">
          <draw:text-box>
            <text:p>M</text:p>
          </draw:text-box>
        </draw:frame>
        <draw:rect draw:style-name="gr4" draw:text-style-name="P1" draw:layer="layout" svg:width="0.5cm" svg:height="0.24cm" svg:x="20.001cm" svg:y="12.587cm">
          <text:p/>
        </draw:rect>
        <draw:rect draw:style-name="gr4" draw:text-style-name="P1" draw:layer="layout" svg:width="0.5cm" svg:height="0.24cm" svg:x="20.001cm" svg:y="10.487cm">
          <text:p/>
        </draw:rect>
        <draw:line draw:style-name="gr5" draw:text-style-name="P1" draw:layer="layout" svg:x1="18.157cm" svg:y1="9.63cm" svg:x2="20.201cm" svg:y2="9.627cm">
          <text:p/>
        </draw:line>
        <draw:line draw:style-name="gr5" draw:text-style-name="P1" draw:layer="layout" svg:x1="20.222cm" svg:y1="10.697cm" svg:x2="20.222cm" svg:y2="9.627cm">
          <text:p/>
        </draw:line>
        <draw:line draw:style-name="gr5" draw:text-style-name="P1" draw:layer="layout" svg:x1="19.772cm" svg:y1="13.592cm" svg:x2="20.651cm" svg:y2="13.592cm">
          <text:p/>
        </draw:line>
        <draw:line draw:style-name="gr5" draw:text-style-name="P1" draw:layer="layout" svg:x1="20.515cm" svg:y1="13.862cm" svg:x2="20.65cm" svg:y2="13.592cm">
          <text:p/>
        </draw:line>
        <draw:line draw:style-name="gr5" draw:text-style-name="P1" draw:layer="layout" svg:x1="20.312cm" svg:y1="13.862cm" svg:x2="20.447cm" svg:y2="13.592cm">
          <text:p/>
        </draw:line>
        <draw:line draw:style-name="gr5" draw:text-style-name="P1" draw:layer="layout" svg:x1="20.11cm" svg:y1="13.862cm" svg:x2="20.245cm" svg:y2="13.592cm">
          <text:p/>
        </draw:line>
        <draw:line draw:style-name="gr5" draw:text-style-name="P1" draw:layer="layout" svg:x1="19.907cm" svg:y1="13.862cm" svg:x2="20.042cm" svg:y2="13.592cm">
          <text:p/>
        </draw:line>
        <draw:line draw:style-name="gr5" draw:text-style-name="P1" draw:layer="layout" svg:x1="19.704cm" svg:y1="13.862cm" svg:x2="19.839cm" svg:y2="13.592cm">
          <text:p/>
        </draw:line>
        <draw:line draw:style-name="gr5" draw:text-style-name="P1" draw:layer="layout" svg:x1="20.228cm" svg:y1="13.592cm" svg:x2="20.228cm" svg:y2="12.593cm">
          <text:p/>
        </draw:line>
        <draw:circle draw:style-name="gr2" draw:text-style-name="P1" draw:layer="layout" svg:width="1.88cm" svg:height="1.88cm" svg:x="22.802cm" svg:y="10.7cm">
          <text:p/>
        </draw:circle>
        <draw:frame draw:style-name="gr3" draw:layer="layout" svg:width="1.6cm" svg:height="0.963cm" svg:x="23.101cm" svg:y="11.227cm">
          <draw:text-box>
            <text:p>GT</text:p>
          </draw:text-box>
        </draw:frame>
        <draw:rect draw:style-name="gr4" draw:text-style-name="P1" draw:layer="layout" svg:width="0.5cm" svg:height="0.24cm" svg:x="23.501cm" svg:y="12.587cm">
          <text:p/>
        </draw:rect>
        <draw:rect draw:style-name="gr4" draw:text-style-name="P1" draw:layer="layout" svg:width="0.5cm" svg:height="0.24cm" svg:x="23.501cm" svg:y="10.487cm">
          <text:p/>
        </draw:rect>
        <draw:line draw:style-name="gr5" draw:text-style-name="P1" draw:layer="layout" svg:x1="21.2cm" svg:y1="11.627cm" svg:x2="22.802cm" svg:y2="11.627cm">
          <text:p/>
        </draw:line>
        <draw:line draw:style-name="gr5" draw:text-style-name="P1" draw:layer="layout" svg:x1="23.682cm" svg:y1="9.127cm" svg:x2="26.102cm" svg:y2="9.127cm">
          <text:p/>
        </draw:line>
        <draw:line draw:style-name="gr5" draw:text-style-name="P1" draw:layer="layout" svg:x1="23.722cm" svg:y1="10.7cm" svg:x2="23.722cm" svg:y2="9.127cm">
          <text:p/>
        </draw:line>
        <draw:line draw:style-name="gr5" draw:text-style-name="P1" draw:layer="layout" svg:x1="26.022cm" svg:y1="15.326cm" svg:x2="26.022cm" svg:y2="9.128cm">
          <text:p/>
        </draw:line>
        <draw:line draw:style-name="gr5" draw:text-style-name="P1" draw:layer="layout" svg:x1="23.273cm" svg:y1="13.593cm" svg:x2="24.152cm" svg:y2="13.593cm">
          <text:p/>
        </draw:line>
        <draw:line draw:style-name="gr5" draw:text-style-name="P1" draw:layer="layout" svg:x1="24.016cm" svg:y1="13.863cm" svg:x2="24.151cm" svg:y2="13.593cm">
          <text:p/>
        </draw:line>
        <draw:line draw:style-name="gr5" draw:text-style-name="P1" draw:layer="layout" svg:x1="23.813cm" svg:y1="13.863cm" svg:x2="23.948cm" svg:y2="13.593cm">
          <text:p/>
        </draw:line>
        <draw:line draw:style-name="gr5" draw:text-style-name="P1" draw:layer="layout" svg:x1="23.611cm" svg:y1="13.863cm" svg:x2="23.746cm" svg:y2="13.593cm">
          <text:p/>
        </draw:line>
        <draw:line draw:style-name="gr5" draw:text-style-name="P1" draw:layer="layout" svg:x1="23.408cm" svg:y1="13.863cm" svg:x2="23.543cm" svg:y2="13.593cm">
          <text:p/>
        </draw:line>
        <draw:line draw:style-name="gr5" draw:text-style-name="P1" draw:layer="layout" svg:x1="23.205cm" svg:y1="13.863cm" svg:x2="23.34cm" svg:y2="13.593cm">
          <text:p/>
        </draw:line>
        <draw:line draw:style-name="gr5" draw:text-style-name="P1" draw:layer="layout" svg:x1="23.729cm" svg:y1="13.593cm" svg:x2="23.729cm" svg:y2="12.594cm">
          <text:p/>
        </draw:line>
        <draw:line draw:style-name="gr5" draw:text-style-name="P1" draw:layer="layout" svg:x1="7.601cm" svg:y1="11.027cm" svg:x2="7.622cm" svg:y2="9.03cm">
          <text:p/>
        </draw:line>
        <draw:line draw:style-name="gr5" draw:text-style-name="P1" draw:layer="layout" svg:x1="7.601cm" svg:y1="10.99cm" svg:x2="6.217cm" svg:y2="10.99cm">
          <text:p/>
        </draw:line>
        <draw:rect draw:style-name="gr18" draw:text-style-name="P1" draw:layer="layout" svg:width="5.4cm" svg:height="6.4cm" svg:x="3cm" svg:y="5.8cm">
          <text:p/>
        </draw:rect>
        <draw:rect draw:style-name="gr14" draw:text-style-name="P1" draw:layer="layout" svg:width="12.9cm" svg:height="6.4cm" svg:x="8.5cm" svg:y="7.9cm">
          <text:p/>
        </draw:rect>
        <draw:rect draw:style-name="gr16" draw:text-style-name="P1" draw:layer="layout" svg:width="2.8cm" svg:height="6.4cm" svg:x="22.4cm" svg:y="7.9cm">
          <text:p/>
        </draw:rect>
        <draw:frame draw:style-name="gr17" draw:text-style-name="P3" draw:layer="layout" svg:width="5.3cm" svg:height="1.675cm" svg:x="21.7cm" svg:y="6.725cm">
          <draw:text-box>
            <text:p><text:span text:style-name="T14">Chaîne de retour</text:span></text:p>
          </draw:text-box>
        </draw:frame>
        <draw:frame draw:style-name="gr15" draw:text-style-name="P11" draw:layer="layout" svg:width="4.8cm" svg:height="1cm" svg:x="12.6cm" svg:y="6.8cm">
          <draw:text-box>
            <text:p><text:span text:style-name="T13">Chaîne directe</text:span></text:p>
          </draw:text-box>
        </draw:frame>
        <draw:frame draw:style-name="gr15" draw:text-style-name="P12" draw:layer="layout" svg:width="4.8cm" svg:height="1cm" svg:x="3.7cm" svg:y="4.8cm">
          <draw:text-box>
            <text:p><text:span text:style-name="T15">Comparateur</text:span></text:p>
          </draw:text-box>
        </draw:frame>
        <draw:frame draw:style-name="gr3" draw:layer="layout" svg:width="13.2cm" svg:height="0.963cm" svg:x="1cm" svg:y="0.601cm">
          <draw:text-box>
            <text:p>Modélisation du régul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circle draw:style-name="gr2" draw:text-style-name="P1" draw:layer="layout" svg:width="2.8cm" svg:height="2.8cm" svg:x="8.1cm" svg:y="7.3cm">
          <text:p/>
        </draw:circle>
        <draw:line draw:style-name="gr19" draw:text-style-name="P1" draw:layer="layout" svg:x1="10.5cm" svg:y1="7.7cm" svg:x2="8.5cm" svg:y2="9.7cm">
          <text:p/>
        </draw:line>
        <draw:line draw:style-name="gr19" draw:text-style-name="P1" draw:layer="layout" svg:x1="10.5cm" svg:y1="9.7cm" svg:x2="8.5cm" svg:y2="7.7cm">
          <text:p/>
        </draw:line>
        <draw:frame draw:style-name="gr3" draw:text-style-name="P3" draw:layer="layout" svg:width="1.2cm" svg:height="0.963cm" svg:x="9.1cm" svg:y="8.8cm">
          <draw:text-box>
            <text:p><text:span text:style-name="T14">+</text:span></text:p>
          </draw:text-box>
        </draw:frame>
        <draw:frame draw:style-name="gr20" draw:text-style-name="P13" draw:layer="layout" svg:width="1.2cm" svg:height="0.983cm" svg:x="9.185cm" svg:y="9.269cm">
          <draw:text-box>
            <text:p><text:span text:style-name="T16">-</text:span></text:p>
          </draw:text-box>
        </draw:frame>
        <draw:line draw:style-name="gr21" draw:text-style-name="P1" draw:layer="layout" svg:x1="10.9cm" svg:y1="8.7cm" svg:x2="14.7cm" svg:y2="8.7cm">
          <text:p/>
        </draw:line>
        <draw:line draw:style-name="gr21" draw:text-style-name="P1" draw:layer="layout" svg:x1="19.7cm" svg:y1="8.7cm" svg:x2="25.1cm" svg:y2="8.7cm">
          <text:p/>
        </draw:line>
        <draw:rect draw:style-name="gr22" draw:text-style-name="P1" draw:layer="layout" svg:width="5cm" svg:height="2cm" svg:x="14.7cm" svg:y="7.6cm">
          <text:p/>
        </draw:rect>
        <draw:line draw:style-name="gr23" draw:text-style-name="P1" draw:layer="layout" svg:x1="22.7cm" svg:y1="8.7cm" svg:x2="22.7cm" svg:y2="13.5cm">
          <text:p/>
        </draw:line>
        <draw:line draw:style-name="gr21" draw:text-style-name="P1" draw:layer="layout" svg:x1="22.7cm" svg:y1="13.5cm" svg:x2="20.3cm" svg:y2="13.5cm">
          <text:p/>
        </draw:line>
        <draw:rect draw:style-name="gr22" draw:text-style-name="P1" draw:layer="layout" svg:width="6.1cm" svg:height="2cm" svg:x="14.1cm" svg:y="12.5cm">
          <text:p/>
        </draw:rect>
        <draw:line draw:style-name="gr24" draw:text-style-name="P1" draw:layer="layout" svg:x1="9.5cm" svg:y1="10.1cm" svg:x2="9.5cm" svg:y2="13.5cm">
          <text:p/>
        </draw:line>
        <draw:line draw:style-name="gr23" draw:text-style-name="P1" draw:layer="layout" svg:x1="14.1cm" svg:y1="13.5cm" svg:x2="9.5cm" svg:y2="13.5cm">
          <text:p/>
        </draw:line>
        <draw:line draw:style-name="gr21" draw:text-style-name="P1" draw:layer="layout" svg:x1="4.3cm" svg:y1="8.7cm" svg:x2="8.1cm" svg:y2="8.7cm">
          <text:p/>
        </draw:line>
        <draw:frame draw:style-name="gr15" draw:text-style-name="P11" draw:layer="layout" svg:width="4.8cm" svg:height="1cm" svg:x="14.9cm" svg:y="8.2cm">
          <draw:text-box>
            <text:p><text:span text:style-name="T13">Chaîne directe</text:span></text:p>
          </draw:text-box>
        </draw:frame>
        <draw:frame draw:style-name="gr17" draw:text-style-name="P11" draw:layer="layout" svg:width="5.3cm" svg:height="1.675cm" svg:x="14.6cm" svg:y="13cm">
          <draw:text-box>
            <text:p><text:span text:style-name="T13">Chaîne de retour</text:span></text:p>
          </draw:text-box>
        </draw:frame>
        <draw:frame draw:style-name="gr3" draw:text-style-name="P7" draw:layer="layout" svg:width="4.2cm" svg:height="0.963cm" svg:x="21.4cm" svg:y="7.7cm">
          <draw:text-box>
            <text:p><text:span text:style-name="T6">sortie s(t)</text:span></text:p>
          </draw:text-box>
        </draw:frame>
        <draw:frame draw:style-name="gr3" draw:text-style-name="P7" draw:layer="layout" svg:width="4.2cm" svg:height="0.963cm" svg:x="2.2cm" svg:y="8.837cm">
          <draw:text-box>
            <text:p><text:span text:style-name="T6">entrée e(t)</text:span></text:p>
          </draw:text-box>
        </draw:frame>
        <draw:frame draw:style-name="gr3" draw:text-style-name="P7" draw:layer="layout" svg:width="3.4cm" svg:height="0.963cm" svg:x="8.2cm" svg:y="13.637cm">
          <draw:text-box>
            <text:p><text:span text:style-name="T6">retour r(t)</text:span></text:p>
          </draw:text-box>
        </draw:frame>
        <draw:frame draw:style-name="gr3" draw:text-style-name="P7" draw:layer="layout" svg:width="1.4cm" svg:height="0.963cm" svg:x="11.9cm" svg:y="7.6cm">
          <draw:text-box>
            <text:p><text:span text:style-name="T5">ε</text:span><text:span text:style-name="T17">(t)</text:span></text:p>
          </draw:text-box>
        </draw:frame>
        <draw:frame draw:style-name="gr3" draw:layer="layout" svg:width="13.2cm" svg:height="0.963cm" svg:x="1cm" svg:y="0.601cm">
          <draw:text-box>
            <text:p>Modélisation du régul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circle draw:style-name="gr25" draw:text-style-name="P1" draw:layer="layout" svg:width="2.8cm" svg:height="2.8cm" svg:x="8.1cm" svg:y="7.3cm">
          <text:p/>
        </draw:circle>
        <draw:line draw:style-name="gr19" draw:text-style-name="P1" draw:layer="layout" svg:x1="10.5cm" svg:y1="7.7cm" svg:x2="8.5cm" svg:y2="9.7cm">
          <text:p/>
        </draw:line>
        <draw:line draw:style-name="gr19" draw:text-style-name="P1" draw:layer="layout" svg:x1="10.5cm" svg:y1="9.7cm" svg:x2="8.5cm" svg:y2="7.7cm">
          <text:p/>
        </draw:line>
        <draw:frame draw:style-name="gr26" draw:text-style-name="P3" draw:layer="layout" svg:width="1.2cm" svg:height="0.963cm" svg:x="9.1cm" svg:y="8.8cm">
          <draw:text-box>
            <text:p><text:span text:style-name="T14">+</text:span></text:p>
          </draw:text-box>
        </draw:frame>
        <draw:frame draw:style-name="gr27" draw:text-style-name="P13" draw:layer="layout" svg:width="1.2cm" svg:height="0.983cm" svg:x="9.185cm" svg:y="9.269cm">
          <draw:text-box>
            <text:p><text:span text:style-name="T16">-</text:span></text:p>
          </draw:text-box>
        </draw:frame>
        <draw:line draw:style-name="gr21" draw:text-style-name="P1" draw:layer="layout" svg:x1="10.9cm" svg:y1="8.7cm" svg:x2="14.7cm" svg:y2="8.7cm">
          <text:p/>
        </draw:line>
        <draw:line draw:style-name="gr21" draw:text-style-name="P1" draw:layer="layout" svg:x1="19.7cm" svg:y1="8.7cm" svg:x2="25.1cm" svg:y2="8.7cm">
          <text:p/>
        </draw:line>
        <draw:rect draw:style-name="gr28" draw:text-style-name="P1" draw:layer="layout" svg:width="5cm" svg:height="2cm" svg:x="14.7cm" svg:y="7.6cm">
          <text:p/>
        </draw:rect>
        <draw:line draw:style-name="gr23" draw:text-style-name="P1" draw:layer="layout" svg:x1="22.7cm" svg:y1="8.7cm" svg:x2="22.7cm" svg:y2="13.5cm">
          <text:p/>
        </draw:line>
        <draw:line draw:style-name="gr21" draw:text-style-name="P1" draw:layer="layout" svg:x1="22.7cm" svg:y1="13.5cm" svg:x2="20.3cm" svg:y2="13.5cm">
          <text:p/>
        </draw:line>
        <draw:rect draw:style-name="gr28" draw:text-style-name="P1" draw:layer="layout" svg:width="6.1cm" svg:height="2cm" svg:x="14.1cm" svg:y="12.5cm">
          <text:p/>
        </draw:rect>
        <draw:line draw:style-name="gr24" draw:text-style-name="P1" draw:layer="layout" svg:x1="9.5cm" svg:y1="10.1cm" svg:x2="9.5cm" svg:y2="13.5cm">
          <text:p/>
        </draw:line>
        <draw:line draw:style-name="gr23" draw:text-style-name="P1" draw:layer="layout" svg:x1="14.1cm" svg:y1="13.5cm" svg:x2="9.5cm" svg:y2="13.5cm">
          <text:p/>
        </draw:line>
        <draw:line draw:style-name="gr21" draw:text-style-name="P1" draw:layer="layout" svg:x1="4.3cm" svg:y1="8.7cm" svg:x2="8.1cm" svg:y2="8.7cm">
          <text:p/>
        </draw:line>
        <draw:frame draw:style-name="gr29" draw:text-style-name="P11" draw:layer="layout" svg:width="4.8cm" svg:height="1cm" svg:x="14.9cm" svg:y="8.2cm">
          <draw:text-box>
            <text:p><text:span text:style-name="T13">Chaîne directe</text:span></text:p>
          </draw:text-box>
        </draw:frame>
        <draw:frame draw:style-name="gr30" draw:text-style-name="P11" draw:layer="layout" svg:width="5.3cm" svg:height="1.675cm" svg:x="14.6cm" svg:y="13cm">
          <draw:text-box>
            <text:p><text:span text:style-name="T13">Chaîne de retour</text:span></text:p>
          </draw:text-box>
        </draw:frame>
        <draw:frame draw:style-name="gr26" draw:text-style-name="P3" draw:layer="layout" svg:width="4.2cm" svg:height="0.963cm" svg:x="21.4cm" svg:y="7.7cm">
          <draw:text-box>
            <text:p><text:span text:style-name="T14">sortie S(p)</text:span></text:p>
          </draw:text-box>
        </draw:frame>
        <draw:frame draw:style-name="gr26" draw:text-style-name="P3" draw:layer="layout" svg:width="4.2cm" svg:height="0.963cm" svg:x="2.2cm" svg:y="8.837cm">
          <draw:text-box>
            <text:p><text:span text:style-name="T14">entrée E(p)</text:span></text:p>
          </draw:text-box>
        </draw:frame>
        <draw:frame draw:style-name="gr26" draw:text-style-name="P3" draw:layer="layout" svg:width="3.8cm" svg:height="0.963cm" svg:x="8cm" svg:y="13.737cm">
          <draw:text-box>
            <text:p><text:span text:style-name="T14">retour R(p)</text:span></text:p>
          </draw:text-box>
        </draw:frame>
        <draw:frame draw:style-name="gr31" draw:text-style-name="P3" draw:layer="layout" svg:width="1.7cm" svg:height="1.1cm" svg:x="11.9cm" svg:y="7.6cm">
          <draw:text-box>
            <text:p><text:span text:style-name="T2">ε</text:span><text:span text:style-name="T18">(p)</text:span></text:p>
          </draw:text-box>
        </draw:frame>
        <draw:frame draw:style-name="gr3" draw:layer="layout" svg:width="11.8cm" svg:height="0.963cm" svg:x="1cm" svg:y="0.8cm">
          <draw:text-box>
            <text:p>Formalisme de Laplac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circle draw:style-name="gr32" draw:text-style-name="P1" draw:layer="layout" svg:width="2.8cm" svg:height="2.8cm" svg:x="8.1cm" svg:y="7.3cm">
          <text:p/>
        </draw:circle>
        <draw:line draw:style-name="gr19" draw:text-style-name="P1" draw:layer="layout" svg:x1="10.5cm" svg:y1="7.7cm" svg:x2="8.5cm" svg:y2="9.7cm">
          <text:p/>
        </draw:line>
        <draw:line draw:style-name="gr19" draw:text-style-name="P1" draw:layer="layout" svg:x1="10.5cm" svg:y1="9.7cm" svg:x2="8.5cm" svg:y2="7.7cm">
          <text:p/>
        </draw:line>
        <draw:frame draw:style-name="gr33" draw:text-style-name="P3" draw:layer="layout" svg:width="1.2cm" svg:height="0.963cm" svg:x="9.1cm" svg:y="8.8cm">
          <draw:text-box>
            <text:p><text:span text:style-name="T14">+</text:span></text:p>
          </draw:text-box>
        </draw:frame>
        <draw:frame draw:style-name="gr34" draw:text-style-name="P13" draw:layer="layout" svg:width="1.2cm" svg:height="0.983cm" svg:x="9.185cm" svg:y="9.269cm">
          <draw:text-box>
            <text:p><text:span text:style-name="T16">-</text:span></text:p>
          </draw:text-box>
        </draw:frame>
        <draw:line draw:style-name="gr21" draw:text-style-name="P1" draw:layer="layout" svg:x1="10.9cm" svg:y1="8.7cm" svg:x2="14.7cm" svg:y2="8.7cm">
          <text:p/>
        </draw:line>
        <draw:line draw:style-name="gr21" draw:text-style-name="P1" draw:layer="layout" svg:x1="19.7cm" svg:y1="8.7cm" svg:x2="25.1cm" svg:y2="8.7cm">
          <text:p/>
        </draw:line>
        <draw:rect draw:style-name="gr35" draw:text-style-name="P1" draw:layer="layout" svg:width="5cm" svg:height="2cm" svg:x="14.7cm" svg:y="7.6cm">
          <text:p/>
        </draw:rect>
        <draw:line draw:style-name="gr23" draw:text-style-name="P1" draw:layer="layout" svg:x1="22.7cm" svg:y1="8.7cm" svg:x2="22.7cm" svg:y2="13.5cm">
          <text:p/>
        </draw:line>
        <draw:line draw:style-name="gr21" draw:text-style-name="P1" draw:layer="layout" svg:x1="22.7cm" svg:y1="13.5cm" svg:x2="20.3cm" svg:y2="13.5cm">
          <text:p/>
        </draw:line>
        <draw:rect draw:style-name="gr35" draw:text-style-name="P1" draw:layer="layout" svg:width="6.1cm" svg:height="2cm" svg:x="14.1cm" svg:y="12.5cm">
          <text:p/>
        </draw:rect>
        <draw:line draw:style-name="gr24" draw:text-style-name="P1" draw:layer="layout" svg:x1="9.5cm" svg:y1="10.1cm" svg:x2="9.5cm" svg:y2="13.5cm">
          <text:p/>
        </draw:line>
        <draw:line draw:style-name="gr23" draw:text-style-name="P1" draw:layer="layout" svg:x1="14.1cm" svg:y1="13.5cm" svg:x2="9.5cm" svg:y2="13.5cm">
          <text:p/>
        </draw:line>
        <draw:line draw:style-name="gr21" draw:text-style-name="P1" draw:layer="layout" svg:x1="4.3cm" svg:y1="8.7cm" svg:x2="8.1cm" svg:y2="8.7cm">
          <text:p/>
        </draw:line>
        <draw:frame draw:style-name="gr33" draw:text-style-name="P11" draw:layer="layout" svg:width="1.9cm" svg:height="0.963cm" svg:x="16.4cm" svg:y="8.2cm">
          <draw:text-box>
            <text:p><text:span text:style-name="T13">A(p)</text:span></text:p>
          </draw:text-box>
        </draw:frame>
        <draw:frame draw:style-name="gr33" draw:text-style-name="P11" draw:layer="layout" svg:width="2cm" svg:height="0.963cm" svg:x="16.3cm" svg:y="13cm">
          <draw:text-box>
            <text:p><text:span text:style-name="T13">B(p)</text:span></text:p>
          </draw:text-box>
        </draw:frame>
        <draw:frame draw:style-name="gr33" draw:text-style-name="P3" draw:layer="layout" svg:width="4.2cm" svg:height="0.963cm" svg:x="21.4cm" svg:y="7.7cm">
          <draw:text-box>
            <text:p><text:span text:style-name="T14">sortie S(p)</text:span></text:p>
          </draw:text-box>
        </draw:frame>
        <draw:frame draw:style-name="gr33" draw:text-style-name="P3" draw:layer="layout" svg:width="4.2cm" svg:height="0.963cm" svg:x="2.2cm" svg:y="8.837cm">
          <draw:text-box>
            <text:p><text:span text:style-name="T14">entrée E(p)</text:span></text:p>
          </draw:text-box>
        </draw:frame>
        <draw:frame draw:style-name="gr33" draw:text-style-name="P3" draw:layer="layout" svg:width="3.8cm" svg:height="0.963cm" svg:x="8cm" svg:y="13.737cm">
          <draw:text-box>
            <text:p><text:span text:style-name="T14">retour R(p)</text:span></text:p>
          </draw:text-box>
        </draw:frame>
        <draw:frame draw:style-name="gr36" draw:text-style-name="P3" draw:layer="layout" svg:width="1.7cm" svg:height="1.1cm" svg:x="11.9cm" svg:y="7.6cm">
          <draw:text-box>
            <text:p><text:span text:style-name="T2">ε</text:span><text:span text:style-name="T18">(p)</text:span></text:p>
          </draw:text-box>
        </draw:frame>
        <draw:frame draw:style-name="gr3" draw:layer="layout" svg:width="11.8cm" svg:height="0.963cm" svg:x="1cm" svg:y="0.801cm">
          <draw:text-box>
            <text:p>Formalisme de Laplac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circle draw:style-name="gr37" draw:text-style-name="P1" draw:layer="layout" svg:width="1.081cm" svg:height="1.082cm" svg:x="0.802cm" svg:y="9.327cm">
          <text:p/>
        </draw:circle>
        <draw:line draw:style-name="gr5" draw:text-style-name="P1" draw:layer="layout" svg:x1="1.343cm" svg:y1="11.017cm" svg:x2="1.343cm" svg:y2="8.449cm">
          <text:p/>
        </draw:line>
        <draw:line draw:style-name="gr5" draw:text-style-name="P1" draw:layer="layout" svg:x1="0.87cm" svg:y1="11.017cm" svg:x2="1.749cm" svg:y2="11.017cm">
          <text:p/>
        </draw:line>
        <draw:line draw:style-name="gr5" draw:text-style-name="P1" draw:layer="layout" svg:x1="1.613cm" svg:y1="11.287cm" svg:x2="1.748cm" svg:y2="11.017cm">
          <text:p/>
        </draw:line>
        <draw:line draw:style-name="gr5" draw:text-style-name="P1" draw:layer="layout" svg:x1="1.41cm" svg:y1="11.287cm" svg:x2="1.545cm" svg:y2="11.017cm">
          <text:p/>
        </draw:line>
        <draw:line draw:style-name="gr5" draw:text-style-name="P1" draw:layer="layout" svg:x1="1.208cm" svg:y1="11.287cm" svg:x2="1.343cm" svg:y2="11.017cm">
          <text:p/>
        </draw:line>
        <draw:line draw:style-name="gr5" draw:text-style-name="P1" draw:layer="layout" svg:x1="1.005cm" svg:y1="11.287cm" svg:x2="1.14cm" svg:y2="11.017cm">
          <text:p/>
        </draw:line>
        <draw:line draw:style-name="gr5" draw:text-style-name="P1" draw:layer="layout" svg:x1="0.802cm" svg:y1="11.287cm" svg:x2="0.937cm" svg:y2="11.017cm">
          <text:p/>
        </draw:line>
        <draw:line draw:style-name="gr5" draw:text-style-name="P1" draw:layer="layout" svg:x1="1.343cm" svg:y1="8.449cm" svg:x2="3.236cm" svg:y2="8.449cm">
          <text:p/>
        </draw:line>
        <draw:rect draw:style-name="gr37" draw:text-style-name="P1" draw:layer="layout" svg:width="2.028cm" svg:height="2.298cm" svg:x="5.128cm" svg:y="7.892cm">
          <text:p/>
        </draw:rect>
        <draw:frame draw:style-name="gr38" draw:text-style-name="P8" draw:layer="layout" svg:width="0.879cm" svg:height="1.195cm" svg:x="5.028cm" svg:y="7.894cm">
          <draw:text-box>
            <text:p><text:span text:style-name="T8">+</text:span></text:p>
          </draw:text-box>
        </draw:frame>
        <draw:frame draw:style-name="gr39" draw:text-style-name="P9" draw:layer="layout" svg:width="0.676cm" svg:height="1.348cm" svg:x="5.095cm" svg:y="9.044cm">
          <draw:text-box>
            <text:p><text:span text:style-name="T9">-</text:span></text:p>
          </draw:text-box>
        </draw:frame>
        <draw:frame draw:style-name="gr38" draw:text-style-name="P8" draw:layer="layout" svg:width="0.676cm" svg:height="1.195cm" svg:x="6.28cm" svg:y="8.503cm">
          <draw:text-box>
            <text:p><text:span text:style-name="T10">∞</text:span></text:p>
          </draw:text-box>
        </draw:frame>
        <draw:rect draw:style-name="gr37" draw:text-style-name="P1" draw:layer="layout" svg:width="1.082cm" svg:height="0.405cm" svg:x="3.235cm" svg:y="8.246cm">
          <text:p/>
        </draw:rect>
        <draw:line draw:style-name="gr5" draw:text-style-name="P1" draw:layer="layout" svg:x1="4.317cm" svg:y1="8.449cm" svg:x2="5.128cm" svg:y2="8.449cm">
          <text:p/>
        </draw:line>
        <draw:rect draw:style-name="gr37" draw:text-style-name="P1" draw:layer="layout" svg:width="1.082cm" svg:height="0.405cm" svg:x="3.235cm" svg:y="8.246cm">
          <text:p/>
        </draw:rect>
        <draw:rect draw:style-name="gr37" draw:text-style-name="P1" draw:layer="layout" svg:width="1.081cm" svg:height="0.406cm" svg:x="5.128cm" svg:y="6.826cm">
          <text:p/>
        </draw:rect>
        <draw:rect draw:style-name="gr37" draw:text-style-name="P1" draw:layer="layout" svg:width="1.081cm" svg:height="0.406cm" svg:x="5.128cm" svg:y="10.814cm">
          <text:p/>
        </draw:rect>
        <draw:rect draw:style-name="gr37" draw:text-style-name="P1" draw:layer="layout" svg:width="1.082cm" svg:height="0.406cm" svg:x="3.235cm" svg:y="10.814cm">
          <text:p/>
        </draw:rect>
        <draw:line draw:style-name="gr5" draw:text-style-name="P1" draw:layer="layout" svg:x1="5.128cm" svg:y1="7.029cm" svg:x2="4.722cm" svg:y2="7.029cm">
          <text:p/>
        </draw:line>
        <draw:line draw:style-name="gr5" draw:text-style-name="P1" draw:layer="layout" svg:x1="5.128cm" svg:y1="11.017cm" svg:x2="4.317cm" svg:y2="11.017cm">
          <text:p/>
        </draw:line>
        <draw:line draw:style-name="gr5" draw:text-style-name="P1" draw:layer="layout" svg:x1="4.722cm" svg:y1="8.448cm" svg:x2="4.722cm" svg:y2="7.029cm">
          <text:p/>
        </draw:line>
        <draw:line draw:style-name="gr5" draw:text-style-name="P1" draw:layer="layout" svg:x1="6.209cm" svg:y1="7.029cm" svg:x2="7.966cm" svg:y2="7.029cm">
          <text:p/>
        </draw:line>
        <draw:line draw:style-name="gr5" draw:text-style-name="P1" draw:layer="layout" svg:x1="7.494cm" svg:y1="7.367cm" svg:x2="8.373cm" svg:y2="7.367cm">
          <text:p/>
        </draw:line>
        <draw:line draw:style-name="gr5" draw:text-style-name="P1" draw:layer="layout" svg:x1="8.237cm" svg:y1="7.637cm" svg:x2="8.372cm" svg:y2="7.367cm">
          <text:p/>
        </draw:line>
        <draw:line draw:style-name="gr5" draw:text-style-name="P1" draw:layer="layout" svg:x1="8.034cm" svg:y1="7.637cm" svg:x2="8.169cm" svg:y2="7.367cm">
          <text:p/>
        </draw:line>
        <draw:line draw:style-name="gr5" draw:text-style-name="P1" draw:layer="layout" svg:x1="7.831cm" svg:y1="7.637cm" svg:x2="7.966cm" svg:y2="7.367cm">
          <text:p/>
        </draw:line>
        <draw:line draw:style-name="gr5" draw:text-style-name="P1" draw:layer="layout" svg:x1="7.629cm" svg:y1="7.637cm" svg:x2="7.764cm" svg:y2="7.367cm">
          <text:p/>
        </draw:line>
        <draw:line draw:style-name="gr5" draw:text-style-name="P1" draw:layer="layout" svg:x1="7.426cm" svg:y1="7.637cm" svg:x2="7.561cm" svg:y2="7.367cm">
          <text:p/>
        </draw:line>
        <draw:line draw:style-name="gr5" draw:text-style-name="P1" draw:layer="layout" svg:x1="7.967cm" svg:y1="7.367cm" svg:x2="7.967cm" svg:y2="7.029cm">
          <text:p/>
        </draw:line>
        <draw:line draw:style-name="gr5" draw:text-style-name="P1" draw:layer="layout" svg:x1="4.722cm" svg:y1="11.017cm" svg:x2="4.722cm" svg:y2="9.733cm">
          <text:p/>
        </draw:line>
        <draw:line draw:style-name="gr5" draw:text-style-name="P1" draw:layer="layout" svg:x1="4.722cm" svg:y1="9.733cm" svg:x2="5.128cm" svg:y2="9.733cm">
          <text:p/>
        </draw:line>
        <draw:frame draw:style-name="gr40" draw:text-style-name="P2" draw:layer="layout" svg:width="1.232cm" svg:height="1.113cm" svg:x="3.27cm" svg:y="11.143cm">
          <draw:text-box>
            <text:p><text:span text:style-name="T1">R</text:span><text:span text:style-name="T11">1</text:span></text:p>
          </draw:text-box>
        </draw:frame>
        <draw:frame draw:style-name="gr40" draw:text-style-name="P2" draw:layer="layout" svg:width="1.271cm" svg:height="1.113cm" svg:x="5.231cm" svg:y="11.144cm">
          <draw:text-box>
            <text:p><text:span text:style-name="T1">R</text:span><text:span text:style-name="T11">1</text:span></text:p>
          </draw:text-box>
        </draw:frame>
        <draw:frame draw:style-name="gr40" draw:text-style-name="P2" draw:layer="layout" svg:width="1.4cm" svg:height="1.113cm" svg:x="3.202cm" svg:y="7.229cm">
          <draw:text-box>
            <text:p><text:span text:style-name="T1">R</text:span><text:span text:style-name="T11">1</text:span></text:p>
          </draw:text-box>
        </draw:frame>
        <draw:frame draw:style-name="gr40" draw:text-style-name="P2" draw:layer="layout" svg:width="1.271cm" svg:height="1.113cm" svg:x="5.131cm" svg:y="5.843cm">
          <draw:text-box>
            <text:p><text:span text:style-name="T1">R</text:span><text:span text:style-name="T11">1</text:span></text:p>
          </draw:text-box>
        </draw:frame>
        <draw:line draw:style-name="gr5" draw:text-style-name="P1" draw:layer="layout" svg:x1="2.627cm" svg:y1="15.353cm" svg:x2="2.627cm" svg:y2="11.017cm">
          <text:p/>
        </draw:line>
        <draw:line draw:style-name="gr5" draw:text-style-name="P1" draw:layer="layout" svg:x1="3.235cm" svg:y1="11.017cm" svg:x2="2.627cm" svg:y2="11.017cm">
          <text:p/>
        </draw:line>
        <draw:line draw:style-name="gr5" draw:text-style-name="P1" draw:layer="layout" svg:x1="2.627cm" svg:y1="15.353cm" svg:x2="26.002cm" svg:y2="15.353cm">
          <text:p/>
        </draw:line>
        <draw:rect draw:style-name="gr37" draw:text-style-name="P1" draw:layer="layout" svg:width="2.028cm" svg:height="2.298cm" svg:x="9.983cm" svg:y="8.5cm">
          <text:p/>
        </draw:rect>
        <draw:frame draw:style-name="gr38" draw:text-style-name="P8" draw:layer="layout" svg:width="0.879cm" svg:height="1.195cm" svg:x="9.883cm" svg:y="8.503cm">
          <draw:text-box>
            <text:p><text:span text:style-name="T8">+</text:span></text:p>
          </draw:text-box>
        </draw:frame>
        <draw:frame draw:style-name="gr39" draw:text-style-name="P9" draw:layer="layout" svg:width="0.676cm" svg:height="1.348cm" svg:x="9.951cm" svg:y="9.652cm">
          <draw:text-box>
            <text:p><text:span text:style-name="T9">-</text:span></text:p>
          </draw:text-box>
        </draw:frame>
        <draw:frame draw:style-name="gr38" draw:text-style-name="P8" draw:layer="layout" svg:width="0.676cm" svg:height="1.195cm" svg:x="11.135cm" svg:y="9.211cm">
          <draw:text-box>
            <text:p><text:span text:style-name="T10">∞</text:span></text:p>
          </draw:text-box>
        </draw:frame>
        <draw:line draw:style-name="gr5" draw:text-style-name="P1" draw:layer="layout" svg:x1="7.156cm" svg:y1="9.057cm" svg:x2="9.983cm" svg:y2="9.027cm">
          <text:p/>
        </draw:line>
        <draw:rect draw:style-name="gr37" draw:text-style-name="P1" draw:layer="layout" svg:width="4.704cm" svg:height="2.754cm" svg:x="13.498cm" svg:y="8.5cm">
          <text:p/>
        </draw:rect>
        <draw:line draw:style-name="gr5" draw:text-style-name="P1" draw:layer="layout" svg:x1="9.602cm" svg:y1="10.449cm" svg:x2="10.028cm" svg:y2="10.449cm">
          <text:p/>
        </draw:line>
        <draw:line draw:style-name="gr5" draw:text-style-name="P1" draw:layer="layout" svg:x1="9.627cm" svg:y1="11.654cm" svg:x2="9.627cm" svg:y2="10.417cm">
          <text:p/>
        </draw:line>
        <draw:rect draw:style-name="gr37" draw:text-style-name="P1" draw:layer="layout" svg:width="1.082cm" svg:height="0.406cm" draw:transform="rotate (1.5707963267946) translate (9.373cm 12.758cm)">
          <text:p/>
        </draw:rect>
        <draw:rect draw:style-name="gr37" draw:text-style-name="P1" draw:layer="layout" svg:width="1.081cm" svg:height="0.406cm" svg:x="10.429cm" svg:y="11.114cm">
          <text:p/>
        </draw:rect>
        <draw:line draw:style-name="gr5" draw:text-style-name="P1" draw:layer="layout" svg:x1="9.627cm" svg:y1="11.357cm" svg:x2="10.384cm" svg:y2="11.357cm">
          <text:p/>
        </draw:line>
        <draw:line draw:style-name="gr5" draw:text-style-name="P1" draw:layer="layout" svg:x1="9.171cm" svg:y1="13.717cm" svg:x2="10.05cm" svg:y2="13.717cm">
          <text:p/>
        </draw:line>
        <draw:line draw:style-name="gr5" draw:text-style-name="P1" draw:layer="layout" svg:x1="9.914cm" svg:y1="13.987cm" svg:x2="10.049cm" svg:y2="13.717cm">
          <text:p/>
        </draw:line>
        <draw:line draw:style-name="gr5" draw:text-style-name="P1" draw:layer="layout" svg:x1="9.711cm" svg:y1="13.987cm" svg:x2="9.846cm" svg:y2="13.717cm">
          <text:p/>
        </draw:line>
        <draw:line draw:style-name="gr5" draw:text-style-name="P1" draw:layer="layout" svg:x1="9.509cm" svg:y1="13.987cm" svg:x2="9.644cm" svg:y2="13.717cm">
          <text:p/>
        </draw:line>
        <draw:line draw:style-name="gr5" draw:text-style-name="P1" draw:layer="layout" svg:x1="9.306cm" svg:y1="13.987cm" svg:x2="9.441cm" svg:y2="13.717cm">
          <text:p/>
        </draw:line>
        <draw:line draw:style-name="gr5" draw:text-style-name="P1" draw:layer="layout" svg:x1="9.103cm" svg:y1="13.987cm" svg:x2="9.238cm" svg:y2="13.717cm">
          <text:p/>
        </draw:line>
        <draw:line draw:style-name="gr5" draw:text-style-name="P1" draw:layer="layout" svg:x1="9.627cm" svg:y1="13.717cm" svg:x2="9.627cm" svg:y2="12.718cm">
          <text:p/>
        </draw:line>
        <draw:line draw:style-name="gr5" draw:text-style-name="P1" draw:layer="layout" svg:x1="11.957cm" svg:y1="9.657cm" svg:x2="13.498cm" svg:y2="9.657cm">
          <text:p/>
        </draw:line>
        <draw:line draw:style-name="gr5" draw:text-style-name="P1" draw:layer="layout" svg:x1="15.372cm" svg:y1="12.218cm" svg:x2="16.251cm" svg:y2="12.218cm">
          <text:p/>
        </draw:line>
        <draw:line draw:style-name="gr5" draw:text-style-name="P1" draw:layer="layout" svg:x1="16.115cm" svg:y1="12.488cm" svg:x2="16.25cm" svg:y2="12.218cm">
          <text:p/>
        </draw:line>
        <draw:line draw:style-name="gr5" draw:text-style-name="P1" draw:layer="layout" svg:x1="15.912cm" svg:y1="12.488cm" svg:x2="16.047cm" svg:y2="12.218cm">
          <text:p/>
        </draw:line>
        <draw:line draw:style-name="gr5" draw:text-style-name="P1" draw:layer="layout" svg:x1="15.71cm" svg:y1="12.488cm" svg:x2="15.845cm" svg:y2="12.218cm">
          <text:p/>
        </draw:line>
        <draw:line draw:style-name="gr5" draw:text-style-name="P1" draw:layer="layout" svg:x1="15.507cm" svg:y1="12.488cm" svg:x2="15.642cm" svg:y2="12.218cm">
          <text:p/>
        </draw:line>
        <draw:line draw:style-name="gr5" draw:text-style-name="P1" draw:layer="layout" svg:x1="15.304cm" svg:y1="12.488cm" svg:x2="15.439cm" svg:y2="12.218cm">
          <text:p/>
        </draw:line>
        <draw:line draw:style-name="gr5" draw:text-style-name="P1" draw:layer="layout" svg:x1="15.828cm" svg:y1="12.218cm" svg:x2="15.828cm" svg:y2="11.219cm">
          <text:p/>
        </draw:line>
        <draw:frame draw:style-name="gr41" draw:text-style-name="P10" draw:layer="layout" svg:width="4.6cm" svg:height="1.361cm" svg:x="13.5cm" svg:y="8.654cm">
          <draw:text-box>
            <text:p text:style-name="P1"><text:span text:style-name="T12">Amplification</text:span></text:p>
            <text:p text:style-name="P1"><text:span text:style-name="T12">de puissance</text:span></text:p>
          </draw:text-box>
        </draw:frame>
        <draw:line draw:style-name="gr5" draw:text-style-name="P1" draw:layer="layout" svg:x1="12.602cm" svg:y1="11.317cm" svg:x2="11.517cm" svg:y2="11.317cm">
          <text:p/>
        </draw:line>
        <draw:line draw:style-name="gr5" draw:text-style-name="P1" draw:layer="layout" svg:x1="12.523cm" svg:y1="11.317cm" svg:x2="12.523cm" svg:y2="9.657cm">
          <text:p/>
        </draw:line>
        <draw:frame draw:style-name="gr40" draw:text-style-name="P2" draw:layer="layout" svg:width="1.271cm" svg:height="1.113cm" svg:x="8.332cm" svg:y="11.676cm">
          <draw:text-box>
            <text:p><text:span text:style-name="T1">R</text:span><text:span text:style-name="T11">2</text:span></text:p>
          </draw:text-box>
        </draw:frame>
        <draw:frame draw:style-name="gr40" draw:text-style-name="P2" draw:layer="layout" svg:width="1.271cm" svg:height="1.113cm" svg:x="10.533cm" svg:y="11.377cm">
          <draw:text-box>
            <text:p><text:span text:style-name="T1">R</text:span><text:span text:style-name="T11">3</text:span></text:p>
          </draw:text-box>
        </draw:frame>
        <draw:circle draw:style-name="gr37" draw:text-style-name="P1" draw:layer="layout" svg:width="1.88cm" svg:height="1.88cm" svg:x="19.303cm" svg:y="10.727cm">
          <text:p/>
        </draw:circle>
        <draw:frame draw:style-name="gr42" draw:text-style-name="P2" draw:layer="layout" svg:width="1cm" svg:height="0.963cm" svg:x="19.702cm" svg:y="11.254cm">
          <draw:text-box>
            <text:p><text:span text:style-name="T1">M</text:span></text:p>
          </draw:text-box>
        </draw:frame>
        <draw:rect draw:style-name="gr43" draw:text-style-name="P1" draw:layer="layout" svg:width="0.5cm" svg:height="0.24cm" svg:x="20.002cm" svg:y="12.614cm">
          <text:p/>
        </draw:rect>
        <draw:rect draw:style-name="gr43" draw:text-style-name="P1" draw:layer="layout" svg:width="0.5cm" svg:height="0.24cm" svg:x="20.002cm" svg:y="10.514cm">
          <text:p/>
        </draw:rect>
        <draw:line draw:style-name="gr5" draw:text-style-name="P1" draw:layer="layout" svg:x1="18.158cm" svg:y1="9.657cm" svg:x2="20.202cm" svg:y2="9.654cm">
          <text:p/>
        </draw:line>
        <draw:line draw:style-name="gr5" draw:text-style-name="P1" draw:layer="layout" svg:x1="20.223cm" svg:y1="10.724cm" svg:x2="20.223cm" svg:y2="9.654cm">
          <text:p/>
        </draw:line>
        <draw:line draw:style-name="gr5" draw:text-style-name="P1" draw:layer="layout" svg:x1="19.773cm" svg:y1="13.619cm" svg:x2="20.652cm" svg:y2="13.619cm">
          <text:p/>
        </draw:line>
        <draw:line draw:style-name="gr5" draw:text-style-name="P1" draw:layer="layout" svg:x1="20.516cm" svg:y1="13.889cm" svg:x2="20.651cm" svg:y2="13.619cm">
          <text:p/>
        </draw:line>
        <draw:line draw:style-name="gr5" draw:text-style-name="P1" draw:layer="layout" svg:x1="20.313cm" svg:y1="13.889cm" svg:x2="20.448cm" svg:y2="13.619cm">
          <text:p/>
        </draw:line>
        <draw:line draw:style-name="gr5" draw:text-style-name="P1" draw:layer="layout" svg:x1="20.111cm" svg:y1="13.889cm" svg:x2="20.246cm" svg:y2="13.619cm">
          <text:p/>
        </draw:line>
        <draw:line draw:style-name="gr5" draw:text-style-name="P1" draw:layer="layout" svg:x1="19.908cm" svg:y1="13.889cm" svg:x2="20.043cm" svg:y2="13.619cm">
          <text:p/>
        </draw:line>
        <draw:line draw:style-name="gr5" draw:text-style-name="P1" draw:layer="layout" svg:x1="19.705cm" svg:y1="13.889cm" svg:x2="19.84cm" svg:y2="13.619cm">
          <text:p/>
        </draw:line>
        <draw:line draw:style-name="gr5" draw:text-style-name="P1" draw:layer="layout" svg:x1="20.229cm" svg:y1="13.619cm" svg:x2="20.229cm" svg:y2="12.62cm">
          <text:p/>
        </draw:line>
        <draw:circle draw:style-name="gr37" draw:text-style-name="P1" draw:layer="layout" svg:width="1.88cm" svg:height="1.88cm" svg:x="22.803cm" svg:y="10.727cm">
          <text:p/>
        </draw:circle>
        <draw:frame draw:style-name="gr42" draw:text-style-name="P2" draw:layer="layout" svg:width="1.6cm" svg:height="0.963cm" svg:x="23.102cm" svg:y="11.254cm">
          <draw:text-box>
            <text:p><text:span text:style-name="T1">GT</text:span></text:p>
          </draw:text-box>
        </draw:frame>
        <draw:rect draw:style-name="gr43" draw:text-style-name="P1" draw:layer="layout" svg:width="0.5cm" svg:height="0.24cm" svg:x="23.502cm" svg:y="12.614cm">
          <text:p/>
        </draw:rect>
        <draw:rect draw:style-name="gr43" draw:text-style-name="P1" draw:layer="layout" svg:width="0.5cm" svg:height="0.24cm" svg:x="23.502cm" svg:y="10.514cm">
          <text:p/>
        </draw:rect>
        <draw:line draw:style-name="gr5" draw:text-style-name="P1" draw:layer="layout" svg:x1="21.201cm" svg:y1="11.654cm" svg:x2="22.803cm" svg:y2="11.654cm">
          <text:p/>
        </draw:line>
        <draw:line draw:style-name="gr5" draw:text-style-name="P1" draw:layer="layout" svg:x1="23.683cm" svg:y1="9.154cm" svg:x2="26.103cm" svg:y2="9.154cm">
          <text:p/>
        </draw:line>
        <draw:line draw:style-name="gr5" draw:text-style-name="P1" draw:layer="layout" svg:x1="23.723cm" svg:y1="10.727cm" svg:x2="23.723cm" svg:y2="9.154cm">
          <text:p/>
        </draw:line>
        <draw:line draw:style-name="gr5" draw:text-style-name="P1" draw:layer="layout" svg:x1="26.023cm" svg:y1="15.353cm" svg:x2="26.023cm" svg:y2="9.155cm">
          <text:p/>
        </draw:line>
        <draw:line draw:style-name="gr5" draw:text-style-name="P1" draw:layer="layout" svg:x1="23.274cm" svg:y1="13.62cm" svg:x2="24.153cm" svg:y2="13.62cm">
          <text:p/>
        </draw:line>
        <draw:line draw:style-name="gr5" draw:text-style-name="P1" draw:layer="layout" svg:x1="24.017cm" svg:y1="13.89cm" svg:x2="24.152cm" svg:y2="13.62cm">
          <text:p/>
        </draw:line>
        <draw:line draw:style-name="gr5" draw:text-style-name="P1" draw:layer="layout" svg:x1="23.814cm" svg:y1="13.89cm" svg:x2="23.949cm" svg:y2="13.62cm">
          <text:p/>
        </draw:line>
        <draw:line draw:style-name="gr5" draw:text-style-name="P1" draw:layer="layout" svg:x1="23.612cm" svg:y1="13.89cm" svg:x2="23.747cm" svg:y2="13.62cm">
          <text:p/>
        </draw:line>
        <draw:line draw:style-name="gr5" draw:text-style-name="P1" draw:layer="layout" svg:x1="23.409cm" svg:y1="13.89cm" svg:x2="23.544cm" svg:y2="13.62cm">
          <text:p/>
        </draw:line>
        <draw:line draw:style-name="gr5" draw:text-style-name="P1" draw:layer="layout" svg:x1="23.206cm" svg:y1="13.89cm" svg:x2="23.341cm" svg:y2="13.62cm">
          <text:p/>
        </draw:line>
        <draw:line draw:style-name="gr5" draw:text-style-name="P1" draw:layer="layout" svg:x1="23.73cm" svg:y1="13.62cm" svg:x2="23.73cm" svg:y2="12.621cm">
          <text:p/>
        </draw:line>
        <draw:line draw:style-name="gr5" draw:text-style-name="P1" draw:layer="layout" svg:x1="7.602cm" svg:y1="11.054cm" svg:x2="7.623cm" svg:y2="9.057cm">
          <text:p/>
        </draw:line>
        <draw:line draw:style-name="gr5" draw:text-style-name="P1" draw:layer="layout" svg:x1="7.602cm" svg:y1="11.017cm" svg:x2="6.218cm" svg:y2="11.017cm">
          <text:p/>
        </draw:line>
        <draw:frame draw:style-name="gr44" draw:text-style-name="P3" draw:layer="layout" svg:width="4.2cm" svg:height="1.2cm" svg:x="23cm" svg:y="7.8cm">
          <draw:text-box>
            <text:p><text:span text:style-name="T2">R(p) = αΩ(p)</text:span></text:p>
          </draw:text-box>
        </draw:frame>
        <draw:frame draw:style-name="gr45" draw:text-style-name="P14" draw:layer="layout" svg:width="6.4cm" svg:height="1.064cm" svg:x="17.2cm" svg:y="13.89cm">
          <draw:text-box>
            <text:p><text:span text:style-name="T19">Ω</text:span><text:span text:style-name="T20">(p) = T/(1+</text:span><text:span text:style-name="T19">τ</text:span><text:span text:style-name="T20">p)</text:span><text:span text:style-name="T21"> </text:span><text:span text:style-name="T19">U</text:span><text:span text:style-name="T22">M</text:span><text:span text:style-name="T19">(p)</text:span></text:p>
          </draw:text-box>
        </draw:frame>
        <draw:frame draw:style-name="gr45" draw:text-style-name="P14" draw:layer="layout" svg:width="4cm" svg:height="1.064cm" svg:x="14cm" svg:y="9.936cm">
          <draw:text-box>
            <text:p><text:span text:style-name="T19">U</text:span><text:span text:style-name="T22">M</text:span><text:span text:style-name="T19">(p) = βU(p)</text:span></text:p>
          </draw:text-box>
        </draw:frame>
        <draw:frame draw:style-name="gr45" draw:text-style-name="P14" draw:layer="layout" svg:width="5.8cm" svg:height="1.064cm" svg:x="8.547cm" svg:y="7.465cm">
          <draw:text-box>
            <text:p><text:span text:style-name="T19">U(p) =(1+R</text:span><text:span text:style-name="T22">3</text:span><text:span text:style-name="T19">/R</text:span><text:span text:style-name="T22">2</text:span><text:span text:style-name="T19">) ε(p)</text:span></text:p>
          </draw:text-box>
        </draw:frame>
        <draw:frame draw:style-name="gr3" draw:layer="layout" svg:width="11.8cm" svg:height="0.963cm" svg:x="1cm" svg:y="0.801cm">
          <draw:text-box>
            <text:p>Formalisme de Laplace :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circle draw:style-name="gr46" draw:text-style-name="P1" draw:layer="layout" svg:width="1.081cm" svg:height="1.082cm" svg:x="0.802cm" svg:y="9.327cm">
          <text:p/>
        </draw:circle>
        <draw:line draw:style-name="gr5" draw:text-style-name="P1" draw:layer="layout" svg:x1="1.343cm" svg:y1="11.017cm" svg:x2="1.343cm" svg:y2="8.449cm">
          <text:p/>
        </draw:line>
        <draw:line draw:style-name="gr5" draw:text-style-name="P1" draw:layer="layout" svg:x1="0.87cm" svg:y1="11.017cm" svg:x2="1.749cm" svg:y2="11.017cm">
          <text:p/>
        </draw:line>
        <draw:line draw:style-name="gr5" draw:text-style-name="P1" draw:layer="layout" svg:x1="1.613cm" svg:y1="11.287cm" svg:x2="1.748cm" svg:y2="11.017cm">
          <text:p/>
        </draw:line>
        <draw:line draw:style-name="gr5" draw:text-style-name="P1" draw:layer="layout" svg:x1="1.41cm" svg:y1="11.287cm" svg:x2="1.545cm" svg:y2="11.017cm">
          <text:p/>
        </draw:line>
        <draw:line draw:style-name="gr5" draw:text-style-name="P1" draw:layer="layout" svg:x1="1.208cm" svg:y1="11.287cm" svg:x2="1.343cm" svg:y2="11.017cm">
          <text:p/>
        </draw:line>
        <draw:line draw:style-name="gr5" draw:text-style-name="P1" draw:layer="layout" svg:x1="1.005cm" svg:y1="11.287cm" svg:x2="1.14cm" svg:y2="11.017cm">
          <text:p/>
        </draw:line>
        <draw:line draw:style-name="gr5" draw:text-style-name="P1" draw:layer="layout" svg:x1="0.802cm" svg:y1="11.287cm" svg:x2="0.937cm" svg:y2="11.017cm">
          <text:p/>
        </draw:line>
        <draw:line draw:style-name="gr5" draw:text-style-name="P1" draw:layer="layout" svg:x1="1.343cm" svg:y1="8.449cm" svg:x2="3.236cm" svg:y2="8.449cm">
          <text:p/>
        </draw:line>
        <draw:rect draw:style-name="gr46" draw:text-style-name="P1" draw:layer="layout" svg:width="2.028cm" svg:height="2.298cm" svg:x="5.128cm" svg:y="7.892cm">
          <text:p/>
        </draw:rect>
        <draw:frame draw:style-name="gr47" draw:text-style-name="P8" draw:layer="layout" svg:width="0.879cm" svg:height="1.195cm" svg:x="5.028cm" svg:y="7.894cm">
          <draw:text-box>
            <text:p><text:span text:style-name="T8">+</text:span></text:p>
          </draw:text-box>
        </draw:frame>
        <draw:frame draw:style-name="gr48" draw:text-style-name="P9" draw:layer="layout" svg:width="0.676cm" svg:height="1.348cm" svg:x="5.095cm" svg:y="9.044cm">
          <draw:text-box>
            <text:p><text:span text:style-name="T9">-</text:span></text:p>
          </draw:text-box>
        </draw:frame>
        <draw:frame draw:style-name="gr47" draw:text-style-name="P8" draw:layer="layout" svg:width="0.676cm" svg:height="1.195cm" svg:x="6.28cm" svg:y="8.503cm">
          <draw:text-box>
            <text:p><text:span text:style-name="T10">∞</text:span></text:p>
          </draw:text-box>
        </draw:frame>
        <draw:rect draw:style-name="gr46" draw:text-style-name="P1" draw:layer="layout" svg:width="1.082cm" svg:height="0.405cm" svg:x="3.235cm" svg:y="8.246cm">
          <text:p/>
        </draw:rect>
        <draw:line draw:style-name="gr5" draw:text-style-name="P1" draw:layer="layout" svg:x1="4.317cm" svg:y1="8.449cm" svg:x2="5.128cm" svg:y2="8.449cm">
          <text:p/>
        </draw:line>
        <draw:rect draw:style-name="gr46" draw:text-style-name="P1" draw:layer="layout" svg:width="1.082cm" svg:height="0.405cm" svg:x="3.235cm" svg:y="8.246cm">
          <text:p/>
        </draw:rect>
        <draw:rect draw:style-name="gr46" draw:text-style-name="P1" draw:layer="layout" svg:width="1.081cm" svg:height="0.406cm" svg:x="5.128cm" svg:y="6.826cm">
          <text:p/>
        </draw:rect>
        <draw:rect draw:style-name="gr46" draw:text-style-name="P1" draw:layer="layout" svg:width="1.081cm" svg:height="0.406cm" svg:x="5.128cm" svg:y="10.814cm">
          <text:p/>
        </draw:rect>
        <draw:rect draw:style-name="gr46" draw:text-style-name="P1" draw:layer="layout" svg:width="1.082cm" svg:height="0.406cm" svg:x="3.235cm" svg:y="10.814cm">
          <text:p/>
        </draw:rect>
        <draw:line draw:style-name="gr5" draw:text-style-name="P1" draw:layer="layout" svg:x1="5.128cm" svg:y1="7.029cm" svg:x2="4.722cm" svg:y2="7.029cm">
          <text:p/>
        </draw:line>
        <draw:line draw:style-name="gr5" draw:text-style-name="P1" draw:layer="layout" svg:x1="5.128cm" svg:y1="11.017cm" svg:x2="4.317cm" svg:y2="11.017cm">
          <text:p/>
        </draw:line>
        <draw:line draw:style-name="gr5" draw:text-style-name="P1" draw:layer="layout" svg:x1="4.722cm" svg:y1="8.448cm" svg:x2="4.722cm" svg:y2="7.029cm">
          <text:p/>
        </draw:line>
        <draw:line draw:style-name="gr5" draw:text-style-name="P1" draw:layer="layout" svg:x1="6.209cm" svg:y1="7.029cm" svg:x2="7.966cm" svg:y2="7.029cm">
          <text:p/>
        </draw:line>
        <draw:line draw:style-name="gr5" draw:text-style-name="P1" draw:layer="layout" svg:x1="7.494cm" svg:y1="7.367cm" svg:x2="8.373cm" svg:y2="7.367cm">
          <text:p/>
        </draw:line>
        <draw:line draw:style-name="gr5" draw:text-style-name="P1" draw:layer="layout" svg:x1="8.237cm" svg:y1="7.637cm" svg:x2="8.372cm" svg:y2="7.367cm">
          <text:p/>
        </draw:line>
        <draw:line draw:style-name="gr5" draw:text-style-name="P1" draw:layer="layout" svg:x1="8.034cm" svg:y1="7.637cm" svg:x2="8.169cm" svg:y2="7.367cm">
          <text:p/>
        </draw:line>
        <draw:line draw:style-name="gr5" draw:text-style-name="P1" draw:layer="layout" svg:x1="7.831cm" svg:y1="7.637cm" svg:x2="7.966cm" svg:y2="7.367cm">
          <text:p/>
        </draw:line>
        <draw:line draw:style-name="gr5" draw:text-style-name="P1" draw:layer="layout" svg:x1="7.629cm" svg:y1="7.637cm" svg:x2="7.764cm" svg:y2="7.367cm">
          <text:p/>
        </draw:line>
        <draw:line draw:style-name="gr5" draw:text-style-name="P1" draw:layer="layout" svg:x1="7.426cm" svg:y1="7.637cm" svg:x2="7.561cm" svg:y2="7.367cm">
          <text:p/>
        </draw:line>
        <draw:line draw:style-name="gr5" draw:text-style-name="P1" draw:layer="layout" svg:x1="7.967cm" svg:y1="7.367cm" svg:x2="7.967cm" svg:y2="7.029cm">
          <text:p/>
        </draw:line>
        <draw:line draw:style-name="gr5" draw:text-style-name="P1" draw:layer="layout" svg:x1="4.722cm" svg:y1="11.017cm" svg:x2="4.722cm" svg:y2="9.733cm">
          <text:p/>
        </draw:line>
        <draw:line draw:style-name="gr5" draw:text-style-name="P1" draw:layer="layout" svg:x1="4.722cm" svg:y1="9.733cm" svg:x2="5.128cm" svg:y2="9.733cm">
          <text:p/>
        </draw:line>
        <draw:frame draw:style-name="gr49" draw:text-style-name="P2" draw:layer="layout" svg:width="1.232cm" svg:height="1.113cm" svg:x="3.27cm" svg:y="11.143cm">
          <draw:text-box>
            <text:p><text:span text:style-name="T1">R</text:span><text:span text:style-name="T11">1</text:span></text:p>
          </draw:text-box>
        </draw:frame>
        <draw:frame draw:style-name="gr49" draw:text-style-name="P2" draw:layer="layout" svg:width="1.271cm" svg:height="1.113cm" svg:x="5.231cm" svg:y="11.144cm">
          <draw:text-box>
            <text:p><text:span text:style-name="T1">R</text:span><text:span text:style-name="T11">1</text:span></text:p>
          </draw:text-box>
        </draw:frame>
        <draw:frame draw:style-name="gr49" draw:text-style-name="P2" draw:layer="layout" svg:width="1.4cm" svg:height="1.113cm" svg:x="3.202cm" svg:y="7.229cm">
          <draw:text-box>
            <text:p><text:span text:style-name="T1">R</text:span><text:span text:style-name="T11">1</text:span></text:p>
          </draw:text-box>
        </draw:frame>
        <draw:frame draw:style-name="gr49" draw:text-style-name="P2" draw:layer="layout" svg:width="1.271cm" svg:height="1.113cm" svg:x="5.131cm" svg:y="5.843cm">
          <draw:text-box>
            <text:p><text:span text:style-name="T1">R</text:span><text:span text:style-name="T11">1</text:span></text:p>
          </draw:text-box>
        </draw:frame>
        <draw:line draw:style-name="gr5" draw:text-style-name="P1" draw:layer="layout" svg:x1="2.627cm" svg:y1="15.353cm" svg:x2="2.627cm" svg:y2="11.017cm">
          <text:p/>
        </draw:line>
        <draw:line draw:style-name="gr5" draw:text-style-name="P1" draw:layer="layout" svg:x1="3.235cm" svg:y1="11.017cm" svg:x2="2.627cm" svg:y2="11.017cm">
          <text:p/>
        </draw:line>
        <draw:line draw:style-name="gr5" draw:text-style-name="P1" draw:layer="layout" svg:x1="2.627cm" svg:y1="15.353cm" svg:x2="26.002cm" svg:y2="15.353cm">
          <text:p/>
        </draw:line>
        <draw:rect draw:style-name="gr46" draw:text-style-name="P1" draw:layer="layout" svg:width="2.028cm" svg:height="2.298cm" svg:x="9.983cm" svg:y="8.5cm">
          <text:p/>
        </draw:rect>
        <draw:frame draw:style-name="gr47" draw:text-style-name="P8" draw:layer="layout" svg:width="0.879cm" svg:height="1.195cm" svg:x="9.883cm" svg:y="8.503cm">
          <draw:text-box>
            <text:p><text:span text:style-name="T8">+</text:span></text:p>
          </draw:text-box>
        </draw:frame>
        <draw:frame draw:style-name="gr48" draw:text-style-name="P9" draw:layer="layout" svg:width="0.676cm" svg:height="1.348cm" svg:x="9.951cm" svg:y="9.652cm">
          <draw:text-box>
            <text:p><text:span text:style-name="T9">-</text:span></text:p>
          </draw:text-box>
        </draw:frame>
        <draw:frame draw:style-name="gr47" draw:text-style-name="P8" draw:layer="layout" svg:width="0.676cm" svg:height="1.195cm" svg:x="11.135cm" svg:y="9.211cm">
          <draw:text-box>
            <text:p><text:span text:style-name="T10">∞</text:span></text:p>
          </draw:text-box>
        </draw:frame>
        <draw:line draw:style-name="gr5" draw:text-style-name="P1" draw:layer="layout" svg:x1="7.156cm" svg:y1="9.057cm" svg:x2="9.983cm" svg:y2="9.027cm">
          <text:p/>
        </draw:line>
        <draw:rect draw:style-name="gr46" draw:text-style-name="P1" draw:layer="layout" svg:width="4.704cm" svg:height="2.754cm" svg:x="13.498cm" svg:y="8.5cm">
          <text:p/>
        </draw:rect>
        <draw:line draw:style-name="gr5" draw:text-style-name="P1" draw:layer="layout" svg:x1="9.602cm" svg:y1="10.449cm" svg:x2="10.028cm" svg:y2="10.449cm">
          <text:p/>
        </draw:line>
        <draw:line draw:style-name="gr5" draw:text-style-name="P1" draw:layer="layout" svg:x1="9.627cm" svg:y1="11.654cm" svg:x2="9.627cm" svg:y2="10.417cm">
          <text:p/>
        </draw:line>
        <draw:rect draw:style-name="gr46" draw:text-style-name="P1" draw:layer="layout" svg:width="1.082cm" svg:height="0.406cm" draw:transform="rotate (1.5707963267946) translate (9.373cm 12.758cm)">
          <text:p/>
        </draw:rect>
        <draw:rect draw:style-name="gr46" draw:text-style-name="P1" draw:layer="layout" svg:width="1.081cm" svg:height="0.406cm" svg:x="10.429cm" svg:y="11.114cm">
          <text:p/>
        </draw:rect>
        <draw:line draw:style-name="gr5" draw:text-style-name="P1" draw:layer="layout" svg:x1="9.627cm" svg:y1="11.357cm" svg:x2="10.384cm" svg:y2="11.357cm">
          <text:p/>
        </draw:line>
        <draw:line draw:style-name="gr5" draw:text-style-name="P1" draw:layer="layout" svg:x1="9.171cm" svg:y1="13.717cm" svg:x2="10.05cm" svg:y2="13.717cm">
          <text:p/>
        </draw:line>
        <draw:line draw:style-name="gr5" draw:text-style-name="P1" draw:layer="layout" svg:x1="9.914cm" svg:y1="13.987cm" svg:x2="10.049cm" svg:y2="13.717cm">
          <text:p/>
        </draw:line>
        <draw:line draw:style-name="gr5" draw:text-style-name="P1" draw:layer="layout" svg:x1="9.711cm" svg:y1="13.987cm" svg:x2="9.846cm" svg:y2="13.717cm">
          <text:p/>
        </draw:line>
        <draw:line draw:style-name="gr5" draw:text-style-name="P1" draw:layer="layout" svg:x1="9.509cm" svg:y1="13.987cm" svg:x2="9.644cm" svg:y2="13.717cm">
          <text:p/>
        </draw:line>
        <draw:line draw:style-name="gr5" draw:text-style-name="P1" draw:layer="layout" svg:x1="9.306cm" svg:y1="13.987cm" svg:x2="9.441cm" svg:y2="13.717cm">
          <text:p/>
        </draw:line>
        <draw:line draw:style-name="gr5" draw:text-style-name="P1" draw:layer="layout" svg:x1="9.103cm" svg:y1="13.987cm" svg:x2="9.238cm" svg:y2="13.717cm">
          <text:p/>
        </draw:line>
        <draw:line draw:style-name="gr5" draw:text-style-name="P1" draw:layer="layout" svg:x1="9.627cm" svg:y1="13.717cm" svg:x2="9.627cm" svg:y2="12.718cm">
          <text:p/>
        </draw:line>
        <draw:line draw:style-name="gr5" draw:text-style-name="P1" draw:layer="layout" svg:x1="11.957cm" svg:y1="9.657cm" svg:x2="13.498cm" svg:y2="9.657cm">
          <text:p/>
        </draw:line>
        <draw:line draw:style-name="gr5" draw:text-style-name="P1" draw:layer="layout" svg:x1="15.372cm" svg:y1="12.218cm" svg:x2="16.251cm" svg:y2="12.218cm">
          <text:p/>
        </draw:line>
        <draw:line draw:style-name="gr5" draw:text-style-name="P1" draw:layer="layout" svg:x1="16.115cm" svg:y1="12.488cm" svg:x2="16.25cm" svg:y2="12.218cm">
          <text:p/>
        </draw:line>
        <draw:line draw:style-name="gr5" draw:text-style-name="P1" draw:layer="layout" svg:x1="15.912cm" svg:y1="12.488cm" svg:x2="16.047cm" svg:y2="12.218cm">
          <text:p/>
        </draw:line>
        <draw:line draw:style-name="gr5" draw:text-style-name="P1" draw:layer="layout" svg:x1="15.71cm" svg:y1="12.488cm" svg:x2="15.845cm" svg:y2="12.218cm">
          <text:p/>
        </draw:line>
        <draw:line draw:style-name="gr5" draw:text-style-name="P1" draw:layer="layout" svg:x1="15.507cm" svg:y1="12.488cm" svg:x2="15.642cm" svg:y2="12.218cm">
          <text:p/>
        </draw:line>
        <draw:line draw:style-name="gr5" draw:text-style-name="P1" draw:layer="layout" svg:x1="15.304cm" svg:y1="12.488cm" svg:x2="15.439cm" svg:y2="12.218cm">
          <text:p/>
        </draw:line>
        <draw:line draw:style-name="gr5" draw:text-style-name="P1" draw:layer="layout" svg:x1="15.828cm" svg:y1="12.218cm" svg:x2="15.828cm" svg:y2="11.219cm">
          <text:p/>
        </draw:line>
        <draw:frame draw:style-name="gr50" draw:text-style-name="P10" draw:layer="layout" svg:width="4.6cm" svg:height="1.361cm" svg:x="13.602cm" svg:y="9.154cm">
          <draw:text-box>
            <text:p text:style-name="P1"><text:span text:style-name="T12">Amplification</text:span></text:p>
            <text:p text:style-name="P1"><text:span text:style-name="T12">de puissance</text:span></text:p>
          </draw:text-box>
        </draw:frame>
        <draw:line draw:style-name="gr5" draw:text-style-name="P1" draw:layer="layout" svg:x1="12.602cm" svg:y1="11.317cm" svg:x2="11.517cm" svg:y2="11.317cm">
          <text:p/>
        </draw:line>
        <draw:line draw:style-name="gr5" draw:text-style-name="P1" draw:layer="layout" svg:x1="12.523cm" svg:y1="11.317cm" svg:x2="12.523cm" svg:y2="9.657cm">
          <text:p/>
        </draw:line>
        <draw:frame draw:style-name="gr49" draw:text-style-name="P2" draw:layer="layout" svg:width="1.271cm" svg:height="1.113cm" svg:x="8.332cm" svg:y="11.676cm">
          <draw:text-box>
            <text:p><text:span text:style-name="T1">R</text:span><text:span text:style-name="T11">2</text:span></text:p>
          </draw:text-box>
        </draw:frame>
        <draw:frame draw:style-name="gr49" draw:text-style-name="P2" draw:layer="layout" svg:width="1.271cm" svg:height="1.113cm" svg:x="10.533cm" svg:y="11.377cm">
          <draw:text-box>
            <text:p><text:span text:style-name="T1">R</text:span><text:span text:style-name="T11">3</text:span></text:p>
          </draw:text-box>
        </draw:frame>
        <draw:circle draw:style-name="gr46" draw:text-style-name="P1" draw:layer="layout" svg:width="1.88cm" svg:height="1.88cm" svg:x="19.303cm" svg:y="10.727cm">
          <text:p/>
        </draw:circle>
        <draw:frame draw:style-name="gr51" draw:text-style-name="P2" draw:layer="layout" svg:width="1cm" svg:height="0.963cm" svg:x="19.702cm" svg:y="11.254cm">
          <draw:text-box>
            <text:p><text:span text:style-name="T1">M</text:span></text:p>
          </draw:text-box>
        </draw:frame>
        <draw:rect draw:style-name="gr52" draw:text-style-name="P1" draw:layer="layout" svg:width="0.5cm" svg:height="0.24cm" svg:x="20.002cm" svg:y="12.614cm">
          <text:p/>
        </draw:rect>
        <draw:rect draw:style-name="gr52" draw:text-style-name="P1" draw:layer="layout" svg:width="0.5cm" svg:height="0.24cm" svg:x="20.002cm" svg:y="10.514cm">
          <text:p/>
        </draw:rect>
        <draw:line draw:style-name="gr5" draw:text-style-name="P1" draw:layer="layout" svg:x1="18.158cm" svg:y1="9.657cm" svg:x2="20.202cm" svg:y2="9.654cm">
          <text:p/>
        </draw:line>
        <draw:line draw:style-name="gr5" draw:text-style-name="P1" draw:layer="layout" svg:x1="20.223cm" svg:y1="10.724cm" svg:x2="20.223cm" svg:y2="9.654cm">
          <text:p/>
        </draw:line>
        <draw:line draw:style-name="gr5" draw:text-style-name="P1" draw:layer="layout" svg:x1="19.773cm" svg:y1="13.619cm" svg:x2="20.652cm" svg:y2="13.619cm">
          <text:p/>
        </draw:line>
        <draw:line draw:style-name="gr5" draw:text-style-name="P1" draw:layer="layout" svg:x1="20.516cm" svg:y1="13.889cm" svg:x2="20.651cm" svg:y2="13.619cm">
          <text:p/>
        </draw:line>
        <draw:line draw:style-name="gr5" draw:text-style-name="P1" draw:layer="layout" svg:x1="20.313cm" svg:y1="13.889cm" svg:x2="20.448cm" svg:y2="13.619cm">
          <text:p/>
        </draw:line>
        <draw:line draw:style-name="gr5" draw:text-style-name="P1" draw:layer="layout" svg:x1="20.111cm" svg:y1="13.889cm" svg:x2="20.246cm" svg:y2="13.619cm">
          <text:p/>
        </draw:line>
        <draw:line draw:style-name="gr5" draw:text-style-name="P1" draw:layer="layout" svg:x1="19.908cm" svg:y1="13.889cm" svg:x2="20.043cm" svg:y2="13.619cm">
          <text:p/>
        </draw:line>
        <draw:line draw:style-name="gr5" draw:text-style-name="P1" draw:layer="layout" svg:x1="19.705cm" svg:y1="13.889cm" svg:x2="19.84cm" svg:y2="13.619cm">
          <text:p/>
        </draw:line>
        <draw:line draw:style-name="gr5" draw:text-style-name="P1" draw:layer="layout" svg:x1="20.229cm" svg:y1="13.619cm" svg:x2="20.229cm" svg:y2="12.62cm">
          <text:p/>
        </draw:line>
        <draw:circle draw:style-name="gr46" draw:text-style-name="P1" draw:layer="layout" svg:width="1.88cm" svg:height="1.88cm" svg:x="22.803cm" svg:y="10.727cm">
          <text:p/>
        </draw:circle>
        <draw:frame draw:style-name="gr51" draw:text-style-name="P2" draw:layer="layout" svg:width="1.6cm" svg:height="0.963cm" svg:x="23.102cm" svg:y="11.254cm">
          <draw:text-box>
            <text:p><text:span text:style-name="T1">GT</text:span></text:p>
          </draw:text-box>
        </draw:frame>
        <draw:rect draw:style-name="gr52" draw:text-style-name="P1" draw:layer="layout" svg:width="0.5cm" svg:height="0.24cm" svg:x="23.502cm" svg:y="12.614cm">
          <text:p/>
        </draw:rect>
        <draw:rect draw:style-name="gr52" draw:text-style-name="P1" draw:layer="layout" svg:width="0.5cm" svg:height="0.24cm" svg:x="23.502cm" svg:y="10.514cm">
          <text:p/>
        </draw:rect>
        <draw:line draw:style-name="gr5" draw:text-style-name="P1" draw:layer="layout" svg:x1="21.201cm" svg:y1="11.654cm" svg:x2="22.803cm" svg:y2="11.654cm">
          <text:p/>
        </draw:line>
        <draw:line draw:style-name="gr5" draw:text-style-name="P1" draw:layer="layout" svg:x1="23.683cm" svg:y1="9.154cm" svg:x2="26.103cm" svg:y2="9.154cm">
          <text:p/>
        </draw:line>
        <draw:line draw:style-name="gr5" draw:text-style-name="P1" draw:layer="layout" svg:x1="23.723cm" svg:y1="10.727cm" svg:x2="23.723cm" svg:y2="9.154cm">
          <text:p/>
        </draw:line>
        <draw:line draw:style-name="gr5" draw:text-style-name="P1" draw:layer="layout" svg:x1="26.023cm" svg:y1="15.353cm" svg:x2="26.023cm" svg:y2="9.155cm">
          <text:p/>
        </draw:line>
        <draw:line draw:style-name="gr5" draw:text-style-name="P1" draw:layer="layout" svg:x1="23.274cm" svg:y1="13.62cm" svg:x2="24.153cm" svg:y2="13.62cm">
          <text:p/>
        </draw:line>
        <draw:line draw:style-name="gr5" draw:text-style-name="P1" draw:layer="layout" svg:x1="24.017cm" svg:y1="13.89cm" svg:x2="24.152cm" svg:y2="13.62cm">
          <text:p/>
        </draw:line>
        <draw:line draw:style-name="gr5" draw:text-style-name="P1" draw:layer="layout" svg:x1="23.814cm" svg:y1="13.89cm" svg:x2="23.949cm" svg:y2="13.62cm">
          <text:p/>
        </draw:line>
        <draw:line draw:style-name="gr5" draw:text-style-name="P1" draw:layer="layout" svg:x1="23.612cm" svg:y1="13.89cm" svg:x2="23.747cm" svg:y2="13.62cm">
          <text:p/>
        </draw:line>
        <draw:line draw:style-name="gr5" draw:text-style-name="P1" draw:layer="layout" svg:x1="23.409cm" svg:y1="13.89cm" svg:x2="23.544cm" svg:y2="13.62cm">
          <text:p/>
        </draw:line>
        <draw:line draw:style-name="gr5" draw:text-style-name="P1" draw:layer="layout" svg:x1="23.206cm" svg:y1="13.89cm" svg:x2="23.341cm" svg:y2="13.62cm">
          <text:p/>
        </draw:line>
        <draw:line draw:style-name="gr5" draw:text-style-name="P1" draw:layer="layout" svg:x1="23.73cm" svg:y1="13.62cm" svg:x2="23.73cm" svg:y2="12.621cm">
          <text:p/>
        </draw:line>
        <draw:line draw:style-name="gr5" draw:text-style-name="P1" draw:layer="layout" svg:x1="7.602cm" svg:y1="11.054cm" svg:x2="7.623cm" svg:y2="9.057cm">
          <text:p/>
        </draw:line>
        <draw:line draw:style-name="gr5" draw:text-style-name="P1" draw:layer="layout" svg:x1="7.602cm" svg:y1="11.017cm" svg:x2="6.218cm" svg:y2="11.017cm">
          <text:p/>
        </draw:line>
        <draw:rect draw:style-name="gr53" draw:text-style-name="P1" draw:layer="layout" svg:width="2.8cm" svg:height="6.4cm" svg:x="22.4cm" svg:y="7.9cm">
          <text:p/>
        </draw:rect>
        <draw:rect draw:style-name="gr54" draw:text-style-name="P1" draw:layer="layout" svg:width="12.9cm" svg:height="6.4cm" svg:x="8.5cm" svg:y="7.9cm">
          <text:p/>
        </draw:rect>
        <draw:frame draw:style-name="gr55" draw:text-style-name="P1" draw:layer="layout" svg:width="7.005cm" svg:height="1.869cm" svg:x="11.4cm" svg:y="5.5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55" draw:text-style-name="P1" draw:layer="layout" svg:width="2.7cm" svg:height="0.75cm" svg:x="22.5cm" svg:y="6.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3" draw:layer="layout" svg:width="11.8cm" svg:height="0.963cm" svg:x="1cm" svg:y="0.801cm">
          <draw:text-box>
            <text:p>Formalisme de Laplace :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draw:style-name="gr56" draw:text-style-name="P7" draw:layer="layout" svg:width="14.4cm" svg:height="1.198cm" svg:x="1cm" svg:y="0.802cm">
          <draw:text-box>
            <text:p><text:span text:style-name="T6">Fonctions de transfert du régulateur de vitesse :</text:span></text:p>
          </draw:text-box>
        </draw:frame>
        <draw:frame draw:style-name="gr55" draw:text-style-name="P1" draw:layer="layout" svg:width="12cm" svg:height="1.81cm" svg:x="10.5cm" svg:y="3.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3" draw:layer="layout" svg:width="11cm" svg:height="0.963cm" svg:x="2.2cm" svg:y="4cm">
          <draw:text-box>
            <text:p>- <text:span text:style-name="T23">en boucle ouverte</text:span> :</text:p>
          </draw:text-box>
        </draw:frame>
        <draw:frame draw:style-name="gr3" draw:layer="layout" svg:width="11cm" svg:height="0.963cm" svg:x="2.2cm" svg:y="7.201cm">
          <draw:text-box>
            <text:p>- <text:span text:style-name="T23">en boucle fermée</text:span> :</text:p>
          </draw:text-box>
        </draw:frame>
        <draw:frame draw:style-name="gr55" draw:text-style-name="P1" draw:layer="layout" svg:width="12cm" svg:height="1.89cm" svg:x="9.5cm" svg:y="8.44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55" draw:text-style-name="P1" draw:layer="layout" svg:width="4.996cm" svg:height="1.889cm" svg:x="9.5cm" svg:y="11.64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3" draw:layer="layout" svg:width="2cm" svg:height="0.963cm" svg:x="2.2cm" svg:y="15.602cm">
          <draw:text-box>
            <text:p>avec </text:p>
          </draw:text-box>
        </draw:frame>
        <draw:frame draw:style-name="gr55" draw:text-style-name="P1" draw:layer="layout" svg:width="8cm" svg:height="1.98cm" svg:x="5.1cm" svg:y="15.1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3" draw:layer="layout" svg:width="2cm" svg:height="0.963cm" svg:x="2.6cm" svg:y="18.6cm">
          <draw:text-box>
            <text:p>et </text:p>
          </draw:text-box>
        </draw:frame>
        <draw:frame draw:style-name="gr55" draw:text-style-name="P1" draw:layer="layout" svg:width="8.128cm" svg:height="1.471cm" svg:x="5.1cm" svg:y="18.52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rect draw:style-name="gr2" draw:text-style-name="P1" draw:layer="layout" svg:width="3cm" svg:height="3.4cm" svg:x="7.2cm" svg:y="5.2cm">
          <text:p/>
        </draw:rect>
        <draw:frame draw:style-name="gr57" draw:text-style-name="P8" draw:layer="layout" svg:width="1.3cm" svg:height="1.4cm" svg:x="7.2cm" svg:y="5.5cm">
          <draw:text-box>
            <text:p><text:span text:style-name="T8">+</text:span></text:p>
          </draw:text-box>
        </draw:frame>
        <draw:frame draw:style-name="gr12" draw:text-style-name="P9" draw:layer="layout" svg:width="1cm" svg:height="1.348cm" svg:x="7.3cm" svg:y="7.301cm">
          <draw:text-box>
            <text:p><text:span text:style-name="T9">-</text:span></text:p>
          </draw:text-box>
        </draw:frame>
        <draw:line draw:style-name="gr5" draw:text-style-name="P1" draw:layer="layout" svg:x1="7.2cm" svg:y1="6cm" svg:x2="5.2cm" svg:y2="6cm">
          <text:p/>
        </draw:line>
        <draw:line draw:style-name="gr5" draw:text-style-name="P1" draw:layer="layout" svg:x1="5.2cm" svg:y1="6cm" svg:x2="5.2cm" svg:y2="3.2cm">
          <text:p/>
        </draw:line>
        <draw:line draw:style-name="gr5" draw:text-style-name="P1" draw:layer="layout" svg:x1="10.2cm" svg:y1="6.9cm" svg:x2="15.4cm" svg:y2="6.9cm">
          <text:p/>
        </draw:line>
        <draw:rect draw:style-name="gr2" draw:text-style-name="P1" draw:layer="layout" svg:width="1.6cm" svg:height="0.6cm" svg:x="15.4cm" svg:y="6.6cm">
          <text:p/>
        </draw:rect>
        <draw:line draw:style-name="gr5" draw:text-style-name="P1" draw:layer="layout" svg:x1="18.4cm" svg:y1="6cm" svg:x2="18.4cm" svg:y2="7.8cm">
          <text:p/>
        </draw:line>
        <draw:line draw:style-name="gr5" draw:text-style-name="P1" draw:layer="layout" svg:x1="18.9cm" svg:y1="6cm" svg:x2="18.9cm" svg:y2="7.8cm">
          <text:p/>
        </draw:line>
        <draw:line draw:style-name="gr5" draw:text-style-name="P1" draw:layer="layout" svg:x1="17cm" svg:y1="6.9cm" svg:x2="18.4cm" svg:y2="6.9cm">
          <text:p/>
        </draw:line>
        <draw:line draw:style-name="gr5" draw:text-style-name="P1" draw:layer="layout" svg:x1="18.9cm" svg:y1="6.9cm" svg:x2="21.4cm" svg:y2="6.9cm">
          <text:p/>
        </draw:line>
        <draw:line draw:style-name="gr5" draw:text-style-name="P1" draw:layer="layout" svg:x1="21.4cm" svg:y1="9.2cm" svg:x2="21.4cm" svg:y2="6.9cm">
          <text:p/>
        </draw:line>
        <draw:line draw:style-name="gr5" draw:text-style-name="P1" draw:layer="layout" svg:x1="20cm" svg:y1="9.2cm" svg:x2="22.9cm" svg:y2="9.2cm">
          <text:p/>
        </draw:line>
        <draw:line draw:style-name="gr5" draw:text-style-name="P1" draw:layer="layout" svg:x1="22cm" svg:y1="11.5cm" svg:x2="23.8cm" svg:y2="11.5cm">
          <text:p/>
        </draw:line>
        <draw:line draw:style-name="gr5" draw:text-style-name="P1" draw:layer="layout" svg:x1="22cm" svg:y1="12.1cm" svg:x2="23.8cm" svg:y2="12.1cm">
          <text:p/>
        </draw:line>
        <draw:line draw:style-name="gr5" draw:text-style-name="P1" draw:layer="layout" svg:x1="22.9cm" svg:y1="11.5cm" svg:x2="22.9cm" svg:y2="9.2cm">
          <text:p/>
        </draw:line>
        <draw:rect draw:style-name="gr2" draw:text-style-name="P1" draw:layer="layout" svg:width="1.6cm" svg:height="0.6cm" draw:transform="rotate (1.5707963267946) translate (19.7cm 12.6cm)">
          <text:p/>
        </draw:rect>
        <draw:line draw:style-name="gr5" draw:text-style-name="P1" draw:layer="layout" svg:x1="20cm" svg:y1="11cm" svg:x2="20cm" svg:y2="9.2cm">
          <text:p/>
        </draw:line>
        <draw:line draw:style-name="gr5" draw:text-style-name="P1" draw:layer="layout" svg:x1="22.9cm" svg:y1="14.4cm" svg:x2="22.9cm" svg:y2="12.1cm">
          <text:p/>
        </draw:line>
        <draw:line draw:style-name="gr5" draw:text-style-name="P1" draw:layer="layout" svg:x1="20cm" svg:y1="14.4cm" svg:x2="20cm" svg:y2="12.6cm">
          <text:p/>
        </draw:line>
        <draw:line draw:style-name="gr5" draw:text-style-name="P1" draw:layer="layout" svg:x1="20cm" svg:y1="14.4cm" svg:x2="22.9cm" svg:y2="14.4cm">
          <text:p/>
        </draw:line>
        <draw:line draw:style-name="gr5" draw:text-style-name="P1" draw:layer="layout" svg:x1="12.4cm" svg:y1="6.9cm" svg:x2="12.4cm" svg:y2="10.2cm">
          <text:p/>
        </draw:line>
        <draw:line draw:style-name="gr5" draw:text-style-name="P1" draw:layer="layout" svg:x1="12.4cm" svg:y1="10.2cm" svg:x2="9.6cm" svg:y2="10.2cm">
          <text:p/>
        </draw:line>
        <draw:rect draw:style-name="gr2" draw:text-style-name="P1" draw:layer="layout" svg:width="1.6cm" svg:height="0.6cm" svg:x="8cm" svg:y="9.9cm">
          <text:p/>
        </draw:rect>
        <draw:line draw:style-name="gr5" draw:text-style-name="P1" draw:layer="layout" svg:x1="7.2cm" svg:y1="8cm" svg:x2="5.2cm" svg:y2="8cm">
          <text:p/>
        </draw:line>
        <draw:line draw:style-name="gr5" draw:text-style-name="P1" draw:layer="layout" svg:x1="5.2cm" svg:y1="11cm" svg:x2="5.2cm" svg:y2="8cm">
          <text:p/>
        </draw:line>
        <draw:line draw:style-name="gr5" draw:text-style-name="P1" draw:layer="layout" svg:x1="8cm" svg:y1="10.2cm" svg:x2="5.2cm" svg:y2="10.2cm">
          <text:p/>
        </draw:line>
        <draw:rect draw:style-name="gr2" draw:text-style-name="P1" draw:layer="layout" svg:width="1.6cm" svg:height="0.6cm" draw:transform="rotate (1.5707963267946) translate (4.9cm 12.6cm)">
          <text:p/>
        </draw:rect>
        <draw:line draw:style-name="gr5" draw:text-style-name="P1" draw:layer="layout" svg:x1="5.2cm" svg:y1="15.8cm" svg:x2="5.2cm" svg:y2="12.6cm">
          <text:p/>
        </draw:line>
        <draw:line draw:style-name="gr5" draw:text-style-name="P1" draw:layer="layout" svg:x1="21.4cm" svg:y1="15.8cm" svg:x2="21.4cm" svg:y2="14.4cm">
          <text:p/>
        </draw:line>
        <draw:polygon draw:style-name="gr5" draw:text-style-name="P1" draw:layer="layout" svg:width="0cm" svg:height="0cm" svg:x="5.2cm" svg:y="3.2cm" svg:viewBox="0 0 0 0" draw:points="0,0">
          <text:p/>
        </draw:polygon>
        <draw:line draw:style-name="gr5" draw:text-style-name="P1" draw:layer="layout" svg:x1="5.2cm" svg:y1="3.2cm" svg:x2="24cm" svg:y2="3.2cm">
          <text:p/>
        </draw:line>
        <draw:line draw:style-name="gr5" draw:text-style-name="P1" draw:layer="layout" svg:x1="21.4cm" svg:y1="6.9cm" svg:x2="24cm" svg:y2="6.9cm">
          <text:p/>
        </draw:line>
        <draw:line draw:style-name="gr5" draw:text-style-name="P1" draw:layer="layout" svg:x1="24cm" svg:y1="3.2cm" svg:x2="24cm" svg:y2="6.9cm">
          <text:p/>
        </draw:line>
        <draw:line draw:style-name="gr5" draw:text-style-name="P1" draw:layer="layout" svg:x1="4.5cm" svg:y1="15.8cm" svg:x2="5.8cm" svg:y2="15.8cm">
          <text:p/>
        </draw:line>
        <draw:line draw:style-name="gr5" draw:text-style-name="P1" draw:layer="layout" svg:x1="5.6cm" svg:y1="16.2cm" svg:x2="5.8cm" svg:y2="15.8cm">
          <text:p/>
        </draw:line>
        <draw:line draw:style-name="gr5" draw:text-style-name="P1" draw:layer="layout" svg:x1="5.3cm" svg:y1="16.2cm" svg:x2="5.5cm" svg:y2="15.8cm">
          <text:p/>
        </draw:line>
        <draw:line draw:style-name="gr5" draw:text-style-name="P1" draw:layer="layout" svg:x1="5cm" svg:y1="16.2cm" svg:x2="5.2cm" svg:y2="15.8cm">
          <text:p/>
        </draw:line>
        <draw:line draw:style-name="gr5" draw:text-style-name="P1" draw:layer="layout" svg:x1="4.7cm" svg:y1="16.2cm" svg:x2="4.9cm" svg:y2="15.8cm">
          <text:p/>
        </draw:line>
        <draw:line draw:style-name="gr5" draw:text-style-name="P1" draw:layer="layout" svg:x1="4.4cm" svg:y1="16.2cm" svg:x2="4.6cm" svg:y2="15.8cm">
          <text:p/>
        </draw:line>
        <draw:line draw:style-name="gr5" draw:text-style-name="P1" draw:layer="layout" svg:x1="20.7cm" svg:y1="15.8cm" svg:x2="22cm" svg:y2="15.8cm">
          <text:p/>
        </draw:line>
        <draw:line draw:style-name="gr5" draw:text-style-name="P1" draw:layer="layout" svg:x1="21.8cm" svg:y1="16.2cm" svg:x2="22cm" svg:y2="15.8cm">
          <text:p/>
        </draw:line>
        <draw:line draw:style-name="gr5" draw:text-style-name="P1" draw:layer="layout" svg:x1="21.5cm" svg:y1="16.2cm" svg:x2="21.7cm" svg:y2="15.8cm">
          <text:p/>
        </draw:line>
        <draw:line draw:style-name="gr5" draw:text-style-name="P1" draw:layer="layout" svg:x1="21.2cm" svg:y1="16.2cm" svg:x2="21.4cm" svg:y2="15.8cm">
          <text:p/>
        </draw:line>
        <draw:line draw:style-name="gr5" draw:text-style-name="P1" draw:layer="layout" svg:x1="20.9cm" svg:y1="16.2cm" svg:x2="21.1cm" svg:y2="15.8cm">
          <text:p/>
        </draw:line>
        <draw:line draw:style-name="gr5" draw:text-style-name="P1" draw:layer="layout" svg:x1="20.6cm" svg:y1="16.2cm" svg:x2="20.8cm" svg:y2="15.8cm">
          <text:p/>
        </draw:line>
        <draw:frame draw:style-name="gr11" draw:text-style-name="P8" draw:layer="layout" svg:width="1cm" svg:height="1.195cm" svg:x="9.2cm" svg:y="6.4cm">
          <draw:text-box>
            <text:p><text:span text:style-name="T10">∞</text:span></text:p>
          </draw:text-box>
        </draw:frame>
        <draw:frame draw:style-name="gr3" draw:text-style-name="P2" draw:layer="layout" svg:width="1.4cm" svg:height="0.963cm" svg:x="19.069cm" svg:y="5.817cm">
          <draw:text-box>
            <text:p><text:span text:style-name="T1">C</text:span></text:p>
          </draw:text-box>
        </draw:frame>
        <draw:frame draw:style-name="gr3" draw:text-style-name="P2" draw:layer="layout" svg:width="1.4cm" svg:height="0.963cm" svg:x="22.969cm" svg:y="10.518cm">
          <draw:text-box>
            <text:p><text:span text:style-name="T1">C</text:span></text:p>
          </draw:text-box>
        </draw:frame>
        <draw:frame draw:style-name="gr3" draw:text-style-name="P2" draw:layer="layout" svg:width="1.4cm" svg:height="0.963cm" svg:x="18.769cm" svg:y="11.319cm">
          <draw:text-box>
            <text:p><text:span text:style-name="T1">R</text:span></text:p>
          </draw:text-box>
        </draw:frame>
        <draw:frame draw:style-name="gr3" draw:text-style-name="P2" draw:layer="layout" svg:width="1.4cm" svg:height="0.963cm" svg:x="15.669cm" svg:y="5.72cm">
          <draw:text-box>
            <text:p><text:span text:style-name="T1">R</text:span></text:p>
          </draw:text-box>
        </draw:frame>
        <draw:frame draw:style-name="gr10" draw:text-style-name="P2" draw:layer="layout" svg:width="1.4cm" svg:height="1.113cm" svg:x="8.269cm" svg:y="10.521cm">
          <draw:text-box>
            <text:p><text:span text:style-name="T1">R</text:span><text:span text:style-name="T11">2</text:span></text:p>
          </draw:text-box>
        </draw:frame>
        <draw:frame draw:style-name="gr10" draw:text-style-name="P2" draw:layer="layout" svg:width="1.4cm" svg:height="1.113cm" svg:x="5.469cm" svg:y="11.422cm">
          <draw:text-box>
            <text:p><text:span text:style-name="T1">R</text:span><text:span text:style-name="T11">1</text:span></text:p>
          </draw:text-box>
        </draw:frame>
        <draw:rect draw:style-name="gr14" draw:text-style-name="P1" draw:layer="layout" svg:width="10.6cm" svg:height="12.2cm" svg:x="3.4cm" svg:y="4.6cm">
          <text:p/>
        </draw:rect>
        <draw:rect draw:style-name="gr16" draw:text-style-name="P1" draw:layer="layout" svg:width="10.6cm" svg:height="12.2cm" svg:x="14.6cm" svg:y="4.6cm">
          <text:p/>
        </draw:rect>
        <draw:frame draw:style-name="gr58" draw:text-style-name="P15" draw:layer="layout" svg:width="9.4cm" svg:height="3.099cm" svg:x="4.4cm" svg:y="17.4cm">
          <draw:text-box>
            <text:p text:style-name="P1"><text:span text:style-name="T23">Chaîne directe : </text:span></text:p>
            <text:p text:style-name="P1"><text:span text:style-name="T24">amplificateur non-inverseur</text:span></text:p>
          </draw:text-box>
        </draw:frame>
        <draw:frame draw:style-name="gr59" draw:text-style-name="P7" draw:layer="layout" svg:width="5.9cm" svg:height="2.139cm" svg:x="17.5cm" svg:y="17.401cm">
          <draw:text-box>
            <text:p text:style-name="P1"><text:span text:style-name="T6">Chaîne de retour :</text:span></text:p>
            <text:p text:style-name="P1"><text:span text:style-name="T25">filtre de Wien</text:span></text:p>
            <text:p><text:span text:style-name="T25"/></text:p>
          </draw:text-box>
        </draw:frame>
        <draw:frame draw:style-name="gr3" draw:layer="layout" svg:width="13.4cm" svg:height="0.963cm" svg:x="0.6cm" svg:y="0.8cm">
          <draw:text-box>
            <text:p>Oscillateur à pont de Wie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rect draw:style-name="gr2" draw:text-style-name="P1" draw:layer="layout" svg:width="3cm" svg:height="3.4cm" svg:x="7.2cm" svg:y="5.2cm">
          <text:p/>
        </draw:rect>
        <draw:frame draw:style-name="gr57" draw:text-style-name="P8" draw:layer="layout" svg:width="1.3cm" svg:height="1.4cm" svg:x="7.2cm" svg:y="5.5cm">
          <draw:text-box>
            <text:p><text:span text:style-name="T8">+</text:span></text:p>
          </draw:text-box>
        </draw:frame>
        <draw:frame draw:style-name="gr12" draw:text-style-name="P9" draw:layer="layout" svg:width="1cm" svg:height="1.348cm" svg:x="7.3cm" svg:y="7.301cm">
          <draw:text-box>
            <text:p><text:span text:style-name="T9">-</text:span></text:p>
          </draw:text-box>
        </draw:frame>
        <draw:line draw:style-name="gr5" draw:text-style-name="P1" draw:layer="layout" svg:x1="7.2cm" svg:y1="6cm" svg:x2="5.2cm" svg:y2="6cm">
          <text:p/>
        </draw:line>
        <draw:line draw:style-name="gr5" draw:text-style-name="P1" draw:layer="layout" svg:x1="5.2cm" svg:y1="6cm" svg:x2="5.2cm" svg:y2="3.2cm">
          <text:p/>
        </draw:line>
        <draw:line draw:style-name="gr5" draw:text-style-name="P1" draw:layer="layout" svg:x1="10.2cm" svg:y1="6.9cm" svg:x2="15.4cm" svg:y2="6.9cm">
          <text:p/>
        </draw:line>
        <draw:rect draw:style-name="gr2" draw:text-style-name="P1" draw:layer="layout" svg:width="1.6cm" svg:height="0.6cm" svg:x="15.4cm" svg:y="6.6cm">
          <text:p/>
        </draw:rect>
        <draw:line draw:style-name="gr5" draw:text-style-name="P1" draw:layer="layout" svg:x1="18.4cm" svg:y1="6cm" svg:x2="18.4cm" svg:y2="7.8cm">
          <text:p/>
        </draw:line>
        <draw:line draw:style-name="gr5" draw:text-style-name="P1" draw:layer="layout" svg:x1="18.9cm" svg:y1="6cm" svg:x2="18.9cm" svg:y2="7.8cm">
          <text:p/>
        </draw:line>
        <draw:line draw:style-name="gr5" draw:text-style-name="P1" draw:layer="layout" svg:x1="17cm" svg:y1="6.9cm" svg:x2="18.4cm" svg:y2="6.9cm">
          <text:p/>
        </draw:line>
        <draw:line draw:style-name="gr5" draw:text-style-name="P1" draw:layer="layout" svg:x1="18.9cm" svg:y1="6.9cm" svg:x2="21.4cm" svg:y2="6.9cm">
          <text:p/>
        </draw:line>
        <draw:line draw:style-name="gr5" draw:text-style-name="P1" draw:layer="layout" svg:x1="21.4cm" svg:y1="9.2cm" svg:x2="21.4cm" svg:y2="6.9cm">
          <text:p/>
        </draw:line>
        <draw:line draw:style-name="gr5" draw:text-style-name="P1" draw:layer="layout" svg:x1="20cm" svg:y1="9.2cm" svg:x2="22.9cm" svg:y2="9.2cm">
          <text:p/>
        </draw:line>
        <draw:line draw:style-name="gr5" draw:text-style-name="P1" draw:layer="layout" svg:x1="22cm" svg:y1="11.5cm" svg:x2="23.8cm" svg:y2="11.5cm">
          <text:p/>
        </draw:line>
        <draw:line draw:style-name="gr5" draw:text-style-name="P1" draw:layer="layout" svg:x1="22cm" svg:y1="12.1cm" svg:x2="23.8cm" svg:y2="12.1cm">
          <text:p/>
        </draw:line>
        <draw:line draw:style-name="gr5" draw:text-style-name="P1" draw:layer="layout" svg:x1="22.9cm" svg:y1="11.5cm" svg:x2="22.9cm" svg:y2="9.2cm">
          <text:p/>
        </draw:line>
        <draw:rect draw:style-name="gr2" draw:text-style-name="P1" draw:layer="layout" svg:width="1.6cm" svg:height="0.6cm" draw:transform="rotate (1.5707963267946) translate (19.7cm 12.6cm)">
          <text:p/>
        </draw:rect>
        <draw:line draw:style-name="gr5" draw:text-style-name="P1" draw:layer="layout" svg:x1="20cm" svg:y1="11cm" svg:x2="20cm" svg:y2="9.2cm">
          <text:p/>
        </draw:line>
        <draw:line draw:style-name="gr5" draw:text-style-name="P1" draw:layer="layout" svg:x1="22.9cm" svg:y1="14.4cm" svg:x2="22.9cm" svg:y2="12.1cm">
          <text:p/>
        </draw:line>
        <draw:line draw:style-name="gr5" draw:text-style-name="P1" draw:layer="layout" svg:x1="20cm" svg:y1="14.4cm" svg:x2="20cm" svg:y2="12.6cm">
          <text:p/>
        </draw:line>
        <draw:line draw:style-name="gr5" draw:text-style-name="P1" draw:layer="layout" svg:x1="20cm" svg:y1="14.4cm" svg:x2="22.9cm" svg:y2="14.4cm">
          <text:p/>
        </draw:line>
        <draw:line draw:style-name="gr5" draw:text-style-name="P1" draw:layer="layout" svg:x1="12.4cm" svg:y1="6.9cm" svg:x2="12.4cm" svg:y2="10.2cm">
          <text:p/>
        </draw:line>
        <draw:line draw:style-name="gr5" draw:text-style-name="P1" draw:layer="layout" svg:x1="12.4cm" svg:y1="10.2cm" svg:x2="9.6cm" svg:y2="10.2cm">
          <text:p/>
        </draw:line>
        <draw:rect draw:style-name="gr2" draw:text-style-name="P1" draw:layer="layout" svg:width="1.6cm" svg:height="0.6cm" svg:x="8cm" svg:y="9.9cm">
          <text:p/>
        </draw:rect>
        <draw:line draw:style-name="gr5" draw:text-style-name="P1" draw:layer="layout" svg:x1="7.2cm" svg:y1="8cm" svg:x2="5.2cm" svg:y2="8cm">
          <text:p/>
        </draw:line>
        <draw:line draw:style-name="gr5" draw:text-style-name="P1" draw:layer="layout" svg:x1="5.2cm" svg:y1="11cm" svg:x2="5.2cm" svg:y2="8cm">
          <text:p/>
        </draw:line>
        <draw:line draw:style-name="gr5" draw:text-style-name="P1" draw:layer="layout" svg:x1="8cm" svg:y1="10.2cm" svg:x2="5.2cm" svg:y2="10.2cm">
          <text:p/>
        </draw:line>
        <draw:rect draw:style-name="gr2" draw:text-style-name="P1" draw:layer="layout" svg:width="1.6cm" svg:height="0.6cm" draw:transform="rotate (1.5707963267946) translate (4.9cm 12.6cm)">
          <text:p/>
        </draw:rect>
        <draw:line draw:style-name="gr5" draw:text-style-name="P1" draw:layer="layout" svg:x1="5.2cm" svg:y1="15.8cm" svg:x2="5.2cm" svg:y2="12.6cm">
          <text:p/>
        </draw:line>
        <draw:line draw:style-name="gr5" draw:text-style-name="P1" draw:layer="layout" svg:x1="21.4cm" svg:y1="15.8cm" svg:x2="21.4cm" svg:y2="14.4cm">
          <text:p/>
        </draw:line>
        <draw:polygon draw:style-name="gr5" draw:text-style-name="P1" draw:layer="layout" svg:width="0cm" svg:height="0cm" svg:x="5.2cm" svg:y="3.2cm" svg:viewBox="0 0 0 0" draw:points="0,0">
          <text:p/>
        </draw:polygon>
        <draw:line draw:style-name="gr5" draw:text-style-name="P1" draw:layer="layout" svg:x1="5.2cm" svg:y1="3.2cm" svg:x2="24cm" svg:y2="3.2cm">
          <text:p/>
        </draw:line>
        <draw:line draw:style-name="gr5" draw:text-style-name="P1" draw:layer="layout" svg:x1="21.4cm" svg:y1="6.9cm" svg:x2="24cm" svg:y2="6.9cm">
          <text:p/>
        </draw:line>
        <draw:line draw:style-name="gr5" draw:text-style-name="P1" draw:layer="layout" svg:x1="24cm" svg:y1="3.2cm" svg:x2="24cm" svg:y2="6.9cm">
          <text:p/>
        </draw:line>
        <draw:line draw:style-name="gr5" draw:text-style-name="P1" draw:layer="layout" svg:x1="4.5cm" svg:y1="15.8cm" svg:x2="5.8cm" svg:y2="15.8cm">
          <text:p/>
        </draw:line>
        <draw:line draw:style-name="gr5" draw:text-style-name="P1" draw:layer="layout" svg:x1="5.6cm" svg:y1="16.2cm" svg:x2="5.8cm" svg:y2="15.8cm">
          <text:p/>
        </draw:line>
        <draw:line draw:style-name="gr5" draw:text-style-name="P1" draw:layer="layout" svg:x1="5.3cm" svg:y1="16.2cm" svg:x2="5.5cm" svg:y2="15.8cm">
          <text:p/>
        </draw:line>
        <draw:line draw:style-name="gr5" draw:text-style-name="P1" draw:layer="layout" svg:x1="5cm" svg:y1="16.2cm" svg:x2="5.2cm" svg:y2="15.8cm">
          <text:p/>
        </draw:line>
        <draw:line draw:style-name="gr5" draw:text-style-name="P1" draw:layer="layout" svg:x1="4.7cm" svg:y1="16.2cm" svg:x2="4.9cm" svg:y2="15.8cm">
          <text:p/>
        </draw:line>
        <draw:line draw:style-name="gr5" draw:text-style-name="P1" draw:layer="layout" svg:x1="4.4cm" svg:y1="16.2cm" svg:x2="4.6cm" svg:y2="15.8cm">
          <text:p/>
        </draw:line>
        <draw:line draw:style-name="gr5" draw:text-style-name="P1" draw:layer="layout" svg:x1="20.7cm" svg:y1="15.8cm" svg:x2="22cm" svg:y2="15.8cm">
          <text:p/>
        </draw:line>
        <draw:line draw:style-name="gr5" draw:text-style-name="P1" draw:layer="layout" svg:x1="21.8cm" svg:y1="16.2cm" svg:x2="22cm" svg:y2="15.8cm">
          <text:p/>
        </draw:line>
        <draw:line draw:style-name="gr5" draw:text-style-name="P1" draw:layer="layout" svg:x1="21.5cm" svg:y1="16.2cm" svg:x2="21.7cm" svg:y2="15.8cm">
          <text:p/>
        </draw:line>
        <draw:line draw:style-name="gr5" draw:text-style-name="P1" draw:layer="layout" svg:x1="21.2cm" svg:y1="16.2cm" svg:x2="21.4cm" svg:y2="15.8cm">
          <text:p/>
        </draw:line>
        <draw:line draw:style-name="gr5" draw:text-style-name="P1" draw:layer="layout" svg:x1="20.9cm" svg:y1="16.2cm" svg:x2="21.1cm" svg:y2="15.8cm">
          <text:p/>
        </draw:line>
        <draw:line draw:style-name="gr5" draw:text-style-name="P1" draw:layer="layout" svg:x1="20.6cm" svg:y1="16.2cm" svg:x2="20.8cm" svg:y2="15.8cm">
          <text:p/>
        </draw:line>
        <draw:frame draw:style-name="gr11" draw:text-style-name="P8" draw:layer="layout" svg:width="1cm" svg:height="1.195cm" svg:x="9.2cm" svg:y="6.4cm">
          <draw:text-box>
            <text:p><text:span text:style-name="T10">∞</text:span></text:p>
          </draw:text-box>
        </draw:frame>
        <draw:line draw:style-name="gr60" draw:text-style-name="P1" draw:layer="layout" svg:x1="13.6cm" svg:y1="15.8cm" svg:x2="13.6cm" svg:y2="7.2cm">
          <text:p/>
        </draw:line>
        <draw:line draw:style-name="gr61" draw:text-style-name="P1" draw:layer="layout" svg:x1="12.9cm" svg:y1="15.8cm" svg:x2="14.2cm" svg:y2="15.8cm">
          <text:p/>
        </draw:line>
        <draw:line draw:style-name="gr61" draw:text-style-name="P1" draw:layer="layout" svg:x1="14cm" svg:y1="16.2cm" svg:x2="14.2cm" svg:y2="15.8cm">
          <text:p/>
        </draw:line>
        <draw:line draw:style-name="gr61" draw:text-style-name="P1" draw:layer="layout" svg:x1="13.7cm" svg:y1="16.2cm" svg:x2="13.9cm" svg:y2="15.8cm">
          <text:p/>
        </draw:line>
        <draw:line draw:style-name="gr61" draw:text-style-name="P1" draw:layer="layout" svg:x1="13.4cm" svg:y1="16.2cm" svg:x2="13.6cm" svg:y2="15.8cm">
          <text:p/>
        </draw:line>
        <draw:line draw:style-name="gr61" draw:text-style-name="P1" draw:layer="layout" svg:x1="13.1cm" svg:y1="16.2cm" svg:x2="13.3cm" svg:y2="15.8cm">
          <text:p/>
        </draw:line>
        <draw:line draw:style-name="gr61" draw:text-style-name="P1" draw:layer="layout" svg:x1="12.8cm" svg:y1="16.2cm" svg:x2="13cm" svg:y2="15.8cm">
          <text:p/>
        </draw:line>
        <draw:line draw:style-name="gr60" draw:text-style-name="P1" draw:layer="layout" svg:x1="24.7cm" svg:y1="15.8cm" svg:x2="24.7cm" svg:y2="7.2cm">
          <text:p/>
        </draw:line>
        <draw:line draw:style-name="gr61" draw:text-style-name="P1" draw:layer="layout" svg:x1="24cm" svg:y1="15.8cm" svg:x2="25.3cm" svg:y2="15.8cm">
          <text:p/>
        </draw:line>
        <draw:line draw:style-name="gr61" draw:text-style-name="P1" draw:layer="layout" svg:x1="25.1cm" svg:y1="16.2cm" svg:x2="25.3cm" svg:y2="15.8cm">
          <text:p/>
        </draw:line>
        <draw:line draw:style-name="gr61" draw:text-style-name="P1" draw:layer="layout" svg:x1="24.8cm" svg:y1="16.2cm" svg:x2="25cm" svg:y2="15.8cm">
          <text:p/>
        </draw:line>
        <draw:line draw:style-name="gr61" draw:text-style-name="P1" draw:layer="layout" svg:x1="24.5cm" svg:y1="16.2cm" svg:x2="24.7cm" svg:y2="15.8cm">
          <text:p/>
        </draw:line>
        <draw:line draw:style-name="gr61" draw:text-style-name="P1" draw:layer="layout" svg:x1="24.2cm" svg:y1="16.2cm" svg:x2="24.4cm" svg:y2="15.8cm">
          <text:p/>
        </draw:line>
        <draw:line draw:style-name="gr61" draw:text-style-name="P1" draw:layer="layout" svg:x1="23.9cm" svg:y1="16.2cm" svg:x2="24.1cm" svg:y2="15.8cm">
          <text:p/>
        </draw:line>
        <draw:line draw:style-name="gr60" draw:text-style-name="P1" draw:layer="layout" svg:x1="3.1cm" svg:y1="15.8cm" svg:x2="3.1cm" svg:y2="6cm">
          <text:p/>
        </draw:line>
        <draw:line draw:style-name="gr61" draw:text-style-name="P1" draw:layer="layout" svg:x1="2.4cm" svg:y1="15.8cm" svg:x2="3.7cm" svg:y2="15.8cm">
          <text:p/>
        </draw:line>
        <draw:line draw:style-name="gr61" draw:text-style-name="P1" draw:layer="layout" svg:x1="3.5cm" svg:y1="16.2cm" svg:x2="3.7cm" svg:y2="15.8cm">
          <text:p/>
        </draw:line>
        <draw:line draw:style-name="gr61" draw:text-style-name="P1" draw:layer="layout" svg:x1="3.2cm" svg:y1="16.2cm" svg:x2="3.4cm" svg:y2="15.8cm">
          <text:p/>
        </draw:line>
        <draw:line draw:style-name="gr61" draw:text-style-name="P1" draw:layer="layout" svg:x1="2.9cm" svg:y1="16.2cm" svg:x2="3.1cm" svg:y2="15.8cm">
          <text:p/>
        </draw:line>
        <draw:line draw:style-name="gr61" draw:text-style-name="P1" draw:layer="layout" svg:x1="2.6cm" svg:y1="16.2cm" svg:x2="2.8cm" svg:y2="15.8cm">
          <text:p/>
        </draw:line>
        <draw:line draw:style-name="gr61" draw:text-style-name="P1" draw:layer="layout" svg:x1="2.3cm" svg:y1="16.2cm" svg:x2="2.5cm" svg:y2="15.8cm">
          <text:p/>
        </draw:line>
        <draw:frame draw:style-name="gr3" draw:text-style-name="P16" draw:layer="layout" svg:width="2cm" svg:height="0.963cm" svg:x="13.8cm" svg:y="10.8cm">
          <draw:text-box>
            <text:p><text:span text:style-name="T26">s(t)</text:span></text:p>
          </draw:text-box>
        </draw:frame>
        <draw:frame draw:style-name="gr3" draw:text-style-name="P16" draw:layer="layout" svg:width="2cm" svg:height="0.963cm" svg:x="24.9cm" svg:y="10.801cm">
          <draw:text-box>
            <text:p><text:span text:style-name="T26">r(t)</text:span></text:p>
          </draw:text-box>
        </draw:frame>
        <draw:frame draw:style-name="gr3" draw:text-style-name="P16" draw:layer="layout" svg:width="2cm" svg:height="0.963cm" svg:x="1.8cm" svg:y="10.802cm">
          <draw:text-box>
            <text:p><text:span text:style-name="T26">r(t)</text:span></text:p>
          </draw:text-box>
        </draw:frame>
        <draw:frame draw:style-name="gr3" draw:text-style-name="P2" draw:layer="layout" svg:width="1.4cm" svg:height="0.963cm" svg:x="19.069cm" svg:y="5.817cm">
          <draw:text-box>
            <text:p><text:span text:style-name="T1">C</text:span></text:p>
          </draw:text-box>
        </draw:frame>
        <draw:frame draw:style-name="gr3" draw:text-style-name="P2" draw:layer="layout" svg:width="1.4cm" svg:height="0.963cm" svg:x="22.969cm" svg:y="10.518cm">
          <draw:text-box>
            <text:p><text:span text:style-name="T1">C</text:span></text:p>
          </draw:text-box>
        </draw:frame>
        <draw:frame draw:style-name="gr3" draw:text-style-name="P2" draw:layer="layout" svg:width="1.4cm" svg:height="0.963cm" svg:x="18.769cm" svg:y="11.319cm">
          <draw:text-box>
            <text:p><text:span text:style-name="T1">R</text:span></text:p>
          </draw:text-box>
        </draw:frame>
        <draw:frame draw:style-name="gr3" draw:text-style-name="P2" draw:layer="layout" svg:width="1.4cm" svg:height="0.963cm" svg:x="15.669cm" svg:y="5.72cm">
          <draw:text-box>
            <text:p><text:span text:style-name="T1">R</text:span></text:p>
          </draw:text-box>
        </draw:frame>
        <draw:frame draw:style-name="gr10" draw:text-style-name="P2" draw:layer="layout" svg:width="1.4cm" svg:height="1.113cm" svg:x="5.469cm" svg:y="11.422cm">
          <draw:text-box>
            <text:p><text:span text:style-name="T1">R</text:span><text:span text:style-name="T11">1</text:span></text:p>
          </draw:text-box>
        </draw:frame>
        <draw:frame draw:style-name="gr10" draw:text-style-name="P2" draw:layer="layout" svg:width="1.4cm" svg:height="1.113cm" svg:x="8.3cm" svg:y="8.901cm">
          <draw:text-box>
            <text:p><text:span text:style-name="T1">R</text:span><text:span text:style-name="T11">2</text:span></text:p>
          </draw:text-box>
        </draw:frame>
        <draw:line draw:style-name="gr60" draw:text-style-name="P1" draw:layer="layout" svg:x1="20.2cm" svg:y1="6.9cm" svg:x2="21cm" svg:y2="6.9cm">
          <text:p/>
        </draw:line>
        <draw:frame draw:style-name="gr15" draw:text-style-name="P17" draw:layer="layout" svg:width="1.4cm" svg:height="1cm" svg:x="20cm" svg:y="7.2cm">
          <draw:text-box>
            <text:p><text:span text:style-name="T23">i(t)</text:span></text:p>
          </draw:text-box>
        </draw:frame>
        <draw:frame draw:style-name="gr3" draw:layer="layout" svg:width="13.4cm" svg:height="0.963cm" svg:x="0.6cm" svg:y="0.801cm">
          <draw:text-box>
            <text:p>Oscillateur à pont de Wie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rect draw:style-name="gr2" draw:text-style-name="P1" draw:layer="layout" svg:width="3cm" svg:height="3.4cm" svg:x="7.2cm" svg:y="5.2cm">
          <text:p/>
        </draw:rect>
        <draw:frame draw:style-name="gr57" draw:text-style-name="P8" draw:layer="layout" svg:width="1.3cm" svg:height="1.4cm" svg:x="7.2cm" svg:y="5.5cm">
          <draw:text-box>
            <text:p><text:span text:style-name="T8">+</text:span></text:p>
          </draw:text-box>
        </draw:frame>
        <draw:frame draw:style-name="gr12" draw:text-style-name="P9" draw:layer="layout" svg:width="1cm" svg:height="1.348cm" svg:x="7.3cm" svg:y="7.301cm">
          <draw:text-box>
            <text:p><text:span text:style-name="T9">-</text:span></text:p>
          </draw:text-box>
        </draw:frame>
        <draw:line draw:style-name="gr5" draw:text-style-name="P1" draw:layer="layout" svg:x1="7.2cm" svg:y1="6cm" svg:x2="5.2cm" svg:y2="6cm">
          <text:p/>
        </draw:line>
        <draw:line draw:style-name="gr5" draw:text-style-name="P1" draw:layer="layout" svg:x1="5.2cm" svg:y1="6cm" svg:x2="5.2cm" svg:y2="3.2cm">
          <text:p/>
        </draw:line>
        <draw:line draw:style-name="gr5" draw:text-style-name="P1" draw:layer="layout" svg:x1="10.2cm" svg:y1="6.9cm" svg:x2="15.4cm" svg:y2="6.9cm">
          <text:p/>
        </draw:line>
        <draw:rect draw:style-name="gr2" draw:text-style-name="P1" draw:layer="layout" svg:width="1.6cm" svg:height="0.6cm" svg:x="15.4cm" svg:y="6.6cm">
          <text:p/>
        </draw:rect>
        <draw:line draw:style-name="gr5" draw:text-style-name="P1" draw:layer="layout" svg:x1="18.4cm" svg:y1="6cm" svg:x2="18.4cm" svg:y2="7.8cm">
          <text:p/>
        </draw:line>
        <draw:line draw:style-name="gr5" draw:text-style-name="P1" draw:layer="layout" svg:x1="18.9cm" svg:y1="6cm" svg:x2="18.9cm" svg:y2="7.8cm">
          <text:p/>
        </draw:line>
        <draw:line draw:style-name="gr5" draw:text-style-name="P1" draw:layer="layout" svg:x1="17cm" svg:y1="6.9cm" svg:x2="18.4cm" svg:y2="6.9cm">
          <text:p/>
        </draw:line>
        <draw:line draw:style-name="gr5" draw:text-style-name="P1" draw:layer="layout" svg:x1="18.9cm" svg:y1="6.9cm" svg:x2="21.4cm" svg:y2="6.9cm">
          <text:p/>
        </draw:line>
        <draw:line draw:style-name="gr5" draw:text-style-name="P1" draw:layer="layout" svg:x1="21.4cm" svg:y1="9.2cm" svg:x2="21.4cm" svg:y2="6.9cm">
          <text:p/>
        </draw:line>
        <draw:line draw:style-name="gr5" draw:text-style-name="P1" draw:layer="layout" svg:x1="20cm" svg:y1="9.2cm" svg:x2="22.9cm" svg:y2="9.2cm">
          <text:p/>
        </draw:line>
        <draw:line draw:style-name="gr5" draw:text-style-name="P1" draw:layer="layout" svg:x1="22cm" svg:y1="11.5cm" svg:x2="23.8cm" svg:y2="11.5cm">
          <text:p/>
        </draw:line>
        <draw:line draw:style-name="gr5" draw:text-style-name="P1" draw:layer="layout" svg:x1="22cm" svg:y1="12.1cm" svg:x2="23.8cm" svg:y2="12.1cm">
          <text:p/>
        </draw:line>
        <draw:line draw:style-name="gr5" draw:text-style-name="P1" draw:layer="layout" svg:x1="22.9cm" svg:y1="11.5cm" svg:x2="22.9cm" svg:y2="9.2cm">
          <text:p/>
        </draw:line>
        <draw:rect draw:style-name="gr2" draw:text-style-name="P1" draw:layer="layout" svg:width="1.6cm" svg:height="0.6cm" draw:transform="rotate (1.5707963267946) translate (19.7cm 12.6cm)">
          <text:p/>
        </draw:rect>
        <draw:line draw:style-name="gr5" draw:text-style-name="P1" draw:layer="layout" svg:x1="20cm" svg:y1="11cm" svg:x2="20cm" svg:y2="9.2cm">
          <text:p/>
        </draw:line>
        <draw:line draw:style-name="gr5" draw:text-style-name="P1" draw:layer="layout" svg:x1="22.9cm" svg:y1="14.4cm" svg:x2="22.9cm" svg:y2="12.1cm">
          <text:p/>
        </draw:line>
        <draw:line draw:style-name="gr5" draw:text-style-name="P1" draw:layer="layout" svg:x1="20cm" svg:y1="14.4cm" svg:x2="20cm" svg:y2="12.6cm">
          <text:p/>
        </draw:line>
        <draw:line draw:style-name="gr5" draw:text-style-name="P1" draw:layer="layout" svg:x1="20cm" svg:y1="14.4cm" svg:x2="22.9cm" svg:y2="14.4cm">
          <text:p/>
        </draw:line>
        <draw:line draw:style-name="gr5" draw:text-style-name="P1" draw:layer="layout" svg:x1="12.4cm" svg:y1="6.9cm" svg:x2="12.4cm" svg:y2="10.2cm">
          <text:p/>
        </draw:line>
        <draw:line draw:style-name="gr5" draw:text-style-name="P1" draw:layer="layout" svg:x1="12.4cm" svg:y1="10.2cm" svg:x2="9.6cm" svg:y2="10.2cm">
          <text:p/>
        </draw:line>
        <draw:rect draw:style-name="gr2" draw:text-style-name="P1" draw:layer="layout" svg:width="1.6cm" svg:height="0.6cm" svg:x="8cm" svg:y="9.9cm">
          <text:p/>
        </draw:rect>
        <draw:line draw:style-name="gr5" draw:text-style-name="P1" draw:layer="layout" svg:x1="7.2cm" svg:y1="8cm" svg:x2="5.2cm" svg:y2="8cm">
          <text:p/>
        </draw:line>
        <draw:line draw:style-name="gr5" draw:text-style-name="P1" draw:layer="layout" svg:x1="5.2cm" svg:y1="11cm" svg:x2="5.2cm" svg:y2="8cm">
          <text:p/>
        </draw:line>
        <draw:line draw:style-name="gr5" draw:text-style-name="P1" draw:layer="layout" svg:x1="8cm" svg:y1="10.2cm" svg:x2="5.2cm" svg:y2="10.2cm">
          <text:p/>
        </draw:line>
        <draw:rect draw:style-name="gr2" draw:text-style-name="P1" draw:layer="layout" svg:width="1.6cm" svg:height="0.6cm" draw:transform="rotate (1.5707963267946) translate (4.9cm 12.6cm)">
          <text:p/>
        </draw:rect>
        <draw:line draw:style-name="gr5" draw:text-style-name="P1" draw:layer="layout" svg:x1="5.2cm" svg:y1="15.8cm" svg:x2="5.2cm" svg:y2="12.6cm">
          <text:p/>
        </draw:line>
        <draw:line draw:style-name="gr5" draw:text-style-name="P1" draw:layer="layout" svg:x1="21.4cm" svg:y1="15.8cm" svg:x2="21.4cm" svg:y2="14.4cm">
          <text:p/>
        </draw:line>
        <draw:polygon draw:style-name="gr5" draw:text-style-name="P1" draw:layer="layout" svg:width="0cm" svg:height="0cm" svg:x="5.2cm" svg:y="3.2cm" svg:viewBox="0 0 0 0" draw:points="0,0">
          <text:p/>
        </draw:polygon>
        <draw:line draw:style-name="gr5" draw:text-style-name="P1" draw:layer="layout" svg:x1="5.2cm" svg:y1="3.2cm" svg:x2="24cm" svg:y2="3.2cm">
          <text:p/>
        </draw:line>
        <draw:line draw:style-name="gr5" draw:text-style-name="P1" draw:layer="layout" svg:x1="21.4cm" svg:y1="6.9cm" svg:x2="24cm" svg:y2="6.9cm">
          <text:p/>
        </draw:line>
        <draw:line draw:style-name="gr5" draw:text-style-name="P1" draw:layer="layout" svg:x1="24cm" svg:y1="3.2cm" svg:x2="24cm" svg:y2="6.9cm">
          <text:p/>
        </draw:line>
        <draw:line draw:style-name="gr5" draw:text-style-name="P1" draw:layer="layout" svg:x1="4.5cm" svg:y1="15.8cm" svg:x2="5.8cm" svg:y2="15.8cm">
          <text:p/>
        </draw:line>
        <draw:line draw:style-name="gr5" draw:text-style-name="P1" draw:layer="layout" svg:x1="5.6cm" svg:y1="16.2cm" svg:x2="5.8cm" svg:y2="15.8cm">
          <text:p/>
        </draw:line>
        <draw:line draw:style-name="gr5" draw:text-style-name="P1" draw:layer="layout" svg:x1="5.3cm" svg:y1="16.2cm" svg:x2="5.5cm" svg:y2="15.8cm">
          <text:p/>
        </draw:line>
        <draw:line draw:style-name="gr5" draw:text-style-name="P1" draw:layer="layout" svg:x1="5cm" svg:y1="16.2cm" svg:x2="5.2cm" svg:y2="15.8cm">
          <text:p/>
        </draw:line>
        <draw:line draw:style-name="gr5" draw:text-style-name="P1" draw:layer="layout" svg:x1="4.7cm" svg:y1="16.2cm" svg:x2="4.9cm" svg:y2="15.8cm">
          <text:p/>
        </draw:line>
        <draw:line draw:style-name="gr5" draw:text-style-name="P1" draw:layer="layout" svg:x1="4.4cm" svg:y1="16.2cm" svg:x2="4.6cm" svg:y2="15.8cm">
          <text:p/>
        </draw:line>
        <draw:line draw:style-name="gr5" draw:text-style-name="P1" draw:layer="layout" svg:x1="20.7cm" svg:y1="15.8cm" svg:x2="22cm" svg:y2="15.8cm">
          <text:p/>
        </draw:line>
        <draw:line draw:style-name="gr5" draw:text-style-name="P1" draw:layer="layout" svg:x1="21.8cm" svg:y1="16.2cm" svg:x2="22cm" svg:y2="15.8cm">
          <text:p/>
        </draw:line>
        <draw:line draw:style-name="gr5" draw:text-style-name="P1" draw:layer="layout" svg:x1="21.5cm" svg:y1="16.2cm" svg:x2="21.7cm" svg:y2="15.8cm">
          <text:p/>
        </draw:line>
        <draw:line draw:style-name="gr5" draw:text-style-name="P1" draw:layer="layout" svg:x1="21.2cm" svg:y1="16.2cm" svg:x2="21.4cm" svg:y2="15.8cm">
          <text:p/>
        </draw:line>
        <draw:line draw:style-name="gr5" draw:text-style-name="P1" draw:layer="layout" svg:x1="20.9cm" svg:y1="16.2cm" svg:x2="21.1cm" svg:y2="15.8cm">
          <text:p/>
        </draw:line>
        <draw:line draw:style-name="gr5" draw:text-style-name="P1" draw:layer="layout" svg:x1="20.6cm" svg:y1="16.2cm" svg:x2="20.8cm" svg:y2="15.8cm">
          <text:p/>
        </draw:line>
        <draw:frame draw:style-name="gr11" draw:text-style-name="P8" draw:layer="layout" svg:width="1cm" svg:height="1.195cm" svg:x="9.2cm" svg:y="6.4cm">
          <draw:text-box>
            <text:p><text:span text:style-name="T10">∞</text:span></text:p>
          </draw:text-box>
        </draw:frame>
        <draw:line draw:style-name="gr60" draw:text-style-name="P1" draw:layer="layout" svg:x1="13.6cm" svg:y1="15.8cm" svg:x2="13.6cm" svg:y2="7.2cm">
          <text:p/>
        </draw:line>
        <draw:line draw:style-name="gr61" draw:text-style-name="P1" draw:layer="layout" svg:x1="12.9cm" svg:y1="15.8cm" svg:x2="14.2cm" svg:y2="15.8cm">
          <text:p/>
        </draw:line>
        <draw:line draw:style-name="gr61" draw:text-style-name="P1" draw:layer="layout" svg:x1="14cm" svg:y1="16.2cm" svg:x2="14.2cm" svg:y2="15.8cm">
          <text:p/>
        </draw:line>
        <draw:line draw:style-name="gr61" draw:text-style-name="P1" draw:layer="layout" svg:x1="13.7cm" svg:y1="16.2cm" svg:x2="13.9cm" svg:y2="15.8cm">
          <text:p/>
        </draw:line>
        <draw:line draw:style-name="gr61" draw:text-style-name="P1" draw:layer="layout" svg:x1="13.4cm" svg:y1="16.2cm" svg:x2="13.6cm" svg:y2="15.8cm">
          <text:p/>
        </draw:line>
        <draw:line draw:style-name="gr61" draw:text-style-name="P1" draw:layer="layout" svg:x1="13.1cm" svg:y1="16.2cm" svg:x2="13.3cm" svg:y2="15.8cm">
          <text:p/>
        </draw:line>
        <draw:line draw:style-name="gr61" draw:text-style-name="P1" draw:layer="layout" svg:x1="12.8cm" svg:y1="16.2cm" svg:x2="13cm" svg:y2="15.8cm">
          <text:p/>
        </draw:line>
        <draw:line draw:style-name="gr60" draw:text-style-name="P1" draw:layer="layout" svg:x1="24.7cm" svg:y1="15.8cm" svg:x2="24.7cm" svg:y2="7.2cm">
          <text:p/>
        </draw:line>
        <draw:line draw:style-name="gr61" draw:text-style-name="P1" draw:layer="layout" svg:x1="24cm" svg:y1="15.8cm" svg:x2="25.3cm" svg:y2="15.8cm">
          <text:p/>
        </draw:line>
        <draw:line draw:style-name="gr61" draw:text-style-name="P1" draw:layer="layout" svg:x1="25.1cm" svg:y1="16.2cm" svg:x2="25.3cm" svg:y2="15.8cm">
          <text:p/>
        </draw:line>
        <draw:line draw:style-name="gr61" draw:text-style-name="P1" draw:layer="layout" svg:x1="24.8cm" svg:y1="16.2cm" svg:x2="25cm" svg:y2="15.8cm">
          <text:p/>
        </draw:line>
        <draw:line draw:style-name="gr61" draw:text-style-name="P1" draw:layer="layout" svg:x1="24.5cm" svg:y1="16.2cm" svg:x2="24.7cm" svg:y2="15.8cm">
          <text:p/>
        </draw:line>
        <draw:line draw:style-name="gr61" draw:text-style-name="P1" draw:layer="layout" svg:x1="24.2cm" svg:y1="16.2cm" svg:x2="24.4cm" svg:y2="15.8cm">
          <text:p/>
        </draw:line>
        <draw:line draw:style-name="gr61" draw:text-style-name="P1" draw:layer="layout" svg:x1="23.9cm" svg:y1="16.2cm" svg:x2="24.1cm" svg:y2="15.8cm">
          <text:p/>
        </draw:line>
        <draw:line draw:style-name="gr60" draw:text-style-name="P1" draw:layer="layout" svg:x1="3.1cm" svg:y1="15.8cm" svg:x2="3.1cm" svg:y2="6cm">
          <text:p/>
        </draw:line>
        <draw:line draw:style-name="gr61" draw:text-style-name="P1" draw:layer="layout" svg:x1="2.4cm" svg:y1="15.8cm" svg:x2="3.7cm" svg:y2="15.8cm">
          <text:p/>
        </draw:line>
        <draw:line draw:style-name="gr61" draw:text-style-name="P1" draw:layer="layout" svg:x1="3.5cm" svg:y1="16.2cm" svg:x2="3.7cm" svg:y2="15.8cm">
          <text:p/>
        </draw:line>
        <draw:line draw:style-name="gr61" draw:text-style-name="P1" draw:layer="layout" svg:x1="3.2cm" svg:y1="16.2cm" svg:x2="3.4cm" svg:y2="15.8cm">
          <text:p/>
        </draw:line>
        <draw:line draw:style-name="gr61" draw:text-style-name="P1" draw:layer="layout" svg:x1="2.9cm" svg:y1="16.2cm" svg:x2="3.1cm" svg:y2="15.8cm">
          <text:p/>
        </draw:line>
        <draw:line draw:style-name="gr61" draw:text-style-name="P1" draw:layer="layout" svg:x1="2.6cm" svg:y1="16.2cm" svg:x2="2.8cm" svg:y2="15.8cm">
          <text:p/>
        </draw:line>
        <draw:line draw:style-name="gr61" draw:text-style-name="P1" draw:layer="layout" svg:x1="2.3cm" svg:y1="16.2cm" svg:x2="2.5cm" svg:y2="15.8cm">
          <text:p/>
        </draw:line>
        <draw:frame draw:style-name="gr3" draw:text-style-name="P16" draw:layer="layout" svg:width="2cm" svg:height="0.963cm" svg:x="13.8cm" svg:y="10.8cm">
          <draw:text-box>
            <text:p><text:span text:style-name="T26">s(t)</text:span></text:p>
          </draw:text-box>
        </draw:frame>
        <draw:frame draw:style-name="gr3" draw:text-style-name="P16" draw:layer="layout" svg:width="2cm" svg:height="0.963cm" svg:x="24.9cm" svg:y="10.801cm">
          <draw:text-box>
            <text:p><text:span text:style-name="T26">r(t)</text:span></text:p>
          </draw:text-box>
        </draw:frame>
        <draw:frame draw:style-name="gr3" draw:text-style-name="P16" draw:layer="layout" svg:width="2cm" svg:height="0.963cm" svg:x="1.8cm" svg:y="10.802cm">
          <draw:text-box>
            <text:p><text:span text:style-name="T26">r(t)</text:span></text:p>
          </draw:text-box>
        </draw:frame>
        <draw:frame draw:style-name="gr3" draw:text-style-name="P2" draw:layer="layout" svg:width="1.4cm" svg:height="0.963cm" svg:x="19.069cm" svg:y="5.817cm">
          <draw:text-box>
            <text:p><text:span text:style-name="T1">C</text:span></text:p>
          </draw:text-box>
        </draw:frame>
        <draw:frame draw:style-name="gr3" draw:text-style-name="P2" draw:layer="layout" svg:width="1.4cm" svg:height="0.963cm" svg:x="22.969cm" svg:y="10.518cm">
          <draw:text-box>
            <text:p><text:span text:style-name="T1">C</text:span></text:p>
          </draw:text-box>
        </draw:frame>
        <draw:frame draw:style-name="gr3" draw:text-style-name="P2" draw:layer="layout" svg:width="1.4cm" svg:height="0.963cm" svg:x="18.769cm" svg:y="11.319cm">
          <draw:text-box>
            <text:p><text:span text:style-name="T1">R</text:span></text:p>
          </draw:text-box>
        </draw:frame>
        <draw:frame draw:style-name="gr3" draw:text-style-name="P2" draw:layer="layout" svg:width="1.4cm" svg:height="0.963cm" svg:x="15.669cm" svg:y="5.72cm">
          <draw:text-box>
            <text:p><text:span text:style-name="T1">R</text:span></text:p>
          </draw:text-box>
        </draw:frame>
        <draw:frame draw:style-name="gr10" draw:text-style-name="P2" draw:layer="layout" svg:width="1.4cm" svg:height="1.113cm" svg:x="8.3cm" svg:y="8.9cm">
          <draw:text-box>
            <text:p><text:span text:style-name="T1">R</text:span><text:span text:style-name="T11">2</text:span></text:p>
          </draw:text-box>
        </draw:frame>
        <draw:frame draw:style-name="gr10" draw:text-style-name="P2" draw:layer="layout" svg:width="1.4cm" svg:height="1.113cm" svg:x="5.469cm" svg:y="11.422cm">
          <draw:text-box>
            <text:p><text:span text:style-name="T1">R</text:span><text:span text:style-name="T11">1</text:span></text:p>
          </draw:text-box>
        </draw:frame>
        <draw:frame draw:style-name="gr62" draw:text-style-name="P18" draw:layer="layout" svg:width="1.8cm" svg:height="0.806cm" svg:x="17.8cm" svg:y="7.994cm">
          <draw:text-box>
            <text:p><text:span text:style-name="T27">10 nF</text:span></text:p>
          </draw:text-box>
        </draw:frame>
        <draw:frame draw:style-name="gr62" draw:text-style-name="P18" draw:layer="layout" svg:width="1.8cm" svg:height="0.806cm" svg:x="22.8cm" svg:y="12.2cm">
          <draw:text-box>
            <text:p><text:span text:style-name="T27">10 nF</text:span></text:p>
          </draw:text-box>
        </draw:frame>
        <draw:frame draw:style-name="gr62" draw:text-style-name="P18" draw:layer="layout" svg:width="2cm" svg:height="0.806cm" svg:x="17.8cm" svg:y="12.2cm">
          <draw:text-box>
            <text:p><text:span text:style-name="T27">10 k</text:span><text:span text:style-name="T28">Ω</text:span></text:p>
          </draw:text-box>
        </draw:frame>
        <draw:frame draw:style-name="gr62" draw:text-style-name="P18" draw:layer="layout" svg:width="2cm" svg:height="0.806cm" svg:x="5.2cm" svg:y="12.8cm">
          <draw:text-box>
            <text:p><text:span text:style-name="T27">10 k</text:span><text:span text:style-name="T28">Ω</text:span></text:p>
          </draw:text-box>
        </draw:frame>
        <draw:frame draw:style-name="gr62" draw:text-style-name="P18" draw:layer="layout" svg:width="1.8cm" svg:height="0.806cm" svg:x="8cm" svg:y="10.5cm">
          <draw:text-box>
            <text:p><text:span text:style-name="T27">choix</text:span></text:p>
          </draw:text-box>
        </draw:frame>
        <draw:line draw:style-name="gr60" draw:text-style-name="P1" draw:layer="layout" svg:x1="20.2cm" svg:y1="6.885cm" svg:x2="21cm" svg:y2="6.885cm">
          <text:p/>
        </draw:line>
        <draw:frame draw:style-name="gr15" draw:text-style-name="P17" draw:layer="layout" svg:width="1.4cm" svg:height="1cm" svg:x="20cm" svg:y="7.185cm">
          <draw:text-box>
            <text:p><text:span text:style-name="T23">i(t)</text:span></text:p>
          </draw:text-box>
        </draw:frame>
        <draw:frame draw:style-name="gr3" draw:layer="layout" svg:width="13.4cm" svg:height="0.963cm" svg:x="0.6cm" svg:y="0.801cm">
          <draw:text-box>
            <text:p>Oscillateur à pont de Wie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draw:style-name="gr3" draw:text-style-name="P7" draw:layer="layout" svg:width="17.6cm" svg:height="0.963cm" svg:x="5.4cm" svg:y="0.437cm">
          <draw:text-box>
            <text:p><text:span text:style-name="T6">Conditions de Barkhausen pour l'oscillateur à pont de Wien</text:span></text:p>
          </draw:text-box>
        </draw:frame>
        <draw:frame draw:style-name="gr55" draw:text-style-name="P1" draw:layer="layout" svg:width="6.5cm" svg:height="2cm" svg:x="3.2cm" svg:y="5.6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55" draw:text-style-name="P1" draw:layer="layout" svg:width="14.937cm" svg:height="3.8cm" svg:x="12.2cm" svg:y="4.6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55" draw:text-style-name="P1" draw:layer="layout" svg:width="16.314cm" svg:height="1.928cm" svg:x="6.186cm" svg:y="12.272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7" draw:layer="layout" svg:width="21.2cm" svg:height="1.675cm" svg:x="2cm" svg:y="10.2cm">
          <draw:text-box>
            <text:p>La <text:span text:style-name="T23">condition sur l'argument de A(j</text:span><text:span text:style-name="T29">ω</text:span><text:span text:style-name="T23">)B(j</text:span><text:span text:style-name="T29">ω</text:span><text:span text:style-name="T23">)</text:span> fixe la pulsation <text:span text:style-name="T30">ω</text:span><text:span text:style-name="T31">0</text:span></text:p>
          </draw:text-box>
        </draw:frame>
        <draw:frame draw:style-name="gr17" draw:layer="layout" svg:width="17cm" svg:height="1.675cm" svg:x="2cm" svg:y="17cm">
          <draw:text-box>
            <text:p>La <text:span text:style-name="T23">condition sur le module</text:span> de A(j<text:span text:style-name="T30">ω</text:span>)B(j<text:span text:style-name="T30">ω</text:span>) fixe le gain :</text:p>
          </draw:text-box>
        </draw:frame>
        <draw:frame draw:style-name="gr15" draw:layer="layout" svg:width="2cm" svg:height="1cm" svg:x="3.2cm" svg:y="15.2cm">
          <draw:text-box>
            <text:p>d'où</text:p>
          </draw:text-box>
        </draw:frame>
        <draw:frame draw:style-name="gr55" draw:text-style-name="P1" draw:layer="layout" svg:width="3.87cm" svg:height="1.1cm" svg:x="12.2cm" svg:y="15.3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3" draw:layer="layout" svg:width="7.5cm" svg:height="0.963cm" svg:x="1.9cm" svg:y="3.001cm">
          <draw:text-box>
            <text:p>On cherche <text:span text:style-name="T30">ω</text:span><text:span text:style-name="T31"> telle que : </text:span></text:p>
          </draw:text-box>
        </draw:frame>
        <draw:frame draw:style-name="gr55" draw:text-style-name="P1" draw:layer="layout" svg:width="5.29cm" svg:height="0.8cm" svg:x="10.233cm" svg:y="3.1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55" draw:text-style-name="P1" draw:layer="layout" svg:width="2.78cm" svg:height="1.2cm" svg:x="12.6cm" svg:y="18.675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draw:style-name="gr3" draw:layer="layout" svg:width="23cm" svg:height="0.963cm" svg:x="0.8cm" svg:y="0.8cm">
          <draw:text-box>
            <text:p>Modèle de l'effet Larsen :</text:p>
          </draw:text-box>
        </draw:frame>
        <draw:circle draw:style-name="gr2" draw:text-style-name="P1" draw:layer="layout" svg:width="2.8cm" svg:height="2.8cm" svg:x="3.6cm" svg:y="7.1cm">
          <text:p/>
        </draw:circle>
        <draw:line draw:style-name="gr19" draw:text-style-name="P1" draw:layer="layout" svg:x1="6cm" svg:y1="7.5cm" svg:x2="4cm" svg:y2="9.5cm">
          <text:p/>
        </draw:line>
        <draw:line draw:style-name="gr19" draw:text-style-name="P1" draw:layer="layout" svg:x1="6cm" svg:y1="9.5cm" svg:x2="4cm" svg:y2="7.5cm">
          <text:p/>
        </draw:line>
        <draw:frame draw:style-name="gr3" draw:text-style-name="P3" draw:layer="layout" svg:width="1.2cm" svg:height="0.963cm" svg:x="4.6cm" svg:y="8.8cm">
          <draw:text-box>
            <text:p><text:span text:style-name="T14">+</text:span></text:p>
          </draw:text-box>
        </draw:frame>
        <draw:line draw:style-name="gr21" draw:text-style-name="P1" draw:layer="layout" svg:x1="23.973cm" svg:y1="8.4cm" svg:x2="26.6cm" svg:y2="8.4cm">
          <text:p/>
        </draw:line>
        <draw:rect draw:style-name="gr22" draw:text-style-name="P1" draw:layer="layout" svg:width="4.573cm" svg:height="2cm" svg:x="13.227cm" svg:y="7.5cm">
          <text:p/>
        </draw:rect>
        <draw:line draw:style-name="gr23" draw:text-style-name="P1" draw:layer="layout" svg:x1="24.8cm" svg:y1="8.4cm" svg:x2="24.8cm" svg:y2="13.3cm">
          <text:p/>
        </draw:line>
        <draw:line draw:style-name="gr21" draw:text-style-name="P1" draw:layer="layout" svg:x1="1.2cm" svg:y1="8.5cm" svg:x2="3.6cm" svg:y2="8.5cm">
          <text:p/>
        </draw:line>
        <draw:rect draw:style-name="gr22" draw:text-style-name="P1" draw:layer="layout" svg:width="3.873cm" svg:height="2cm" svg:x="7.6cm" svg:y="7.5cm">
          <text:p/>
        </draw:rect>
        <draw:line draw:style-name="gr24" draw:text-style-name="P1" draw:layer="layout" svg:x1="5cm" svg:y1="9.9cm" svg:x2="5cm" svg:y2="13.3cm">
          <text:p/>
        </draw:line>
        <draw:line draw:style-name="gr23" draw:text-style-name="P1" draw:layer="layout" svg:x1="24.782cm" svg:y1="13.307cm" svg:x2="4.982cm" svg:y2="13.307cm">
          <text:p/>
        </draw:line>
        <draw:line draw:style-name="gr21" draw:text-style-name="P1" draw:layer="layout" svg:x1="6.4cm" svg:y1="8.5cm" svg:x2="7.673cm" svg:y2="8.5cm">
          <text:p/>
        </draw:line>
        <draw:frame draw:style-name="gr3" draw:text-style-name="P11" draw:layer="layout" svg:width="3.4cm" svg:height="0.963cm" svg:x="0.2cm" svg:y="7.1cm">
          <draw:text-box>
            <text:p><text:span text:style-name="T13">Son capté</text:span></text:p>
          </draw:text-box>
        </draw:frame>
        <draw:frame draw:style-name="gr15" draw:text-style-name="P11" draw:layer="layout" svg:width="4.8cm" svg:height="1cm" svg:x="13.469cm" svg:y="8.079cm">
          <draw:text-box>
            <text:p><text:span text:style-name="T13">Amplificateur</text:span></text:p>
          </draw:text-box>
        </draw:frame>
        <draw:frame draw:style-name="gr3" draw:text-style-name="P11" draw:layer="layout" svg:width="3.873cm" svg:height="0.963cm" svg:x="7.673cm" svg:y="8.06cm">
          <draw:text-box>
            <text:p><text:span text:style-name="T13">Microphone</text:span></text:p>
          </draw:text-box>
        </draw:frame>
        <draw:rect draw:style-name="gr63" draw:text-style-name="P19" draw:layer="layout" svg:width="4.573cm" svg:height="2cm" svg:x="19.4cm" svg:y="7.5cm">
          <text:p text:style-name="P1"><text:span text:style-name="T32">Haut-parleur</text:span></text:p>
        </draw:rect>
        <draw:line draw:style-name="gr21" draw:text-style-name="P1" draw:layer="layout" svg:x1="11.501cm" svg:y1="8.474cm" svg:x2="13.227cm" svg:y2="8.474cm">
          <text:p/>
        </draw:line>
        <draw:line draw:style-name="gr21" draw:text-style-name="P1" draw:layer="layout" svg:x1="17.8cm" svg:y1="8.474cm" svg:x2="19.4cm" svg:y2="8.474cm">
          <text:p/>
        </draw:line>
        <draw:frame draw:style-name="gr3" draw:text-style-name="P7" draw:layer="layout" svg:width="2cm" svg:height="0.963cm" svg:x="1.2cm" svg:y="8.837cm">
          <draw:text-box>
            <text:p><text:span text:style-name="T17">E(p)</text:span></text:p>
          </draw:text-box>
        </draw:frame>
        <draw:frame draw:style-name="gr3" draw:text-style-name="P7" draw:layer="layout" svg:width="2cm" svg:height="0.963cm" svg:x="25.2cm" svg:y="8.837cm">
          <draw:text-box>
            <text:p><text:span text:style-name="T17">S(p)</text:span></text:p>
          </draw:text-box>
        </draw:frame>
        <draw:rect draw:style-name="gr22" draw:text-style-name="P1" draw:layer="layout" svg:width="8.6cm" svg:height="2cm" svg:x="9.6cm" svg:y="12.3cm">
          <text:p/>
        </draw:rect>
        <draw:frame draw:style-name="gr15" draw:text-style-name="P20" draw:layer="layout" svg:width="8.6cm" svg:height="1cm" svg:x="9.7cm" svg:y="12.8cm">
          <draw:text-box>
            <text:p><text:span text:style-name="T33">Feedback (avec atténuation)</text:span></text:p>
          </draw:text-box>
        </draw:frame>
        <draw:custom-shape draw:style-name="gr64" draw:text-style-name="P1" draw:layer="layout" svg:width="17cm" svg:height="3.2cm" svg:x="7.3cm" svg:y="6.9cm">
          <text:p/>
          <draw:enhanced-geometry svg:viewBox="0 0 21600 21600" draw:type="rectangle" draw:enhanced-path="M 0 0 L 21600 0 21600 21600 0 21600 0 0 Z N"/>
        </draw:custom-shape>
        <draw:frame draw:style-name="gr3" draw:text-style-name="P21" draw:layer="layout" svg:width="1.8cm" svg:height="0.963cm" svg:x="14.4cm" svg:y="5.9cm">
          <draw:text-box>
            <text:p><text:span text:style-name="T34">G(p)</text:span></text:p>
          </draw:text-box>
        </draw:frame>
        <draw:frame draw:style-name="gr65" draw:text-style-name="P7" draw:layer="layout" svg:width="0.9cm" svg:height="1.1cm" svg:x="13.4cm" svg:y="14.3cm">
          <draw:text-box>
            <text:p><text:span text:style-name="T5">α</text:span></text:p>
          </draw:text-box>
        </draw:frame>
        <draw:frame draw:style-name="gr55" draw:text-style-name="P1" draw:layer="layout" svg:width="7.8cm" svg:height="2.36cm" svg:x="2.2cm" svg:y="16.8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_5f_1" style:display-name="Standard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_5f_1" style:display-name="Standard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_5f_2" style:display-name="Standard_2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_5f_2" style:display-name="Standard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29T14:16:21.17</meta:creation-date>
    <meta:editing-duration>PT9H18M29S</meta:editing-duration>
    <meta:editing-cycles>17</meta:editing-cycles>
    <dc:date>2019-03-17T15:26:40.03</dc:date>
    <meta:generator>OpenOffice/4.1.6$Win32 OpenOffice.org_project/416m1$Build-9790</meta:generator>
    <dc:creator>Mathieu Sarrat</dc:creator>
    <meta:document-statistic meta:object-count="1376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p</mi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i>p</mi>
              </mrow>
              <mo fence="true" stretchy="false">)</mo>
            </mrow>
          </mrow>
          <mrow>
            <mrow>
              <mn>1</mn>
              <mo stretchy="false">−</mo>
              <mi mathvariant="normal">α</mi>
            </mrow>
            <mi>G</mi>
            <mrow>
              <mo fence="true" stretchy="false">(</mo>
              <mrow>
                <mi>p</mi>
              </mrow>
              <mo fence="true" stretchy="false">)</mo>
            </mrow>
          </mrow>
        </mfrac>
      </mrow>
    </mrow>
    <annotation encoding="StarMath 5.0">H( p ) = {G(p)} over {1 - %alpha G(p)} </annotation>
  </semantics>
</math>
</file>

<file path=Object 10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 mathvariant="normal">ω</mi>
            </mrow>
          </mrow>
          <mo fence="true" stretchy="false">)</mo>
        </mrow>
        <mo stretchy="false">=</mo>
        <mfrac>
          <mfrac>
            <mi>R</mi>
            <mrow>
              <mrow>
                <mn>1</mn>
                <mo stretchy="false">+</mo>
                <mi>j</mi>
              </mrow>
              <mi>R</mi>
              <mi>C</mi>
              <mi mathvariant="normal">ω</mi>
            </mrow>
          </mfrac>
          <mrow>
            <mi>R</mi>
            <mo stretchy="false">+</mo>
            <mfrac>
              <mn>1</mn>
              <mrow>
                <mi mathvariant="italic">jC</mi>
                <mi mathvariant="normal">ω</mi>
              </mrow>
            </mfrac>
            <mo stretchy="false">+</mo>
            <mfrac>
              <mi>R</mi>
              <mrow>
                <mrow>
                  <mn>1</mn>
                  <mo stretchy="false">+</mo>
                  <mi mathvariant="italic">jRC</mi>
                </mrow>
                <mi mathvariant="normal">ω</mi>
              </mrow>
            </mfrac>
          </mrow>
        </mfrac>
        <mo stretchy="false">=</mo>
        <mfrac>
          <mn>1</mn>
          <mrow>
            <mrow>
              <mn>3</mn>
              <mo stretchy="false">+</mo>
              <mi>j</mi>
            </mrow>
            <mrow>
              <mo fence="true" stretchy="false">(</mo>
              <mrow>
                <mrow>
                  <mfrac>
                    <mi mathvariant="normal">ω</mi>
                    <msub>
                      <mi mathvariant="normal">ω</mi>
                      <mn>0</mn>
                    </msub>
                  </mfrac>
                  <mo stretchy="false">−</mo>
                  <mfrac>
                    <msub>
                      <mi mathvariant="normal">ω</mi>
                      <mn>0</mn>
                    </msub>
                    <mi mathvariant="normal">ω</mi>
                  </mfrac>
                </mrow>
              </mrow>
              <mo fence="true" stretchy="false">)</mo>
            </mrow>
          </mrow>
        </mfrac>
      </mrow>
    </mrow>
    <annotation encoding="StarMath 5.0">B( j %omega ) = { {R} over {1 + j R C %omega} } over {R + {1}over{jC%omega} + {R}over{1+jRC %omega}  } = 1 over {3 + j(%omega over %omega_0 - %omega_0 over %omega) }</annotation>
  </semantics>
</math>
</file>

<file path=Object 11/content.xml><?xml version="1.0" encoding="utf-8"?>
<math xmlns="http://www.w3.org/1998/Math/MathML" display="block">
  <semantics>
    <mrow>
      <mi mathvariant="italic">arg</mi>
      <mrow>
        <mrow>
          <mo fence="true" stretchy="false">[</mo>
          <mrow>
            <mrow>
              <mi>A</mi>
              <mrow>
                <mo fence="true" stretchy="false">(</mo>
                <mrow>
                  <mrow>
                    <mi>j</mi>
                    <mi mathvariant="normal">ω</mi>
                  </mrow>
                </mrow>
                <mo fence="true" stretchy="false">)</mo>
              </mrow>
              <mi>B</mi>
              <mrow>
                <mo fence="true" stretchy="false">(</mo>
                <mrow>
                  <mrow>
                    <mi>j</mi>
                    <mi mathvariant="normal">ω</mi>
                  </mrow>
                </mrow>
                <mo fence="true" stretchy="false">)</mo>
              </mrow>
            </mrow>
          </mrow>
          <mo fence="true" stretchy="false">]</mo>
        </mrow>
        <mo stretchy="false">=</mo>
        <mi mathvariant="italic">arg</mi>
      </mrow>
      <mrow>
        <mfrac>
          <mi>G</mi>
          <mrow>
            <mrow>
              <mn>3</mn>
              <mo stretchy="false">+</mo>
              <mi>j</mi>
            </mrow>
            <mrow>
              <mo fence="true" stretchy="false">(</mo>
              <mrow>
                <mrow>
                  <mfrac>
                    <mi mathvariant="normal">ω</mi>
                    <msub>
                      <mi mathvariant="normal">ω</mi>
                      <mn>0</mn>
                    </msub>
                  </mfrac>
                  <mo stretchy="false">−</mo>
                  <mfrac>
                    <msub>
                      <mi mathvariant="normal">ω</mi>
                      <mn>0</mn>
                    </msub>
                    <mi mathvariant="normal">ω</mi>
                  </mfrac>
                </mrow>
              </mrow>
              <mo fence="true" stretchy="false">)</mo>
            </mrow>
          </mrow>
        </mfrac>
        <mo stretchy="false">=</mo>
        <mi mathvariant="italic">arg</mi>
      </mrow>
      <mrow>
        <mrow>
          <mo fence="true" stretchy="false">[</mo>
          <mrow>
            <mrow>
              <mrow>
                <mn>3</mn>
                <mo stretchy="false">−</mo>
                <mi>j</mi>
              </mrow>
              <mrow>
                <mo fence="true" stretchy="false">(</mo>
                <mrow>
                  <mrow>
                    <mfrac>
                      <mi mathvariant="normal">ω</mi>
                      <msub>
                        <mi mathvariant="normal">ω</mi>
                        <mn>0</mn>
                      </msub>
                    </mfrac>
                    <mo stretchy="false">−</mo>
                    <mfrac>
                      <msub>
                        <mi mathvariant="normal">ω</mi>
                        <mn>0</mn>
                      </msub>
                      <mi mathvariant="normal">ω</mi>
                    </mfrac>
                  </mrow>
                </mrow>
                <mo fence="true" stretchy="false">)</mo>
              </mrow>
            </mrow>
          </mrow>
          <mo fence="true" stretchy="false">]</mo>
        </mrow>
        <mo stretchy="false">=</mo>
        <mn>0</mn>
      </mrow>
    </mrow>
    <annotation encoding="StarMath 5.0">arg[ A(j%omega)B(j%omega) ] = arg {G} over {3 + j(%omega over %omega_0 - %omega_0 over %omega)} = arg [ 3- j (%omega over %omega_0 - %omega_0 over %omega) ] = 0</annotation>
  </semantics>
</math>
</file>

<file path=Object 12/content.xml><?xml version="1.0" encoding="utf-8"?>
<math xmlns="http://www.w3.org/1998/Math/MathML" display="block">
  <semantics>
    <mstyle color="red">
      <mrow>
        <mi mathvariant="normal">ω</mi>
        <mo stretchy="false">=</mo>
        <msub>
          <mi mathvariant="normal">ω</mi>
          <mn>0</mn>
        </msub>
      </mrow>
    </mstyle>
    <annotation encoding="StarMath 5.0"> color red {%omega = %omega_0} </annotation>
  </semantics>
</math>
</file>

<file path=Object 13/content.xml><?xml version="1.0" encoding="utf-8"?>
<math xmlns="http://www.w3.org/1998/Math/MathML" display="block">
  <semantics>
    <mstyle color="blue">
      <mrow>
        <mi>A</mi>
        <mrow>
          <mo fence="true" stretchy="false">(</mo>
          <mrow>
            <mrow>
              <mi>j</mi>
              <mi mathvariant="normal">ω</mi>
            </mrow>
          </mrow>
          <mo fence="true" stretchy="false">)</mo>
        </mrow>
        <mi>B</mi>
        <mrow>
          <mrow>
            <mo fence="true" stretchy="false">(</mo>
            <mrow>
              <mrow>
                <mi>j</mi>
                <mi mathvariant="normal">ω</mi>
              </mrow>
            </mrow>
            <mo fence="true" stretchy="false">)</mo>
          </mrow>
          <mo stretchy="false">=</mo>
          <mn>1</mn>
        </mrow>
      </mrow>
    </mstyle>
    <annotation encoding="StarMath 5.0">color blue {A( j%omega )B( j%omega ) = 1}</annotation>
  </semantics>
</math>
</file>

<file path=Object 14/content.xml><?xml version="1.0" encoding="utf-8"?>
<math xmlns="http://www.w3.org/1998/Math/MathML" display="block">
  <semantics>
    <mstyle color="red">
      <mrow>
        <mi>G</mi>
        <mo stretchy="false">=</mo>
        <mn>3</mn>
      </mrow>
    </mstyle>
    <annotation encoding="StarMath 5.0"> color red {G = 3} 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stretchy="false">(</mo>
          <mrow>
            <mi>p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+</mo>
              <mfrac>
                <msub>
                  <mi>R</mi>
                  <mn>3</mn>
                </msub>
                <msub>
                  <mi>R</mi>
                  <mn>2</mn>
                </msub>
              </mfrac>
            </mrow>
          </mrow>
          <mo fence="true" stretchy="false">)</mo>
        </mrow>
      </mrow>
      <mi mathvariant="normal">β</mi>
      <mfrac>
        <msub>
          <mi>T</mi>
          <mn>0</mn>
        </msub>
        <mrow>
          <mrow>
            <mn>1</mn>
            <mo stretchy="false">+</mo>
            <mi mathvariant="normal">τ</mi>
          </mrow>
          <mi>p</mi>
        </mrow>
      </mfrac>
    </mrow>
    <annotation encoding="StarMath 5.0">A(p) =  (1 + { R_{3}} over { R_{2}}) %beta { T_{0}} over {1 + %tau p}   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p</mi>
          </mrow>
          <mo fence="true" stretchy="false">)</mo>
        </mrow>
        <mo stretchy="false">=</mo>
        <mi mathvariant="normal">α</mi>
      </mrow>
    </mrow>
    <annotation encoding="StarMath 5.0">B( p ) = %alpha </annotation>
  </semantics>
</math>
</file>

<file path=Object 4/content.xml><?xml version="1.0" encoding="utf-8"?>
<math xmlns="http://www.w3.org/1998/Math/MathML" display="block">
  <semantics>
    <mrow>
      <msub>
        <mi>H</mi>
        <mi mathvariant="italic">BO</mi>
      </msub>
      <mrow>
        <mrow>
          <mo fence="true" stretchy="false">(</mo>
          <mrow>
            <mi>p</mi>
          </mrow>
          <mo fence="true" stretchy="false">)</mo>
        </mrow>
        <mo stretchy="false">=</mo>
        <mi>A</mi>
      </mrow>
      <mrow>
        <mo fence="true" stretchy="false">(</mo>
        <mrow>
          <mi>p</mi>
        </mrow>
        <mo fence="true" stretchy="false">)</mo>
      </mrow>
      <mi>B</mi>
      <mrow>
        <mrow>
          <mo fence="true" stretchy="false">(</mo>
          <mrow>
            <mi>p</mi>
          </mrow>
          <mo fence="true" stretchy="false">)</mo>
        </mrow>
        <mo stretchy="false">=</mo>
        <mfrac>
          <mrow>
            <mi mathvariant="normal">α</mi>
            <mi mathvariant="normal">β</mi>
            <msub>
              <mi>T</mi>
              <mn>0</mn>
            </msub>
            <mrow>
              <mo fence="true" stretchy="false">(</mo>
              <mrow>
                <mrow>
                  <mn>1</mn>
                  <mo stretchy="false">+</mo>
                  <mrow>
                    <msub>
                      <mi>R</mi>
                      <mn>3</mn>
                    </msub>
                    <mo stretchy="false">/</mo>
                    <msub>
                      <mi>R</mi>
                      <mn>2</mn>
                    </msub>
                  </mrow>
                </mrow>
              </mrow>
              <mo fence="true" stretchy="false">)</mo>
            </mrow>
          </mrow>
          <mrow>
            <mrow>
              <mn>1</mn>
              <mo stretchy="false">+</mo>
              <mi mathvariant="normal">τ</mi>
            </mrow>
            <mi>p</mi>
          </mrow>
        </mfrac>
      </mrow>
    </mrow>
    <annotation encoding="StarMath 5.0">H_{BO}(p) = A(p)B( p ) = { %alpha %beta T_{0}(1 + R_{3}/R_{2})} over {1 + %tau p} 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stretchy="false">(</mo>
          <mrow>
            <mi>p</mi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i>p</mi>
              </mrow>
              <mo fence="true" stretchy="false">)</mo>
            </mrow>
          </mrow>
          <mrow>
            <mi>B</mi>
            <mrow>
              <mo fence="true" stretchy="false">(</mo>
              <mrow>
                <mi>p</mi>
              </mrow>
              <mo fence="true" stretchy="false">)</mo>
            </mrow>
          </mrow>
        </mfrac>
        <mo stretchy="false">=</mo>
        <mfrac>
          <mrow>
            <msub>
              <mi>T</mi>
              <mn>0</mn>
            </msub>
            <mi mathvariant="normal">β</mi>
            <mrow>
              <mo fence="true" stretchy="false">(</mo>
              <mrow>
                <mrow>
                  <mn>1</mn>
                  <mo stretchy="false">+</mo>
                  <mrow>
                    <msub>
                      <mi>R</mi>
                      <mn>3</mn>
                    </msub>
                    <mo stretchy="false">/</mo>
                    <msub>
                      <mi>R</mi>
                      <mn>2</mn>
                    </msub>
                  </mrow>
                </mrow>
              </mrow>
              <mo fence="true" stretchy="false">)</mo>
            </mrow>
          </mrow>
          <mrow>
            <mrow>
              <mn>1</mn>
              <mo stretchy="false">+</mo>
              <mi mathvariant="normal">τ</mi>
            </mrow>
            <mrow>
              <mi>p</mi>
              <mo stretchy="false">+</mo>
              <mi mathvariant="normal">α</mi>
            </mrow>
            <mi mathvariant="normal">β</mi>
            <msub>
              <mi>T</mi>
              <mn>0</mn>
            </msub>
            <mrow>
              <mo fence="true" stretchy="false">(</mo>
              <mrow>
                <mrow>
                  <mn>1</mn>
                  <mo stretchy="false">+</mo>
                  <mrow>
                    <msub>
                      <mi>R</mi>
                      <mn>3</mn>
                    </msub>
                    <mo stretchy="false">/</mo>
                    <msub>
                      <mi>R</mi>
                      <mn>2</mn>
                    </msub>
                  </mrow>
                </mrow>
              </mrow>
              <mo fence="true" stretchy="false">)</mo>
            </mrow>
          </mrow>
        </mfrac>
      </mrow>
    </mrow>
    <annotation encoding="StarMath 5.0">H( p ) = {A(p)} over {B(p)} = {T_0 %beta (1 + R_3/R_2)} over {1 + %tau p + %alpha %beta T_0 (1 + R_3/R_2)}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i>p</mi>
          </mrow>
          <mo fence="true" stretchy="false">)</mo>
        </mrow>
        <mo stretchy="false">=</mo>
        <mfrac>
          <msub>
            <mi>H</mi>
            <mn>0</mn>
          </msub>
          <mrow>
            <mrow>
              <mn>1</mn>
              <mo stretchy="false">+</mo>
              <msub>
                <mi mathvariant="normal">τ</mi>
                <mi mathvariant="italic">BF</mi>
              </msub>
            </mrow>
            <mi>p</mi>
          </mrow>
        </mfrac>
      </mrow>
    </mrow>
    <annotation encoding="StarMath 5.0">H( p ) = {H_0} over {1 + %tau_{BF} p} </annotation>
  </semantics>
</math>
</file>

<file path=Object 7/content.xml><?xml version="1.0" encoding="utf-8"?>
<math xmlns="http://www.w3.org/1998/Math/MathML" display="block">
  <semantics>
    <mrow>
      <msub>
        <mi>H</mi>
        <mn>0</mn>
      </msub>
      <mo stretchy="false">=</mo>
      <mfrac>
        <mrow>
          <msub>
            <mi>T</mi>
            <mn>0</mn>
          </msub>
          <mi mathvariant="normal">β</mi>
          <mrow>
            <mo fence="true" stretchy="false">(</mo>
            <mrow>
              <mrow>
                <mn>1</mn>
                <mo stretchy="false">+</mo>
                <mrow>
                  <msub>
                    <mi>R</mi>
                    <mn>3</mn>
                  </msub>
                  <mo stretchy="false">/</mo>
                  <msub>
                    <mi>R</mi>
                    <mn>2</mn>
                  </msub>
                </mrow>
              </mrow>
            </mrow>
            <mo fence="true" stretchy="false">)</mo>
          </mrow>
        </mrow>
        <mrow>
          <mrow>
            <mn>1</mn>
            <mo stretchy="false">+</mo>
            <mi mathvariant="normal">α</mi>
          </mrow>
          <msub>
            <mi>T</mi>
            <mn>0</mn>
          </msub>
          <mi mathvariant="normal">β</mi>
          <mrow>
            <mo fence="true" stretchy="false">(</mo>
            <mrow>
              <mrow>
                <mn>1</mn>
                <mo stretchy="false">+</mo>
                <mrow>
                  <msub>
                    <mi>R</mi>
                    <mn>3</mn>
                  </msub>
                  <mo stretchy="false">/</mo>
                  <msub>
                    <mi>R</mi>
                    <mn>2</mn>
                  </msub>
                </mrow>
              </mrow>
            </mrow>
            <mo fence="true" stretchy="false">)</mo>
          </mrow>
        </mrow>
      </mfrac>
    </mrow>
    <annotation encoding="StarMath 5.0">H_0 = {T_0 %beta (1 + R_3/R_2)} over {1 + %alpha T_0 %beta (1 + R_3/R_2)  }</annotation>
  </semantics>
</math>
</file>

<file path=Object 8/content.xml><?xml version="1.0" encoding="utf-8"?>
<math xmlns="http://www.w3.org/1998/Math/MathML" display="block">
  <semantics>
    <mrow>
      <msub>
        <mi mathvariant="normal">τ</mi>
        <mi mathvariant="italic">BF</mi>
      </msub>
      <mo stretchy="false">=</mo>
      <mfrac>
        <mi mathvariant="normal">τ</mi>
        <mrow>
          <mrow>
            <mn>1</mn>
            <mo stretchy="false">+</mo>
            <mi mathvariant="normal">α</mi>
          </mrow>
          <msub>
            <mi>T</mi>
            <mn>0</mn>
          </msub>
          <mi mathvariant="normal">β</mi>
          <mrow>
            <mo fence="true" stretchy="false">(</mo>
            <mrow>
              <mrow>
                <mn>1</mn>
                <mo stretchy="false">+</mo>
                <mrow>
                  <msub>
                    <mi>R</mi>
                    <mn>3</mn>
                  </msub>
                  <mo stretchy="false">/</mo>
                  <msub>
                    <mi>R</mi>
                    <mn>2</mn>
                  </msub>
                </mrow>
              </mrow>
            </mrow>
            <mo fence="true" stretchy="false">)</mo>
          </mrow>
        </mrow>
      </mfrac>
    </mrow>
    <annotation encoding="StarMath 5.0">%tau_{BF}= {%tau} over {1 + %alpha T_0 %beta (1 + R_3/R_2)  }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j</mi>
              <mi mathvariant="normal">ω</mi>
            </mrow>
          </mrow>
          <mo fence="true" stretchy="false">)</mo>
        </mrow>
        <mo stretchy="false">=</mo>
        <mfrac>
          <mrow>
            <msub>
              <mi>R</mi>
              <mn>1</mn>
            </msub>
            <mo stretchy="false">+</mo>
            <msub>
              <mi>R</mi>
              <mn>2</mn>
            </msub>
          </mrow>
          <msub>
            <mi>R</mi>
            <mn>1</mn>
          </msub>
        </mfrac>
        <mo stretchy="false">=</mo>
        <mi>G</mi>
      </mrow>
    </mrow>
    <annotation encoding="StarMath 5.0">A( j%omega ) = {R_1 + R_2 } over {R_1 } = G</annotation>
  </semantics>
</math>
</file>